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26.9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9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Коефициенти - Първ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15]" office:value-type="float" office:value="0.00260643499999991" calcext:value-type="float">
            <text:p>0.002606435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828571428571429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.8</text:p>
          </table:table-cell>
          <table:table-cell table:formula="of:= 1 - [.G16]" office:value-type="float" office:value="0.012845088" calcext:value-type="float">
            <text:p>0.012845088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696428571428571" calcext:value-type="float">
            <text:p>0.70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table:formula="of:= 1 - [.G17]" office:value-type="float" office:value="0.036179066" calcext:value-type="float">
            <text:p>0.036179066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583333333333333" calcext:value-type="float">
            <text:p>0.58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table:formula="of:= 1 - [.G18]" office:value-type="float" office:value="0.07636943" calcext:value-type="float">
            <text:p>0.07636943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5" calcext:value-type="float">
            <text:p>0.50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formula="of:= 1 - [.G19]" office:value-type="float" office:value="0.134440545" calcext:value-type="float">
            <text:p>0.134440545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5.1893742" calcext:value-type="float">
            <text:p>95.19</text:p>
          </table:table-cell>
          <table:table-cell table:style-name="ce5"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01" calcext:value-type="float">
            <text:p>0.01</text:p>
          </table:table-cell>
          <table:table-cell table:formula="of:= 100 * [.I15] * [.I22] / [.$D15]" office:value-type="float" office:value="0.108" calcext:value-type="float">
            <text:p>0.108</text:p>
          </table:table-cell>
          <table:table-cell table:formula="of:= 100 * [.J15] * [.J22] / [.$D15]" office:value-type="float" office:value="0.424" calcext:value-type="float">
            <text:p>0.424</text:p>
          </table:table-cell>
          <table:table-cell table:formula="of:= 100 * [.K15] * [.K22] / [.$D15]" office:value-type="float" office:value="0.637" calcext:value-type="float">
            <text:p>0.637</text:p>
          </table:table-cell>
          <table:table-cell table:formula="of:= 100 * [.L15] * [.L22] / [.$D15]" office:value-type="float" office:value="1.152" calcext:value-type="float">
            <text:p>1.152</text:p>
          </table:table-cell>
          <table:table-cell table:formula="of:= 100 * [.M15] * [.M22] / [.$D15]" office:value-type="float" office:value="1.985" calcext:value-type="float">
            <text:p>1.985</text:p>
          </table:table-cell>
          <table:table-cell table:formula="of:= 100 * [.N15] * [.N22] / [.$D15]" office:value-type="float" office:value="3.352" calcext:value-type="float">
            <text:p>3.352</text:p>
          </table:table-cell>
          <table:table-cell table:formula="of:= 100 * [.O15] * [.O22] / [.$D15]" office:value-type="float" office:value="3.843" calcext:value-type="float">
            <text:p>3.843</text:p>
          </table:table-cell>
          <table:table-cell table:formula="of:= 100 * [.P15] * [.P22] / [.$D15]" office:value-type="float" office:value="4.3" calcext:value-type="float">
            <text:p>4.3</text:p>
          </table:table-cell>
          <table:table-cell table:formula="of:= 100 * [.Q15] * [.Q22] / [.$D15]" office:value-type="float" office:value="3.185" calcext:value-type="float">
            <text:p>3.185</text:p>
          </table:table-cell>
          <table:table-cell table:formula="of:= 100 * [.R15] * [.R22] / [.$D15]" office:value-type="float" office:value="4.3461" calcext:value-type="float">
            <text:p>4.3461</text:p>
          </table:table-cell>
          <table:table-cell table:formula="of:= 100 * [.S15] * [.S22] / [.$D15]" office:value-type="float" office:value="5.5544" calcext:value-type="float">
            <text:p>5.5544</text:p>
          </table:table-cell>
          <table:table-cell table:formula="of:= 100 * [.T15] * [.T22] / [.$D15]" office:value-type="float" office:value="6.9531" calcext:value-type="float">
            <text:p>6.9531</text:p>
          </table:table-cell>
          <table:table-cell table:formula="of:= 100 * [.U15] * [.U22] / [.$D15]" office:value-type="float" office:value="8.2752" calcext:value-type="float">
            <text:p>8.2752</text:p>
          </table:table-cell>
          <table:table-cell table:formula="of:= 100 * [.V15] * [.V22] / [.$D15]" office:value-type="float" office:value="9.3705" calcext:value-type="float">
            <text:p>9.3705</text:p>
          </table:table-cell>
          <table:table-cell table:formula="of:= 100 * [.W15] * [.W22] / [.$D15]" office:value-type="float" office:value="10.0148" calcext:value-type="float">
            <text:p>10.0148</text:p>
          </table:table-cell>
          <table:table-cell table:formula="of:= 100 * [.X15] * [.X22] / [.$D15]" office:value-type="float" office:value="9.9453" calcext:value-type="float">
            <text:p>9.9453</text:p>
          </table:table-cell>
          <table:table-cell table:formula="of:= 100 * [.Y15] * [.Y22] / [.$D15]" office:value-type="float" office:value="8.4296" calcext:value-type="float">
            <text:p>8.4296</text:p>
          </table:table-cell>
          <table:table-cell table:formula="of:= 100 * [.Z15] * [.Z22] / [.$D15]" office:value-type="float" office:value="5.3904" calcext:value-type="float">
            <text:p>5.3904</text:p>
          </table:table-cell>
          <table:table-cell table:formula="of:= 100 * [.AA15] * [.AA22] / [.$D15]" office:value-type="float" office:value="3.411" calcext:value-type="float">
            <text:p>3.411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7889475" calcext:value-type="float">
            <text:p>0.7889475</text:p>
          </table:table-cell>
          <table:table-cell table:formula="of:= 100 * [.AD15] * [.AD22] / [.$D15]" office:value-type="float" office:value="0.64818" calcext:value-type="float">
            <text:p>0.64818</text:p>
          </table:table-cell>
          <table:table-cell table:formula="of:= 100 * [.AE15] * [.AE22] / [.$D15]" office:value-type="float" office:value="0.631312" calcext:value-type="float">
            <text:p>0.631312</text:p>
          </table:table-cell>
          <table:table-cell table:formula="of:= 100 * [.AF15] * [.AF22] / [.$D15]" office:value-type="float" office:value="0.573459" calcext:value-type="float">
            <text:p>0.573459</text:p>
          </table:table-cell>
          <table:table-cell table:formula="of:= 100 * [.AG15] * [.AG22] / [.$D15]" office:value-type="float" office:value="0.457378" calcext:value-type="float">
            <text:p>0.457378</text:p>
          </table:table-cell>
          <table:table-cell table:formula="of:= 100 * [.AH15] * [.AH22] / [.$D15]" office:value-type="float" office:value="0.272946" calcext:value-type="float">
            <text:p>0.272946</text:p>
          </table:table-cell>
          <table:table-cell table:formula="of:= 100 * [.AI15] * [.AI22] / [.$D15]" office:value-type="float" office:value="0.162133" calcext:value-type="float">
            <text:p>0.162133</text:p>
          </table:table-cell>
          <table:table-cell table:formula="of:= 100 * [.AJ15] * [.AJ22] / [.$D15]" office:value-type="float" office:value="0.0762282" calcext:value-type="float">
            <text:p>0.0762282</text:p>
          </table:table-cell>
          <table:table-cell table:formula="of:= 100 * [.AK15] * [.AK22] / [.$D15]" office:value-type="float" office:value="0.0445905" calcext:value-type="float">
            <text:p>0.0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95.8962334310345" calcext:value-type="float">
            <text:p>95.90</text:p>
          </table:table-cell>
          <table:table-cell table:style-name="ce5"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0189655172413793" calcext:value-type="float">
            <text:p>0.0189655172</text:p>
          </table:table-cell>
          <table:table-cell table:formula="of:= 100 * [.I16] * [.I23] / [.$D16]" office:value-type="float" office:value="0.108620689655172" calcext:value-type="float">
            <text:p>0.1086206897</text:p>
          </table:table-cell>
          <table:table-cell table:formula="of:= 100 * [.J16] * [.J23] / [.$D16]" office:value-type="float" office:value="0.331034482758621" calcext:value-type="float">
            <text:p>0.3310344828</text:p>
          </table:table-cell>
          <table:table-cell table:formula="of:= 100 * [.K16] * [.K23] / [.$D16]" office:value-type="float" office:value="0.725344827586207" calcext:value-type="float">
            <text:p>0.7253448276</text:p>
          </table:table-cell>
          <table:table-cell table:formula="of:= 100 * [.L16] * [.L23] / [.$D16]" office:value-type="float" office:value="1.32827586206897" calcext:value-type="float">
            <text:p>1.3282758621</text:p>
          </table:table-cell>
          <table:table-cell table:formula="of:= 100 * [.M16] * [.M23] / [.$D16]" office:value-type="float" office:value="2.29137931034483" calcext:value-type="float">
            <text:p>2.2913793103</text:p>
          </table:table-cell>
          <table:table-cell table:formula="of:= 100 * [.N16] * [.N23] / [.$D16]" office:value-type="float" office:value="3.3951724137931" calcext:value-type="float">
            <text:p>3.3951724138</text:p>
          </table:table-cell>
          <table:table-cell table:formula="of:= 100 * [.O16] * [.O23] / [.$D16]" office:value-type="float" office:value="4.29879310344828" calcext:value-type="float">
            <text:p>4.2987931034</text:p>
          </table:table-cell>
          <table:table-cell table:formula="of:= 100 * [.P16] * [.P23] / [.$D16]" office:value-type="float" office:value="4.50793103448276" calcext:value-type="float">
            <text:p>4.5079310345</text:p>
          </table:table-cell>
          <table:table-cell table:formula="of:= 100 * [.Q16] * [.Q23] / [.$D16]" office:value-type="float" office:value="3.45896551724138" calcext:value-type="float">
            <text:p>3.4589655172</text:p>
          </table:table-cell>
          <table:table-cell table:formula="of:= 100 * [.R16] * [.R23] / [.$D16]" office:value-type="float" office:value="4.61296551724138" calcext:value-type="float">
            <text:p>4.6129655172</text:p>
          </table:table-cell>
          <table:table-cell table:formula="of:= 100 * [.S16] * [.S23] / [.$D16]" office:value-type="float" office:value="5.93062068965517" calcext:value-type="float">
            <text:p>5.9306206897</text:p>
          </table:table-cell>
          <table:table-cell table:formula="of:= 100 * [.T16] * [.T23] / [.$D16]" office:value-type="float" office:value="7.2121724137931" calcext:value-type="float">
            <text:p>7.2121724138</text:p>
          </table:table-cell>
          <table:table-cell table:formula="of:= 100 * [.U16] * [.U23] / [.$D16]" office:value-type="float" office:value="8.44137931034483" calcext:value-type="float">
            <text:p>8.4413793103</text:p>
          </table:table-cell>
          <table:table-cell table:formula="of:= 100 * [.V16] * [.V23] / [.$D16]" office:value-type="float" office:value="9.37086206896552" calcext:value-type="float">
            <text:p>9.370862069</text:p>
          </table:table-cell>
          <table:table-cell table:formula="of:= 100 * [.W16] * [.W23] / [.$D16]" office:value-type="float" office:value="9.85310344827586" calcext:value-type="float">
            <text:p>9.8531034483</text:p>
          </table:table-cell>
          <table:table-cell table:formula="of:= 100 * [.X16] * [.X23] / [.$D16]" office:value-type="float" office:value="9.56353448275862" calcext:value-type="float">
            <text:p>9.5635344828</text:p>
          </table:table-cell>
          <table:table-cell table:formula="of:= 100 * [.Y16] * [.Y23] / [.$D16]" office:value-type="float" office:value="8.15913793103448" calcext:value-type="float">
            <text:p>8.159137931</text:p>
          </table:table-cell>
          <table:table-cell table:formula="of:= 100 * [.Z16] * [.Z23] / [.$D16]" office:value-type="float" office:value="5.13139655172414" calcext:value-type="float">
            <text:p>5.1313965517</text:p>
          </table:table-cell>
          <table:table-cell table:formula="of:= 100 * [.AA16] * [.AA23] / [.$D16]" office:value-type="float" office:value="3.18768103448276" calcext:value-type="float">
            <text:p>3.1876810345</text:p>
          </table:table-cell>
          <table:table-cell table:formula="of:= 100 * [.AB16] * [.AB23] / [.$D16]" office:value-type="float" office:value="0.784887931034483" calcext:value-type="float">
            <text:p>0.784887931</text:p>
          </table:table-cell>
          <table:table-cell table:formula="of:= 100 * [.AC16] * [.AC23] / [.$D16]" office:value-type="float" office:value="0.715889224137931" calcext:value-type="float">
            <text:p>0.7158892241</text:p>
          </table:table-cell>
          <table:table-cell table:formula="of:= 100 * [.AD16] * [.AD23] / [.$D16]" office:value-type="float" office:value="0.577231896551724" calcext:value-type="float">
            <text:p>0.5772318966</text:p>
          </table:table-cell>
          <table:table-cell table:formula="of:= 100 * [.AE16] * [.AE23] / [.$D16]" office:value-type="float" office:value="0.553124827586207" calcext:value-type="float">
            <text:p>0.5531248276</text:p>
          </table:table-cell>
          <table:table-cell table:formula="of:= 100 * [.AF16] * [.AF23] / [.$D16]" office:value-type="float" office:value="0.493096034482759" calcext:value-type="float">
            <text:p>0.4930960345</text:p>
          </table:table-cell>
          <table:table-cell table:formula="of:= 100 * [.AG16] * [.AG23] / [.$D16]" office:value-type="float" office:value="0.388049655172414" calcext:value-type="float">
            <text:p>0.3880496552</text:p>
          </table:table-cell>
          <table:table-cell table:formula="of:= 100 * [.AH16] * [.AH23] / [.$D16]" office:value-type="float" office:value="0.227643793103448" calcext:value-type="float">
            <text:p>0.2276437931</text:p>
          </table:table-cell>
          <table:table-cell table:formula="of:= 100 * [.AI16] * [.AI23] / [.$D16]" office:value-type="float" office:value="0.132394655172414" calcext:value-type="float">
            <text:p>0.1323946552</text:p>
          </table:table-cell>
          <table:table-cell table:formula="of:= 100 * [.AJ16] * [.AJ23] / [.$D16]" office:value-type="float" office:value="0.061294724137931" calcext:value-type="float">
            <text:p>0.0612947241</text:p>
          </table:table-cell>
          <table:table-cell table:formula="of:= 100 * [.AK16] * [.AK23] / [.$D16]" office:value-type="float" office:value="0.0352844827586207" calcext:value-type="float">
            <text:p>0.0352844828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95.9571154153846" calcext:value-type="float">
            <text:p>95.96</text:p>
          </table:table-cell>
          <table:table-cell table:style-name="ce5"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0174358974358974" calcext:value-type="float">
            <text:p>0.0174358974</text:p>
          </table:table-cell>
          <table:table-cell table:formula="of:= 100 * [.I17] * [.I24] / [.$D17]" office:value-type="float" office:value="0.123230769230769" calcext:value-type="float">
            <text:p>0.1232307692</text:p>
          </table:table-cell>
          <table:table-cell table:formula="of:= 100 * [.J17] * [.J24] / [.$D17]" office:value-type="float" office:value="0.386461538461538" calcext:value-type="float">
            <text:p>0.3864615385</text:p>
          </table:table-cell>
          <table:table-cell table:formula="of:= 100 * [.K17] * [.K24] / [.$D17]" office:value-type="float" office:value="0.853282051282051" calcext:value-type="float">
            <text:p>0.8532820513</text:p>
          </table:table-cell>
          <table:table-cell table:formula="of:= 100 * [.L17] * [.L24] / [.$D17]" office:value-type="float" office:value="1.57692307692308" calcext:value-type="float">
            <text:p>1.5769230769</text:p>
          </table:table-cell>
          <table:table-cell table:formula="of:= 100 * [.M17] * [.M24] / [.$D17]" office:value-type="float" office:value="2.57358974358974" calcext:value-type="float">
            <text:p>2.5735897436</text:p>
          </table:table-cell>
          <table:table-cell table:formula="of:= 100 * [.N17] * [.N24] / [.$D17]" office:value-type="float" office:value="3.6705641025641" calcext:value-type="float">
            <text:p>3.6705641026</text:p>
          </table:table-cell>
          <table:table-cell table:formula="of:= 100 * [.O17] * [.O24] / [.$D17]" office:value-type="float" office:value="4.60230769230769" calcext:value-type="float">
            <text:p>4.6023076923</text:p>
          </table:table-cell>
          <table:table-cell table:formula="of:= 100 * [.P17] * [.P24] / [.$D17]" office:value-type="float" office:value="4.84923076923077" calcext:value-type="float">
            <text:p>4.8492307692</text:p>
          </table:table-cell>
          <table:table-cell table:formula="of:= 100 * [.Q17] * [.Q24] / [.$D17]" office:value-type="float" office:value="3.66589743589744" calcext:value-type="float">
            <text:p>3.6658974359</text:p>
          </table:table-cell>
          <table:table-cell table:formula="of:= 100 * [.R17] * [.R24] / [.$D17]" office:value-type="float" office:value="4.83830769230769" calcext:value-type="float">
            <text:p>4.8383076923</text:p>
          </table:table-cell>
          <table:table-cell table:formula="of:= 100 * [.S17] * [.S24] / [.$D17]" office:value-type="float" office:value="6.05091282051282" calcext:value-type="float">
            <text:p>6.0509128205</text:p>
          </table:table-cell>
          <table:table-cell table:formula="of:= 100 * [.T17] * [.T24] / [.$D17]" office:value-type="float" office:value="7.33804615384616" calcext:value-type="float">
            <text:p>7.3380461538</text:p>
          </table:table-cell>
          <table:table-cell table:formula="of:= 100 * [.U17] * [.U24] / [.$D17]" office:value-type="float" office:value="8.45378461538462" calcext:value-type="float">
            <text:p>8.4537846154</text:p>
          </table:table-cell>
          <table:table-cell table:formula="of:= 100 * [.V17] * [.V24] / [.$D17]" office:value-type="float" office:value="9.28948717948718" calcext:value-type="float">
            <text:p>9.2894871795</text:p>
          </table:table-cell>
          <table:table-cell table:formula="of:= 100 * [.W17] * [.W24] / [.$D17]" office:value-type="float" office:value="9.62488205128205" calcext:value-type="float">
            <text:p>9.6248820513</text:p>
          </table:table-cell>
          <table:table-cell table:formula="of:= 100 * [.X17] * [.X24] / [.$D17]" office:value-type="float" office:value="9.21278461538462" calcext:value-type="float">
            <text:p>9.2127846154</text:p>
          </table:table-cell>
          <table:table-cell table:formula="of:= 100 * [.Y17] * [.Y24] / [.$D17]" office:value-type="float" office:value="7.69805128205128" calcext:value-type="float">
            <text:p>7.6980512821</text:p>
          </table:table-cell>
          <table:table-cell table:formula="of:= 100 * [.Z17] * [.Z24] / [.$D17]" office:value-type="float" office:value="4.77240512820513" calcext:value-type="float">
            <text:p>4.7724051282</text:p>
          </table:table-cell>
          <table:table-cell table:formula="of:= 100 * [.AA17] * [.AA24] / [.$D17]" office:value-type="float" office:value="2.92338974358974" calcext:value-type="float">
            <text:p>2.9233897436</text:p>
          </table:table-cell>
          <table:table-cell table:formula="of:= 100 * [.AB17] * [.AB24] / [.$D17]" office:value-type="float" office:value="0.710071282051282" calcext:value-type="float">
            <text:p>0.7100712821</text:p>
          </table:table-cell>
          <table:table-cell table:formula="of:= 100 * [.AC17] * [.AC24] / [.$D17]" office:value-type="float" office:value="0.636929230769231" calcext:value-type="float">
            <text:p>0.6369292308</text:p>
          </table:table-cell>
          <table:table-cell table:formula="of:= 100 * [.AD17] * [.AD24] / [.$D17]" office:value-type="float" office:value="0.504957435897436" calcext:value-type="float">
            <text:p>0.5049574359</text:p>
          </table:table-cell>
          <table:table-cell table:formula="of:= 100 * [.AE17] * [.AE24] / [.$D17]" office:value-type="float" office:value="0.476309948717949" calcext:value-type="float">
            <text:p>0.4763099487</text:p>
          </table:table-cell>
          <table:table-cell table:formula="of:= 100 * [.AF17] * [.AF24] / [.$D17]" office:value-type="float" office:value="0.417296615384615" calcext:value-type="float">
            <text:p>0.4172966154</text:p>
          </table:table-cell>
          <table:table-cell table:formula="of:= 100 * [.AG17] * [.AG24] / [.$D17]" office:value-type="float" office:value="0.322694769230769" calcext:value-type="float">
            <text:p>0.3226947692</text:p>
          </table:table-cell>
          <table:table-cell table:formula="of:= 100 * [.AH17] * [.AH24] / [.$D17]" office:value-type="float" office:value="0.185805384615385" calcext:value-type="float">
            <text:p>0.1858053846</text:p>
          </table:table-cell>
          <table:table-cell table:formula="of:= 100 * [.AI17] * [.AI24] / [.$D17]" office:value-type="float" office:value="0.106368102564103" calcext:value-type="float">
            <text:p>0.1063681026</text:p>
          </table:table-cell>
          <table:table-cell table:formula="of:= 100 * [.AJ17] * [.AJ24] / [.$D17]" office:value-type="float" office:value="0.0483568205128205" calcext:value-type="float">
            <text:p>0.0483568205</text:p>
          </table:table-cell>
          <table:table-cell table:formula="of:= 100 * [.AK17] * [.AK24] / [.$D17]" office:value-type="float" office:value="0.0273514666666667" calcext:value-type="float">
            <text:p>0.0273514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96.5240598367347" calcext:value-type="float">
            <text:p>96.52</text:p>
          </table:table-cell>
          <table:table-cell table:style-name="ce5"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0304081632653061" calcext:value-type="float">
            <text:p>0.0304081633</text:p>
          </table:table-cell>
          <table:table-cell table:formula="of:= 100 * [.I18] * [.I25] / [.$D18]" office:value-type="float" office:value="0.143816326530612" calcext:value-type="float">
            <text:p>0.1438163265</text:p>
          </table:table-cell>
          <table:table-cell table:formula="of:= 100 * [.J18] * [.J25] / [.$D18]" office:value-type="float" office:value="0.442938775510204" calcext:value-type="float">
            <text:p>0.4429387755</text:p>
          </table:table-cell>
          <table:table-cell table:formula="of:= 100 * [.K18] * [.K25] / [.$D18]" office:value-type="float" office:value="0.939714285714286" calcext:value-type="float">
            <text:p>0.9397142857</text:p>
          </table:table-cell>
          <table:table-cell table:formula="of:= 100 * [.L18] * [.L25] / [.$D18]" office:value-type="float" office:value="1.79951020408163" calcext:value-type="float">
            <text:p>1.7995102041</text:p>
          </table:table-cell>
          <table:table-cell table:formula="of:= 100 * [.M18] * [.M25] / [.$D18]" office:value-type="float" office:value="2.85367346938776" calcext:value-type="float">
            <text:p>2.8536734694</text:p>
          </table:table-cell>
          <table:table-cell table:formula="of:= 100 * [.N18] * [.N25] / [.$D18]" office:value-type="float" office:value="4.07330612244898" calcext:value-type="float">
            <text:p>4.0733061224</text:p>
          </table:table-cell>
          <table:table-cell table:formula="of:= 100 * [.O18] * [.O25] / [.$D18]" office:value-type="float" office:value="5.01165306122449" calcext:value-type="float">
            <text:p>5.0116530612</text:p>
          </table:table-cell>
          <table:table-cell table:formula="of:= 100 * [.P18] * [.P25] / [.$D18]" office:value-type="float" office:value="5.22502040816327" calcext:value-type="float">
            <text:p>5.2250204082</text:p>
          </table:table-cell>
          <table:table-cell table:formula="of:= 100 * [.Q18] * [.Q25] / [.$D18]" office:value-type="float" office:value="3.90595918367347" calcext:value-type="float">
            <text:p>3.9059591837</text:p>
          </table:table-cell>
          <table:table-cell table:formula="of:= 100 * [.R18] * [.R25] / [.$D18]" office:value-type="float" office:value="5.06778979591837" calcext:value-type="float">
            <text:p>5.0677897959</text:p>
          </table:table-cell>
          <table:table-cell table:formula="of:= 100 * [.S18] * [.S25] / [.$D18]" office:value-type="float" office:value="6.27748571428571" calcext:value-type="float">
            <text:p>6.2774857143</text:p>
          </table:table-cell>
          <table:table-cell table:formula="of:= 100 * [.T18] * [.T25] / [.$D18]" office:value-type="float" office:value="7.45915714285714" calcext:value-type="float">
            <text:p>7.4591571429</text:p>
          </table:table-cell>
          <table:table-cell table:formula="of:= 100 * [.U18] * [.U25] / [.$D18]" office:value-type="float" office:value="8.46787346938776" calcext:value-type="float">
            <text:p>8.4678734694</text:p>
          </table:table-cell>
          <table:table-cell table:formula="of:= 100 * [.V18] * [.V25] / [.$D18]" office:value-type="float" office:value="9.1925612244898" calcext:value-type="float">
            <text:p>9.1925612245</text:p>
          </table:table-cell>
          <table:table-cell table:formula="of:= 100 * [.W18] * [.W25] / [.$D18]" office:value-type="float" office:value="9.38847346938776" calcext:value-type="float">
            <text:p>9.3884734694</text:p>
          </table:table-cell>
          <table:table-cell table:formula="of:= 100 * [.X18] * [.X25] / [.$D18]" office:value-type="float" office:value="8.84414081632653" calcext:value-type="float">
            <text:p>8.8441408163</text:p>
          </table:table-cell>
          <table:table-cell table:formula="of:= 100 * [.Y18] * [.Y25] / [.$D18]" office:value-type="float" office:value="7.29944081632653" calcext:value-type="float">
            <text:p>7.2994408163</text:p>
          </table:table-cell>
          <table:table-cell table:formula="of:= 100 * [.Z18] * [.Z25] / [.$D18]" office:value-type="float" office:value="4.44615306122449" calcext:value-type="float">
            <text:p>4.4461530612</text:p>
          </table:table-cell>
          <table:table-cell table:formula="of:= 100 * [.AA18] * [.AA25] / [.$D18]" office:value-type="float" office:value="2.6821887755102" calcext:value-type="float">
            <text:p>2.6821887755</text:p>
          </table:table-cell>
          <table:table-cell table:formula="of:= 100 * [.AB18] * [.AB25] / [.$D18]" office:value-type="float" office:value="0.640218163265306" calcext:value-type="float">
            <text:p>0.6402181633</text:p>
          </table:table-cell>
          <table:table-cell table:formula="of:= 100 * [.AC18] * [.AC25] / [.$D18]" office:value-type="float" office:value="0.566524285714286" calcext:value-type="float">
            <text:p>0.5665242857</text:p>
          </table:table-cell>
          <table:table-cell table:formula="of:= 100 * [.AD18] * [.AD25] / [.$D18]" office:value-type="float" office:value="0.441493367346939" calcext:value-type="float">
            <text:p>0.4414933673</text:p>
          </table:table-cell>
          <table:table-cell table:formula="of:= 100 * [.AE18] * [.AE25] / [.$D18]" office:value-type="float" office:value="0.408638612244898" calcext:value-type="float">
            <text:p>0.4086386122</text:p>
          </table:table-cell>
          <table:table-cell table:formula="of:= 100 * [.AF18] * [.AF25] / [.$D18]" office:value-type="float" office:value="0.352362612244898" calcext:value-type="float">
            <text:p>0.3523626122</text:p>
          </table:table-cell>
          <table:table-cell table:formula="of:= 100 * [.AG18] * [.AG25] / [.$D18]" office:value-type="float" office:value="0.267798857142857" calcext:value-type="float">
            <text:p>0.2677988571</text:p>
          </table:table-cell>
          <table:table-cell table:formula="of:= 100 * [.AH18] * [.AH25] / [.$D18]" office:value-type="float" office:value="0.151534204081633" calcext:value-type="float">
            <text:p>0.1515342041</text:p>
          </table:table-cell>
          <table:table-cell table:formula="of:= 100 * [.AI18] * [.AI25] / [.$D18]" office:value-type="float" office:value="0.0851279693877551" calcext:value-type="float">
            <text:p>0.0851279694</text:p>
          </table:table-cell>
          <table:table-cell table:formula="of:= 100 * [.AJ18] * [.AJ25] / [.$D18]" office:value-type="float" office:value="0.0380096408163265" calcext:value-type="float">
            <text:p>0.0380096408</text:p>
          </table:table-cell>
          <table:table-cell table:formula="of:= 100 * [.AK18] * [.AK25] / [.$D18]" office:value-type="float" office:value="0.0210878387755102" calcext:value-type="float">
            <text:p>0.0210878388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95.2000489171429" calcext:value-type="float">
            <text:p>95.20</text:p>
          </table:table-cell>
          <table:table-cell table:style-name="ce5"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034952380952381" calcext:value-type="float">
            <text:p>0.034952381</text:p>
          </table:table-cell>
          <table:table-cell table:formula="of:= 100 * [.I19] * [.I26] / [.$D19]" office:value-type="float" office:value="0.167914285714286" calcext:value-type="float">
            <text:p>0.1679142857</text:p>
          </table:table-cell>
          <table:table-cell table:formula="of:= 100 * [.J19] * [.J26] / [.$D19]" office:value-type="float" office:value="0.483580952380952" calcext:value-type="float">
            <text:p>0.4835809524</text:p>
          </table:table-cell>
          <table:table-cell table:formula="of:= 100 * [.K19] * [.K26] / [.$D19]" office:value-type="float" office:value="1.08606666666667" calcext:value-type="float">
            <text:p>1.0860666667</text:p>
          </table:table-cell>
          <table:table-cell table:formula="of:= 100 * [.L19] * [.L26] / [.$D19]" office:value-type="float" office:value="1.99417142857143" calcext:value-type="float">
            <text:p>1.9941714286</text:p>
          </table:table-cell>
          <table:table-cell table:formula="of:= 100 * [.M19] * [.M26] / [.$D19]" office:value-type="float" office:value="3.15242857142857" calcext:value-type="float">
            <text:p>3.1524285714</text:p>
          </table:table-cell>
          <table:table-cell table:formula="of:= 100 * [.N19] * [.N26] / [.$D19]" office:value-type="float" office:value="4.36346666666667" calcext:value-type="float">
            <text:p>4.3634666667</text:p>
          </table:table-cell>
          <table:table-cell table:formula="of:= 100 * [.O19] * [.O26] / [.$D19]" office:value-type="float" office:value="5.35957142857143" calcext:value-type="float">
            <text:p>5.3595714286</text:p>
          </table:table-cell>
          <table:table-cell table:formula="of:= 100 * [.P19] * [.P26] / [.$D19]" office:value-type="float" office:value="5.5075619047619" calcext:value-type="float">
            <text:p>5.5075619048</text:p>
          </table:table-cell>
          <table:table-cell table:formula="of:= 100 * [.Q19] * [.Q26] / [.$D19]" office:value-type="float" office:value="4.04727619047619" calcext:value-type="float">
            <text:p>4.0472761905</text:p>
          </table:table-cell>
          <table:table-cell table:formula="of:= 100 * [.R19] * [.R26] / [.$D19]" office:value-type="float" office:value="5.18173714285714" calcext:value-type="float">
            <text:p>5.1817371429</text:p>
          </table:table-cell>
          <table:table-cell table:formula="of:= 100 * [.S19] * [.S26] / [.$D19]" office:value-type="float" office:value="6.3344" calcext:value-type="float">
            <text:p>6.3344</text:p>
          </table:table-cell>
          <table:table-cell table:formula="of:= 100 * [.T19] * [.T26] / [.$D19]" office:value-type="float" office:value="7.41092666666667" calcext:value-type="float">
            <text:p>7.4109266667</text:p>
          </table:table-cell>
          <table:table-cell table:formula="of:= 100 * [.U19] * [.U26] / [.$D19]" office:value-type="float" office:value="8.31652" calcext:value-type="float">
            <text:p>8.31652</text:p>
          </table:table-cell>
          <table:table-cell table:formula="of:= 100 * [.V19] * [.V26] / [.$D19]" office:value-type="float" office:value="8.89567142857143" calcext:value-type="float">
            <text:p>8.8956714286</text:p>
          </table:table-cell>
          <table:table-cell table:formula="of:= 100 * [.W19] * [.W26] / [.$D19]" office:value-type="float" office:value="8.92412952380952" calcext:value-type="float">
            <text:p>8.9241295238</text:p>
          </table:table-cell>
          <table:table-cell table:formula="of:= 100 * [.X19] * [.X26] / [.$D19]" office:value-type="float" office:value="8.27835714285714" calcext:value-type="float">
            <text:p>8.2783571429</text:p>
          </table:table-cell>
          <table:table-cell table:formula="of:= 100 * [.Y19] * [.Y26] / [.$D19]" office:value-type="float" office:value="6.72206857142857" calcext:value-type="float">
            <text:p>6.7220685714</text:p>
          </table:table-cell>
          <table:table-cell table:formula="of:= 100 * [.Z19] * [.Z26] / [.$D19]" office:value-type="float" office:value="4.03967714285714" calcext:value-type="float">
            <text:p>4.0396771429</text:p>
          </table:table-cell>
          <table:table-cell table:formula="of:= 100 * [.AA19] * [.AA26] / [.$D19]" office:value-type="float" office:value="2.39574095238095" calcext:value-type="float">
            <text:p>2.3957409524</text:p>
          </table:table-cell>
          <table:table-cell table:formula="of:= 100 * [.AB19] * [.AB26] / [.$D19]" office:value-type="float" office:value="0.561646571428571" calcext:value-type="float">
            <text:p>0.5616465714</text:p>
          </table:table-cell>
          <table:table-cell table:formula="of:= 100 * [.AC19] * [.AC26] / [.$D19]" office:value-type="float" office:value="0.4891865" calcext:value-type="float">
            <text:p>0.4891865</text:p>
          </table:table-cell>
          <table:table-cell table:formula="of:= 100 * [.AD19] * [.AD26] / [.$D19]" office:value-type="float" office:value="0.375141" calcext:value-type="float">
            <text:p>0.375141</text:p>
          </table:table-cell>
          <table:table-cell table:formula="of:= 100 * [.AE19] * [.AE26] / [.$D19]" office:value-type="float" office:value="0.341696380952381" calcext:value-type="float">
            <text:p>0.341696381</text:p>
          </table:table-cell>
          <table:table-cell table:formula="of:= 100 * [.AF19] * [.AF26] / [.$D19]" office:value-type="float" office:value="0.2891722" calcext:value-type="float">
            <text:p>0.2891722</text:p>
          </table:table-cell>
          <table:table-cell table:formula="of:= 100 * [.AG19] * [.AG26] / [.$D19]" office:value-type="float" office:value="0.215940361904762" calcext:value-type="float">
            <text:p>0.2159403619</text:p>
          </table:table-cell>
          <table:table-cell table:formula="of:= 100 * [.AH19] * [.AH26] / [.$D19]" office:value-type="float" office:value="0.120012" calcext:value-type="float">
            <text:p>0.120012</text:p>
          </table:table-cell>
          <table:table-cell table:formula="of:= 100 * [.AI19] * [.AI26] / [.$D19]" office:value-type="float" office:value="0.0662056190476191" calcext:value-type="float">
            <text:p>0.066205619</text:p>
          </table:table-cell>
          <table:table-cell table:formula="of:= 100 * [.AJ19] * [.AJ26] / [.$D19]" office:value-type="float" office:value="0.0290305504761905" calcext:value-type="float">
            <text:p>0.0290305505</text:p>
          </table:table-cell>
          <table:table-cell table:formula="of:= 100 * [.AK19] * [.AK26] / [.$D19]" office:value-type="float" office:value="0.0157986857142857" calcext:value-type="float">
            <text:p>0.0157986857</text:p>
          </table:table-cell>
          <table:table-cell table:number-columns-repeated="987"/>
        </table:table-row>
      </table:table>
      <table:table table:name="Коефициенти - Втори Вариант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7" table:number-columns-repeated="31" table:default-cell-style-name="Default"/>
        <table:table-column table:style-name="co6" table:number-columns-repeated="956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553019549 / 1000000000" office:value-type="float" office:value="0.553019549" calcext:value-type="float">
            <text:p>0.553019549</text:p>
          </table:table-cell>
          <table:table-cell table:formula="of:= 373996505 / 1000000000" office:value-type="float" office:value="0.373996505" calcext:value-type="float">
            <text:p>0.373996505</text:p>
          </table:table-cell>
          <table:table-cell table:formula="of:= 68911059 / 1000000000" office:value-type="float" office:value="0.068911059" calcext:value-type="float">
            <text:p>0.068911059</text:p>
          </table:table-cell>
          <table:table-cell table:formula="of:= 4007312 / 1000000000" office:value-type="float" office:value="0.004007312" calcext:value-type="float">
            <text:p>0.004007312</text:p>
          </table:table-cell>
          <table:table-cell table:formula="of:= 65349 / 1000000000" office:value-type="float" office:value="0.000065349" calcext:value-type="float">
            <text:p>0.000065349</text:p>
          </table:table-cell>
          <table:table-cell table:formula="of:= 226 / 1000000000" office:value-type="float" office:value="0.000000226" calcext:value-type="float">
            <text:p>0.000000226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12625" calcext:value-type="float">
            <text:p>93.50</text:p>
          </table:table-cell>
          <table:table-cell table:style-name="ce3" table:formula="of:= 100 * [.I10] * [.I11]" office:value-type="float" office:value="93.02992965" calcext:value-type="float">
            <text:p>93.03</text:p>
          </table:table-cell>
          <table:table-cell table:style-name="ce3" table:formula="of:= 100 * SUM([.J10:.Q10]) * [.J11]" office:value-type="float" office:value="93.676401" calcext:value-type="float">
            <text:p>93.68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15]" office:value-type="float" office:value="0.145922326" calcext:value-type="float">
            <text:p>0.145922326</text:p>
          </table:table-cell>
          <table:table-cell table:style-name="ce5" office:value-type="string" calcext:value-type="string">
            <text:p>Вероятност</text:p>
          </table:table-cell>
          <table:table-cell table:formula="of:= 854077674 / 1000000000" office:value-type="float" office:value="0.854077674" calcext:value-type="float">
            <text:p>0.854077674</text:p>
          </table:table-cell>
          <table:table-cell table:formula="of:= 2 / 1000000000" office:value-type="float" office:value="0.000000002" calcext:value-type="float">
            <text:p>0.000000002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0 / 1000000000" office:value-type="float" office:value="0.00000004" calcext:value-type="float">
            <text:p>0.00000004</text:p>
          </table:table-cell>
          <table:table-cell table:formula="of:= 96 / 1000000000" office:value-type="float" office:value="0.000000096" calcext:value-type="float">
            <text:p>0.000000096</text:p>
          </table:table-cell>
          <table:table-cell table:formula="of:= 211 / 1000000000" office:value-type="float" office:value="0.000000211" calcext:value-type="float">
            <text:p>0.000000211</text:p>
          </table:table-cell>
          <table:table-cell table:formula="of:= 397 / 1000000000" office:value-type="float" office:value="0.000000397" calcext:value-type="float">
            <text:p>0.000000397</text:p>
          </table:table-cell>
          <table:table-cell table:formula="of:= 747 / 1000000000" office:value-type="float" office:value="0.000000747" calcext:value-type="float">
            <text:p>0.000000747</text:p>
          </table:table-cell>
          <table:table-cell table:formula="of:= 1287 / 1000000000" office:value-type="float" office:value="0.000001287" calcext:value-type="float">
            <text:p>0.000001287</text:p>
          </table:table-cell>
          <table:table-cell table:formula="of:= 2003 / 1000000000" office:value-type="float" office:value="0.000002003" calcext:value-type="float">
            <text:p>0.000002003</text:p>
          </table:table-cell>
          <table:table-cell table:formula="of:= 3224 / 1000000000" office:value-type="float" office:value="0.000003224" calcext:value-type="float">
            <text:p>0.000003224</text:p>
          </table:table-cell>
          <table:table-cell table:formula="of:= 4707 / 1000000000" office:value-type="float" office:value="0.000004707" calcext:value-type="float">
            <text:p>0.000004707</text:p>
          </table:table-cell>
          <table:table-cell table:formula="of:= 7162 / 1000000000" office:value-type="float" office:value="0.000007162" calcext:value-type="float">
            <text:p>0.000007162</text:p>
          </table:table-cell>
          <table:table-cell table:formula="of:= 9812 / 1000000000" office:value-type="float" office:value="0.000009812" calcext:value-type="float">
            <text:p>0.000009812</text:p>
          </table:table-cell>
          <table:table-cell table:formula="of:= 13794 / 1000000000" office:value-type="float" office:value="0.000013794" calcext:value-type="float">
            <text:p>0.000013794</text:p>
          </table:table-cell>
          <table:table-cell table:formula="of:= 18865 / 1000000000" office:value-type="float" office:value="0.000018865" calcext:value-type="float">
            <text:p>0.000018865</text:p>
          </table:table-cell>
          <table:table-cell table:formula="of:= 24794 / 1000000000" office:value-type="float" office:value="0.000024794" calcext:value-type="float">
            <text:p>0.000024794</text:p>
          </table:table-cell>
          <table:table-cell table:formula="of:= 32811 / 1000000000" office:value-type="float" office:value="0.000032811" calcext:value-type="float">
            <text:p>0.000032811</text:p>
          </table:table-cell>
          <table:table-cell table:formula="of:= 41770 / 1000000000" office:value-type="float" office:value="0.00004177" calcext:value-type="float">
            <text:p>0.00004177</text:p>
          </table:table-cell>
          <table:table-cell table:formula="of:= 53638 / 1000000000" office:value-type="float" office:value="0.000053638" calcext:value-type="float">
            <text:p>0.000053638</text:p>
          </table:table-cell>
          <table:table-cell table:formula="of:= 68527 / 1000000000" office:value-type="float" office:value="0.000068527" calcext:value-type="float">
            <text:p>0.000068527</text:p>
          </table:table-cell>
          <table:table-cell table:formula="of:= 85357 / 1000000000" office:value-type="float" office:value="0.000085357" calcext:value-type="float">
            <text:p>0.000085357</text:p>
          </table:table-cell>
          <table:table-cell table:formula="of:= 105638 / 1000000000" office:value-type="float" office:value="0.000105638" calcext:value-type="float">
            <text:p>0.000105638</text:p>
          </table:table-cell>
          <table:table-cell table:formula="of:= 130613 / 1000000000" office:value-type="float" office:value="0.000130613" calcext:value-type="float">
            <text:p>0.000130613</text:p>
          </table:table-cell>
          <table:table-cell table:formula="of:= 158717 / 1000000000" office:value-type="float" office:value="0.000158717" calcext:value-type="float">
            <text:p>0.000158717</text:p>
          </table:table-cell>
          <table:table-cell table:formula="of:= 191222 / 1000000000" office:value-type="float" office:value="0.000191222" calcext:value-type="float">
            <text:p>0.000191222</text:p>
          </table:table-cell>
          <table:table-cell table:formula="of:= 228961 / 1000000000" office:value-type="float" office:value="0.000228961" calcext:value-type="float">
            <text:p>0.000228961</text:p>
          </table:table-cell>
          <table:table-cell table:formula="of:= 272524 / 1000000000" office:value-type="float" office:value="0.000272524" calcext:value-type="float">
            <text:p>0.000272524</text:p>
          </table:table-cell>
          <table:table-cell table:formula="of:= 324250 / 1000000000" office:value-type="float" office:value="0.00032425" calcext:value-type="float">
            <text:p>0.00032425</text:p>
          </table:table-cell>
          <table:table-cell table:formula="of:= 381430 / 1000000000" office:value-type="float" office:value="0.00038143" calcext:value-type="float">
            <text:p>0.00038143</text:p>
          </table:table-cell>
          <table:table-cell table:formula="of:= 446702 / 1000000000" office:value-type="float" office:value="0.000446702" calcext:value-type="float">
            <text:p>0.000446702</text:p>
          </table:table-cell>
          <table:table-cell table:formula="of:= 523055 / 1000000000" office:value-type="float" office:value="0.000523055" calcext:value-type="float">
            <text:p>0.000523055</text:p>
          </table:table-cell>
          <table:table-cell table:formula="of:= 605358 / 1000000000" office:value-type="float" office:value="0.000605358" calcext:value-type="float">
            <text:p>0.000605358</text:p>
          </table:table-cell>
          <table:table-cell table:formula="of:= 698896 / 1000000000" office:value-type="float" office:value="0.000698896" calcext:value-type="float">
            <text:p>0.000698896</text:p>
          </table:table-cell>
          <table:table-cell table:formula="of:= 804510 / 1000000000" office:value-type="float" office:value="0.00080451" calcext:value-type="float">
            <text:p>0.00080451</text:p>
          </table:table-cell>
          <table:table-cell table:formula="of:= 924140 / 1000000000" office:value-type="float" office:value="0.00092414" calcext:value-type="float">
            <text:p>0.00092414</text:p>
          </table:table-cell>
          <table:table-cell table:formula="of:= 1056308 / 1000000000" office:value-type="float" office:value="0.001056308" calcext:value-type="float">
            <text:p>0.001056308</text:p>
          </table:table-cell>
          <table:table-cell table:formula="of:= 1203982 / 1000000000" office:value-type="float" office:value="0.001203982" calcext:value-type="float">
            <text:p>0.001203982</text:p>
          </table:table-cell>
          <table:table-cell table:formula="of:= 1363937 / 1000000000" office:value-type="float" office:value="0.001363937" calcext:value-type="float">
            <text:p>0.001363937</text:p>
          </table:table-cell>
          <table:table-cell table:formula="of:= 1547383 / 1000000000" office:value-type="float" office:value="0.001547383" calcext:value-type="float">
            <text:p>0.001547383</text:p>
          </table:table-cell>
          <table:table-cell table:formula="of:= 1743007 / 1000000000" office:value-type="float" office:value="0.001743007" calcext:value-type="float">
            <text:p>0.001743007</text:p>
          </table:table-cell>
          <table:table-cell table:formula="of:= 1963460 / 1000000000" office:value-type="float" office:value="0.00196346" calcext:value-type="float">
            <text:p>0.00196346</text:p>
          </table:table-cell>
          <table:table-cell table:formula="of:= 2200824 / 1000000000" office:value-type="float" office:value="0.002200824" calcext:value-type="float">
            <text:p>0.002200824</text:p>
          </table:table-cell>
          <table:table-cell table:formula="of:= 2464238 / 1000000000" office:value-type="float" office:value="0.002464238" calcext:value-type="float">
            <text:p>0.002464238</text:p>
          </table:table-cell>
          <table:table-cell table:formula="of:= 2750008 / 1000000000" office:value-type="float" office:value="0.002750008" calcext:value-type="float">
            <text:p>0.002750008</text:p>
          </table:table-cell>
          <table:table-cell table:formula="of:= 3064151 / 1000000000" office:value-type="float" office:value="0.003064151" calcext:value-type="float">
            <text:p>0.003064151</text:p>
          </table:table-cell>
          <table:table-cell table:formula="of:= 3402802 / 1000000000" office:value-type="float" office:value="0.003402802" calcext:value-type="float">
            <text:p>0.003402802</text:p>
          </table:table-cell>
          <table:table-cell table:formula="of:= 3769368 / 1000000000" office:value-type="float" office:value="0.003769368" calcext:value-type="float">
            <text:p>0.003769368</text:p>
          </table:table-cell>
          <table:table-cell table:formula="of:= 4172659 / 1000000000" office:value-type="float" office:value="0.004172659" calcext:value-type="float">
            <text:p>0.004172659</text:p>
          </table:table-cell>
          <table:table-cell table:formula="of:= 4609330 / 1000000000" office:value-type="float" office:value="0.00460933" calcext:value-type="float">
            <text:p>0.00460933</text:p>
          </table:table-cell>
          <table:table-cell table:formula="of:= 5078725 / 1000000000" office:value-type="float" office:value="0.005078725" calcext:value-type="float">
            <text:p>0.005078725</text:p>
          </table:table-cell>
          <table:table-cell table:formula="of:= 5584360 / 1000000000" office:value-type="float" office:value="0.00558436" calcext:value-type="float">
            <text:p>0.00558436</text:p>
          </table:table-cell>
          <table:table-cell table:formula="of:= 6131828 / 1000000000" office:value-type="float" office:value="0.006131828" calcext:value-type="float">
            <text:p>0.006131828</text:p>
          </table:table-cell>
          <table:table-cell table:formula="of:= 6719758 / 1000000000" office:value-type="float" office:value="0.006719758" calcext:value-type="float">
            <text:p>0.006719758</text:p>
          </table:table-cell>
          <table:table-cell table:formula="of:= 7362906 / 1000000000" office:value-type="float" office:value="0.007362906" calcext:value-type="float">
            <text:p>0.007362906</text:p>
          </table:table-cell>
          <table:table-cell table:formula="of:= 8039203 / 1000000000" office:value-type="float" office:value="0.008039203" calcext:value-type="float">
            <text:p>0.008039203</text:p>
          </table:table-cell>
          <table:table-cell table:formula="of:= 8775585 / 1000000000" office:value-type="float" office:value="0.008775585" calcext:value-type="float">
            <text:p>0.008775585</text:p>
          </table:table-cell>
          <table:table-cell table:formula="of:= 9552541 / 1000000000" office:value-type="float" office:value="0.009552541" calcext:value-type="float">
            <text:p>0.009552541</text:p>
          </table:table-cell>
          <table:table-cell table:formula="of:= 10393846 / 1000000000" office:value-type="float" office:value="0.010393846" calcext:value-type="float">
            <text:p>0.010393846</text:p>
          </table:table-cell>
          <table:table-cell table:formula="of:= 11285964 / 1000000000" office:value-type="float" office:value="0.011285964" calcext:value-type="float">
            <text:p>0.011285964</text:p>
          </table:table-cell>
          <table:table-cell table:formula="of:= 12249356 / 1000000000" office:value-type="float" office:value="0.012249356" calcext:value-type="float">
            <text:p>0.012249356</text:p>
          </table:table-cell>
          <table:table-cell table:formula="of:= 13271523 / 1000000000" office:value-type="float" office:value="0.013271523" calcext:value-type="float">
            <text:p>0.01327152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814285714285714" calcext:value-type="float">
            <text:p>0.81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table:formula="of:= 1 - [.G16]" office:value-type="float" office:value="0.396104984" calcext:value-type="float">
            <text:p>0.396104984</text:p>
          </table:table-cell>
          <table:table-cell table:style-name="ce5" office:value-type="string" calcext:value-type="string">
            <text:p>Вероятност</text:p>
          </table:table-cell>
          <table:table-cell table:formula="of:= 603895016 / 1000000000" office:value-type="float" office:value="0.603895016" calcext:value-type="float">
            <text:p>0.603895016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70 / 1000000000" office:value-type="float" office:value="0.00000007" calcext:value-type="float">
            <text:p>0.00000007</text:p>
          </table:table-cell>
          <table:table-cell table:formula="of:= 220 / 1000000000" office:value-type="float" office:value="0.00000022" calcext:value-type="float">
            <text:p>0.00000022</text:p>
          </table:table-cell>
          <table:table-cell table:formula="of:= 623 / 1000000000" office:value-type="float" office:value="0.000000623" calcext:value-type="float">
            <text:p>0.000000623</text:p>
          </table:table-cell>
          <table:table-cell table:formula="of:= 1359 / 1000000000" office:value-type="float" office:value="0.000001359" calcext:value-type="float">
            <text:p>0.000001359</text:p>
          </table:table-cell>
          <table:table-cell table:formula="of:= 2631 / 1000000000" office:value-type="float" office:value="0.000002631" calcext:value-type="float">
            <text:p>0.000002631</text:p>
          </table:table-cell>
          <table:table-cell table:formula="of:= 4752 / 1000000000" office:value-type="float" office:value="0.000004752" calcext:value-type="float">
            <text:p>0.000004752</text:p>
          </table:table-cell>
          <table:table-cell table:formula="of:= 8175 / 1000000000" office:value-type="float" office:value="0.000008175" calcext:value-type="float">
            <text:p>0.000008175</text:p>
          </table:table-cell>
          <table:table-cell table:formula="of:= 12868 / 1000000000" office:value-type="float" office:value="0.000012868" calcext:value-type="float">
            <text:p>0.000012868</text:p>
          </table:table-cell>
          <table:table-cell table:formula="of:= 19861 / 1000000000" office:value-type="float" office:value="0.000019861" calcext:value-type="float">
            <text:p>0.000019861</text:p>
          </table:table-cell>
          <table:table-cell table:formula="of:= 29954 / 1000000000" office:value-type="float" office:value="0.000029954" calcext:value-type="float">
            <text:p>0.000029954</text:p>
          </table:table-cell>
          <table:table-cell table:formula="of:= 42519 / 1000000000" office:value-type="float" office:value="0.000042519" calcext:value-type="float">
            <text:p>0.000042519</text:p>
          </table:table-cell>
          <table:table-cell table:formula="of:= 59751 / 1000000000" office:value-type="float" office:value="0.000059751" calcext:value-type="float">
            <text:p>0.000059751</text:p>
          </table:table-cell>
          <table:table-cell table:formula="of:= 80950 / 1000000000" office:value-type="float" office:value="0.00008095" calcext:value-type="float">
            <text:p>0.00008095</text:p>
          </table:table-cell>
          <table:table-cell table:formula="of:= 109389 / 1000000000" office:value-type="float" office:value="0.000109389" calcext:value-type="float">
            <text:p>0.000109389</text:p>
          </table:table-cell>
          <table:table-cell table:formula="of:= 143485 / 1000000000" office:value-type="float" office:value="0.000143485" calcext:value-type="float">
            <text:p>0.000143485</text:p>
          </table:table-cell>
          <table:table-cell table:formula="of:= 185538 / 1000000000" office:value-type="float" office:value="0.000185538" calcext:value-type="float">
            <text:p>0.000185538</text:p>
          </table:table-cell>
          <table:table-cell table:formula="of:= 235660 / 1000000000" office:value-type="float" office:value="0.00023566" calcext:value-type="float">
            <text:p>0.00023566</text:p>
          </table:table-cell>
          <table:table-cell table:formula="of:= 296770 / 1000000000" office:value-type="float" office:value="0.00029677" calcext:value-type="float">
            <text:p>0.00029677</text:p>
          </table:table-cell>
          <table:table-cell table:formula="of:= 369977 / 1000000000" office:value-type="float" office:value="0.000369977" calcext:value-type="float">
            <text:p>0.000369977</text:p>
          </table:table-cell>
          <table:table-cell table:formula="of:= 455048 / 1000000000" office:value-type="float" office:value="0.000455048" calcext:value-type="float">
            <text:p>0.000455048</text:p>
          </table:table-cell>
          <table:table-cell table:formula="of:= 554406 / 1000000000" office:value-type="float" office:value="0.000554406" calcext:value-type="float">
            <text:p>0.000554406</text:p>
          </table:table-cell>
          <table:table-cell table:formula="of:= 669446 / 1000000000" office:value-type="float" office:value="0.000669446" calcext:value-type="float">
            <text:p>0.000669446</text:p>
          </table:table-cell>
          <table:table-cell table:formula="of:= 802438 / 1000000000" office:value-type="float" office:value="0.000802438" calcext:value-type="float">
            <text:p>0.000802438</text:p>
          </table:table-cell>
          <table:table-cell table:formula="of:= 954593 / 1000000000" office:value-type="float" office:value="0.000954593" calcext:value-type="float">
            <text:p>0.000954593</text:p>
          </table:table-cell>
          <table:table-cell table:formula="of:= 1125796 / 1000000000" office:value-type="float" office:value="0.001125796" calcext:value-type="float">
            <text:p>0.001125796</text:p>
          </table:table-cell>
          <table:table-cell table:formula="of:= 1320067 / 1000000000" office:value-type="float" office:value="0.001320067" calcext:value-type="float">
            <text:p>0.001320067</text:p>
          </table:table-cell>
          <table:table-cell table:formula="of:= 1535416 / 1000000000" office:value-type="float" office:value="0.001535416" calcext:value-type="float">
            <text:p>0.001535416</text:p>
          </table:table-cell>
          <table:table-cell table:formula="of:= 1779391 / 1000000000" office:value-type="float" office:value="0.001779391" calcext:value-type="float">
            <text:p>0.001779391</text:p>
          </table:table-cell>
          <table:table-cell table:formula="of:= 2047616 / 1000000000" office:value-type="float" office:value="0.002047616" calcext:value-type="float">
            <text:p>0.002047616</text:p>
          </table:table-cell>
          <table:table-cell table:formula="of:= 2345978 / 1000000000" office:value-type="float" office:value="0.002345978" calcext:value-type="float">
            <text:p>0.002345978</text:p>
          </table:table-cell>
          <table:table-cell table:formula="of:= 2675383 / 1000000000" office:value-type="float" office:value="0.002675383" calcext:value-type="float">
            <text:p>0.002675383</text:p>
          </table:table-cell>
          <table:table-cell table:formula="of:= 3034133 / 1000000000" office:value-type="float" office:value="0.003034133" calcext:value-type="float">
            <text:p>0.003034133</text:p>
          </table:table-cell>
          <table:table-cell table:formula="of:= 3429006 / 1000000000" office:value-type="float" office:value="0.003429006" calcext:value-type="float">
            <text:p>0.003429006</text:p>
          </table:table-cell>
          <table:table-cell table:formula="of:= 3854223 / 1000000000" office:value-type="float" office:value="0.003854223" calcext:value-type="float">
            <text:p>0.003854223</text:p>
          </table:table-cell>
          <table:table-cell table:formula="of:= 4313710 / 1000000000" office:value-type="float" office:value="0.00431371" calcext:value-type="float">
            <text:p>0.00431371</text:p>
          </table:table-cell>
          <table:table-cell table:formula="of:= 4817641 / 1000000000" office:value-type="float" office:value="0.004817641" calcext:value-type="float">
            <text:p>0.004817641</text:p>
          </table:table-cell>
          <table:table-cell table:formula="of:= 5350319 / 1000000000" office:value-type="float" office:value="0.005350319" calcext:value-type="float">
            <text:p>0.005350319</text:p>
          </table:table-cell>
          <table:table-cell table:formula="of:= 5924201 / 1000000000" office:value-type="float" office:value="0.005924201" calcext:value-type="float">
            <text:p>0.005924201</text:p>
          </table:table-cell>
          <table:table-cell table:formula="of:= 6539972 / 1000000000" office:value-type="float" office:value="0.006539972" calcext:value-type="float">
            <text:p>0.006539972</text:p>
          </table:table-cell>
          <table:table-cell table:formula="of:= 7192622 / 1000000000" office:value-type="float" office:value="0.007192622" calcext:value-type="float">
            <text:p>0.007192622</text:p>
          </table:table-cell>
          <table:table-cell table:formula="of:= 7889769 / 1000000000" office:value-type="float" office:value="0.007889769" calcext:value-type="float">
            <text:p>0.007889769</text:p>
          </table:table-cell>
          <table:table-cell table:formula="of:= 8626066 / 1000000000" office:value-type="float" office:value="0.008626066" calcext:value-type="float">
            <text:p>0.008626066</text:p>
          </table:table-cell>
          <table:table-cell table:formula="of:= 9395990 / 1000000000" office:value-type="float" office:value="0.00939599" calcext:value-type="float">
            <text:p>0.00939599</text:p>
          </table:table-cell>
          <table:table-cell table:formula="of:= 10206948 / 1000000000" office:value-type="float" office:value="0.010206948" calcext:value-type="float">
            <text:p>0.010206948</text:p>
          </table:table-cell>
          <table:table-cell table:formula="of:= 11062079 / 1000000000" office:value-type="float" office:value="0.011062079" calcext:value-type="float">
            <text:p>0.011062079</text:p>
          </table:table-cell>
          <table:table-cell table:formula="of:= 11946731 / 1000000000" office:value-type="float" office:value="0.011946731" calcext:value-type="float">
            <text:p>0.011946731</text:p>
          </table:table-cell>
          <table:table-cell table:formula="of:= 12872464 / 1000000000" office:value-type="float" office:value="0.012872464" calcext:value-type="float">
            <text:p>0.012872464</text:p>
          </table:table-cell>
          <table:table-cell table:formula="of:= 13825122 / 1000000000" office:value-type="float" office:value="0.013825122" calcext:value-type="float">
            <text:p>0.013825122</text:p>
          </table:table-cell>
          <table:table-cell table:formula="of:= 14810682 / 1000000000" office:value-type="float" office:value="0.014810682" calcext:value-type="float">
            <text:p>0.014810682</text:p>
          </table:table-cell>
          <table:table-cell table:formula="of:= 15831385 / 1000000000" office:value-type="float" office:value="0.015831385" calcext:value-type="float">
            <text:p>0.015831385</text:p>
          </table:table-cell>
          <table:table-cell table:formula="of:= 16884834 / 1000000000" office:value-type="float" office:value="0.016884834" calcext:value-type="float">
            <text:p>0.016884834</text:p>
          </table:table-cell>
          <table:table-cell table:formula="of:= 17936751 / 1000000000" office:value-type="float" office:value="0.017936751" calcext:value-type="float">
            <text:p>0.017936751</text:p>
          </table:table-cell>
          <table:table-cell table:formula="of:= 19010126 / 1000000000" office:value-type="float" office:value="0.019010126" calcext:value-type="float">
            <text:p>0.019010126</text:p>
          </table:table-cell>
          <table:table-cell table:formula="of:= 20100529 / 1000000000" office:value-type="float" office:value="0.020100529" calcext:value-type="float">
            <text:p>0.020100529</text:p>
          </table:table-cell>
          <table:table-cell table:formula="of:= 21194750 / 1000000000" office:value-type="float" office:value="0.02119475" calcext:value-type="float">
            <text:p>0.02119475</text:p>
          </table:table-cell>
          <table:table-cell table:formula="of:= 22300401 / 1000000000" office:value-type="float" office:value="0.022300401" calcext:value-type="float">
            <text:p>0.022300401</text:p>
          </table:table-cell>
          <table:table-cell table:formula="of:= 23388825 / 1000000000" office:value-type="float" office:value="0.023388825" calcext:value-type="float">
            <text:p>0.023388825</text:p>
          </table:table-cell>
          <table:table-cell table:formula="of:= 24457329 / 1000000000" office:value-type="float" office:value="0.024457329" calcext:value-type="float">
            <text:p>0.024457329</text:p>
          </table:table-cell>
          <table:table-cell table:formula="of:= 25513239 / 1000000000" office:value-type="float" office:value="0.025513239" calcext:value-type="float">
            <text:p>0.025513239</text:p>
          </table:table-cell>
          <table:table-cell table:formula="of:= 26524993 / 1000000000" office:value-type="float" office:value="0.026524993" calcext:value-type="float">
            <text:p>0.026524993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678571428571429" calcext:value-type="float">
            <text:p>0.6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 1 - [.G17]" office:value-type="float" office:value="0.638736863" calcext:value-type="float">
            <text:p>0.638736863</text:p>
          </table:table-cell>
          <table:table-cell table:style-name="ce5" office:value-type="string" calcext:value-type="string">
            <text:p>Вероятност</text:p>
          </table:table-cell>
          <table:table-cell table:formula="of:= 361263137 / 1000000000" office:value-type="float" office:value="0.361263137" calcext:value-type="float">
            <text:p>0.361263137</text:p>
          </table:table-cell>
          <table:table-cell table:formula="of:= 48 / 1000000000" office:value-type="float" office:value="0.000000048" calcext:value-type="float">
            <text:p>0.000000048</text:p>
          </table:table-cell>
          <table:table-cell table:formula="of:= 249 / 1000000000" office:value-type="float" office:value="0.000000249" calcext:value-type="float">
            <text:p>0.000000249</text:p>
          </table:table-cell>
          <table:table-cell table:formula="of:= 901 / 1000000000" office:value-type="float" office:value="0.000000901" calcext:value-type="float">
            <text:p>0.000000901</text:p>
          </table:table-cell>
          <table:table-cell table:formula="of:= 2258 / 1000000000" office:value-type="float" office:value="0.000002258" calcext:value-type="float">
            <text:p>0.000002258</text:p>
          </table:table-cell>
          <table:table-cell table:formula="of:= 5209 / 1000000000" office:value-type="float" office:value="0.000005209" calcext:value-type="float">
            <text:p>0.000005209</text:p>
          </table:table-cell>
          <table:table-cell table:formula="of:= 9873 / 1000000000" office:value-type="float" office:value="0.000009873" calcext:value-type="float">
            <text:p>0.000009873</text:p>
          </table:table-cell>
          <table:table-cell table:formula="of:= 17975 / 1000000000" office:value-type="float" office:value="0.000017975" calcext:value-type="float">
            <text:p>0.000017975</text:p>
          </table:table-cell>
          <table:table-cell table:formula="of:= 29747 / 1000000000" office:value-type="float" office:value="0.000029747" calcext:value-type="float">
            <text:p>0.000029747</text:p>
          </table:table-cell>
          <table:table-cell table:formula="of:= 47308 / 1000000000" office:value-type="float" office:value="0.000047308" calcext:value-type="float">
            <text:p>0.000047308</text:p>
          </table:table-cell>
          <table:table-cell table:formula="of:= 71881 / 1000000000" office:value-type="float" office:value="0.000071881" calcext:value-type="float">
            <text:p>0.000071881</text:p>
          </table:table-cell>
          <table:table-cell table:formula="of:= 104073 / 1000000000" office:value-type="float" office:value="0.000104073" calcext:value-type="float">
            <text:p>0.000104073</text:p>
          </table:table-cell>
          <table:table-cell table:formula="of:= 148015 / 1000000000" office:value-type="float" office:value="0.000148015" calcext:value-type="float">
            <text:p>0.000148015</text:p>
          </table:table-cell>
          <table:table-cell table:formula="of:= 203911 / 1000000000" office:value-type="float" office:value="0.000203911" calcext:value-type="float">
            <text:p>0.000203911</text:p>
          </table:table-cell>
          <table:table-cell table:formula="of:= 274311 / 1000000000" office:value-type="float" office:value="0.000274311" calcext:value-type="float">
            <text:p>0.000274311</text:p>
          </table:table-cell>
          <table:table-cell table:formula="of:= 362515 / 1000000000" office:value-type="float" office:value="0.000362515" calcext:value-type="float">
            <text:p>0.000362515</text:p>
          </table:table-cell>
          <table:table-cell table:formula="of:= 470158 / 1000000000" office:value-type="float" office:value="0.000470158" calcext:value-type="float">
            <text:p>0.000470158</text:p>
          </table:table-cell>
          <table:table-cell table:formula="of:= 598111 / 1000000000" office:value-type="float" office:value="0.000598111" calcext:value-type="float">
            <text:p>0.000598111</text:p>
          </table:table-cell>
          <table:table-cell table:formula="of:= 749779 / 1000000000" office:value-type="float" office:value="0.000749779" calcext:value-type="float">
            <text:p>0.000749779</text:p>
          </table:table-cell>
          <table:table-cell table:formula="of:= 930468 / 1000000000" office:value-type="float" office:value="0.000930468" calcext:value-type="float">
            <text:p>0.000930468</text:p>
          </table:table-cell>
          <table:table-cell table:formula="of:= 1140276 / 1000000000" office:value-type="float" office:value="0.001140276" calcext:value-type="float">
            <text:p>0.001140276</text:p>
          </table:table-cell>
          <table:table-cell table:formula="of:= 1384948 / 1000000000" office:value-type="float" office:value="0.001384948" calcext:value-type="float">
            <text:p>0.001384948</text:p>
          </table:table-cell>
          <table:table-cell table:formula="of:= 1657527 / 1000000000" office:value-type="float" office:value="0.001657527" calcext:value-type="float">
            <text:p>0.001657527</text:p>
          </table:table-cell>
          <table:table-cell table:formula="of:= 1971324 / 1000000000" office:value-type="float" office:value="0.001971324" calcext:value-type="float">
            <text:p>0.001971324</text:p>
          </table:table-cell>
          <table:table-cell table:formula="of:= 2320010 / 1000000000" office:value-type="float" office:value="0.00232001" calcext:value-type="float">
            <text:p>0.00232001</text:p>
          </table:table-cell>
          <table:table-cell table:formula="of:= 2711548 / 1000000000" office:value-type="float" office:value="0.002711548" calcext:value-type="float">
            <text:p>0.002711548</text:p>
          </table:table-cell>
          <table:table-cell table:formula="of:= 3142679 / 1000000000" office:value-type="float" office:value="0.003142679" calcext:value-type="float">
            <text:p>0.003142679</text:p>
          </table:table-cell>
          <table:table-cell table:formula="of:= 3619866 / 1000000000" office:value-type="float" office:value="0.003619866" calcext:value-type="float">
            <text:p>0.003619866</text:p>
          </table:table-cell>
          <table:table-cell table:formula="of:= 4149629 / 1000000000" office:value-type="float" office:value="0.004149629" calcext:value-type="float">
            <text:p>0.004149629</text:p>
          </table:table-cell>
          <table:table-cell table:formula="of:= 4717439 / 1000000000" office:value-type="float" office:value="0.004717439" calcext:value-type="float">
            <text:p>0.004717439</text:p>
          </table:table-cell>
          <table:table-cell table:formula="of:= 5326041 / 1000000000" office:value-type="float" office:value="0.005326041" calcext:value-type="float">
            <text:p>0.005326041</text:p>
          </table:table-cell>
          <table:table-cell table:formula="of:= 5993339 / 1000000000" office:value-type="float" office:value="0.005993339" calcext:value-type="float">
            <text:p>0.005993339</text:p>
          </table:table-cell>
          <table:table-cell table:formula="of:= 6703071 / 1000000000" office:value-type="float" office:value="0.006703071" calcext:value-type="float">
            <text:p>0.006703071</text:p>
          </table:table-cell>
          <table:table-cell table:formula="of:= 7462196 / 1000000000" office:value-type="float" office:value="0.007462196" calcext:value-type="float">
            <text:p>0.007462196</text:p>
          </table:table-cell>
          <table:table-cell table:formula="of:= 8256592 / 1000000000" office:value-type="float" office:value="0.008256592" calcext:value-type="float">
            <text:p>0.008256592</text:p>
          </table:table-cell>
          <table:table-cell table:formula="of:= 9096588 / 1000000000" office:value-type="float" office:value="0.009096588" calcext:value-type="float">
            <text:p>0.009096588</text:p>
          </table:table-cell>
          <table:table-cell table:formula="of:= 9983234 / 1000000000" office:value-type="float" office:value="0.009983234" calcext:value-type="float">
            <text:p>0.009983234</text:p>
          </table:table-cell>
          <table:table-cell table:formula="of:= 10905460 / 1000000000" office:value-type="float" office:value="0.01090546" calcext:value-type="float">
            <text:p>0.01090546</text:p>
          </table:table-cell>
          <table:table-cell table:formula="of:= 11860604 / 1000000000" office:value-type="float" office:value="0.011860604" calcext:value-type="float">
            <text:p>0.011860604</text:p>
          </table:table-cell>
          <table:table-cell table:formula="of:= 12853536 / 1000000000" office:value-type="float" office:value="0.012853536" calcext:value-type="float">
            <text:p>0.012853536</text:p>
          </table:table-cell>
          <table:table-cell table:formula="of:= 13879991 / 1000000000" office:value-type="float" office:value="0.013879991" calcext:value-type="float">
            <text:p>0.013879991</text:p>
          </table:table-cell>
          <table:table-cell table:formula="of:= 14912343 / 1000000000" office:value-type="float" office:value="0.014912343" calcext:value-type="float">
            <text:p>0.014912343</text:p>
          </table:table-cell>
          <table:table-cell table:formula="of:= 15964383 / 1000000000" office:value-type="float" office:value="0.015964383" calcext:value-type="float">
            <text:p>0.015964383</text:p>
          </table:table-cell>
          <table:table-cell table:formula="of:= 17038085 / 1000000000" office:value-type="float" office:value="0.017038085" calcext:value-type="float">
            <text:p>0.017038085</text:p>
          </table:table-cell>
          <table:table-cell table:formula="of:= 18114800 / 1000000000" office:value-type="float" office:value="0.0181148" calcext:value-type="float">
            <text:p>0.0181148</text:p>
          </table:table-cell>
          <table:table-cell table:formula="of:= 19192731 / 1000000000" office:value-type="float" office:value="0.019192731" calcext:value-type="float">
            <text:p>0.019192731</text:p>
          </table:table-cell>
          <table:table-cell table:formula="of:= 20254822 / 1000000000" office:value-type="float" office:value="0.020254822" calcext:value-type="float">
            <text:p>0.020254822</text:p>
          </table:table-cell>
          <table:table-cell table:formula="of:= 21302416 / 1000000000" office:value-type="float" office:value="0.021302416" calcext:value-type="float">
            <text:p>0.021302416</text:p>
          </table:table-cell>
          <table:table-cell table:formula="of:= 22327806 / 1000000000" office:value-type="float" office:value="0.022327806" calcext:value-type="float">
            <text:p>0.022327806</text:p>
          </table:table-cell>
          <table:table-cell table:formula="of:= 23320721 / 1000000000" office:value-type="float" office:value="0.023320721" calcext:value-type="float">
            <text:p>0.023320721</text:p>
          </table:table-cell>
          <table:table-cell table:formula="of:= 24273621 / 1000000000" office:value-type="float" office:value="0.024273621" calcext:value-type="float">
            <text:p>0.024273621</text:p>
          </table:table-cell>
          <table:table-cell table:formula="of:= 25175797 / 1000000000" office:value-type="float" office:value="0.025175797" calcext:value-type="float">
            <text:p>0.025175797</text:p>
          </table:table-cell>
          <table:table-cell table:formula="of:= 26018012 / 1000000000" office:value-type="float" office:value="0.026018012" calcext:value-type="float">
            <text:p>0.026018012</text:p>
          </table:table-cell>
          <table:table-cell table:formula="of:= 26801091 / 1000000000" office:value-type="float" office:value="0.026801091" calcext:value-type="float">
            <text:p>0.026801091</text:p>
          </table:table-cell>
          <table:table-cell table:formula="of:= 27488289 / 1000000000" office:value-type="float" office:value="0.027488289" calcext:value-type="float">
            <text:p>0.027488289</text:p>
          </table:table-cell>
          <table:table-cell table:formula="of:= 28081851 / 1000000000" office:value-type="float" office:value="0.028081851" calcext:value-type="float">
            <text:p>0.028081851</text:p>
          </table:table-cell>
          <table:table-cell table:formula="of:= 28601085 / 1000000000" office:value-type="float" office:value="0.028601085" calcext:value-type="float">
            <text:p>0.028601085</text:p>
          </table:table-cell>
          <table:table-cell table:formula="of:= 29008203 / 1000000000" office:value-type="float" office:value="0.029008203" calcext:value-type="float">
            <text:p>0.029008203</text:p>
          </table:table-cell>
          <table:table-cell table:formula="of:= 29305091 / 1000000000" office:value-type="float" office:value="0.029305091" calcext:value-type="float">
            <text:p>0.029305091</text:p>
          </table:table-cell>
          <table:table-cell table:formula="of:= 29469136 / 1000000000" office:value-type="float" office:value="0.029469136" calcext:value-type="float">
            <text:p>0.029469136</text:p>
          </table:table-cell>
          <table:table-cell table:formula="of:= 29513546 / 1000000000" office:value-type="float" office:value="0.029513546" calcext:value-type="float">
            <text:p>0.029513546</text:p>
          </table:table-cell>
          <table:table-cell table:formula="of:= 29410346 / 1000000000" office:value-type="float" office:value="0.029410346" calcext:value-type="float">
            <text:p>0.029410346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55952380952381" calcext:value-type="float">
            <text:p>0.56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 1 - [.G18]" office:value-type="float" office:value="0.81233164" calcext:value-type="float">
            <text:p>0.81233164</text:p>
          </table:table-cell>
          <table:table-cell table:style-name="ce5" office:value-type="string" calcext:value-type="string">
            <text:p>Вероятност</text:p>
          </table:table-cell>
          <table:table-cell table:formula="of:= 187668360 / 1000000000" office:value-type="float" office:value="0.18766836" calcext:value-type="float">
            <text:p>0.18766836</text:p>
          </table:table-cell>
          <table:table-cell table:formula="of:= 138 / 1000000000" office:value-type="float" office:value="0.000000138" calcext:value-type="float">
            <text:p>0.000000138</text:p>
          </table:table-cell>
          <table:table-cell table:formula="of:= 796 / 1000000000" office:value-type="float" office:value="0.000000796" calcext:value-type="float">
            <text:p>0.000000796</text:p>
          </table:table-cell>
          <table:table-cell table:formula="of:= 2611 / 1000000000" office:value-type="float" office:value="0.000002611" calcext:value-type="float">
            <text:p>0.000002611</text:p>
          </table:table-cell>
          <table:table-cell table:formula="of:= 6799 / 1000000000" office:value-type="float" office:value="0.000006799" calcext:value-type="float">
            <text:p>0.000006799</text:p>
          </table:table-cell>
          <table:table-cell table:formula="of:= 14365 / 1000000000" office:value-type="float" office:value="0.000014365" calcext:value-type="float">
            <text:p>0.000014365</text:p>
          </table:table-cell>
          <table:table-cell table:formula="of:= 28347 / 1000000000" office:value-type="float" office:value="0.000028347" calcext:value-type="float">
            <text:p>0.000028347</text:p>
          </table:table-cell>
          <table:table-cell table:formula="of:= 49253 / 1000000000" office:value-type="float" office:value="0.000049253" calcext:value-type="float">
            <text:p>0.000049253</text:p>
          </table:table-cell>
          <table:table-cell table:formula="of:= 82335 / 1000000000" office:value-type="float" office:value="0.000082335" calcext:value-type="float">
            <text:p>0.000082335</text:p>
          </table:table-cell>
          <table:table-cell table:formula="of:= 128192 / 1000000000" office:value-type="float" office:value="0.000128192" calcext:value-type="float">
            <text:p>0.000128192</text:p>
          </table:table-cell>
          <table:table-cell table:formula="of:= 192668 / 1000000000" office:value-type="float" office:value="0.000192668" calcext:value-type="float">
            <text:p>0.000192668</text:p>
          </table:table-cell>
          <table:table-cell table:formula="of:= 276100 / 1000000000" office:value-type="float" office:value="0.0002761" calcext:value-type="float">
            <text:p>0.0002761</text:p>
          </table:table-cell>
          <table:table-cell table:formula="of:= 385909 / 1000000000" office:value-type="float" office:value="0.000385909" calcext:value-type="float">
            <text:p>0.000385909</text:p>
          </table:table-cell>
          <table:table-cell table:formula="of:= 523497 / 1000000000" office:value-type="float" office:value="0.000523497" calcext:value-type="float">
            <text:p>0.000523497</text:p>
          </table:table-cell>
          <table:table-cell table:formula="of:= 693150 / 1000000000" office:value-type="float" office:value="0.00069315" calcext:value-type="float">
            <text:p>0.00069315</text:p>
          </table:table-cell>
          <table:table-cell table:formula="of:= 902913 / 1000000000" office:value-type="float" office:value="0.000902913" calcext:value-type="float">
            <text:p>0.000902913</text:p>
          </table:table-cell>
          <table:table-cell table:formula="of:= 1150356 / 1000000000" office:value-type="float" office:value="0.001150356" calcext:value-type="float">
            <text:p>0.001150356</text:p>
          </table:table-cell>
          <table:table-cell table:formula="of:= 1443730 / 1000000000" office:value-type="float" office:value="0.00144373" calcext:value-type="float">
            <text:p>0.00144373</text:p>
          </table:table-cell>
          <table:table-cell table:formula="of:= 1785625 / 1000000000" office:value-type="float" office:value="0.001785625" calcext:value-type="float">
            <text:p>0.001785625</text:p>
          </table:table-cell>
          <table:table-cell table:formula="of:= 2180130 / 1000000000" office:value-type="float" office:value="0.00218013" calcext:value-type="float">
            <text:p>0.00218013</text:p>
          </table:table-cell>
          <table:table-cell table:formula="of:= 2629759 / 1000000000" office:value-type="float" office:value="0.002629759" calcext:value-type="float">
            <text:p>0.002629759</text:p>
          </table:table-cell>
          <table:table-cell table:formula="of:= 3134451 / 1000000000" office:value-type="float" office:value="0.003134451" calcext:value-type="float">
            <text:p>0.003134451</text:p>
          </table:table-cell>
          <table:table-cell table:formula="of:= 3699105 / 1000000000" office:value-type="float" office:value="0.003699105" calcext:value-type="float">
            <text:p>0.003699105</text:p>
          </table:table-cell>
          <table:table-cell table:formula="of:= 4322331 / 1000000000" office:value-type="float" office:value="0.004322331" calcext:value-type="float">
            <text:p>0.004322331</text:p>
          </table:table-cell>
          <table:table-cell table:formula="of:= 5009505 / 1000000000" office:value-type="float" office:value="0.005009505" calcext:value-type="float">
            <text:p>0.005009505</text:p>
          </table:table-cell>
          <table:table-cell table:formula="of:= 5755355 / 1000000000" office:value-type="float" office:value="0.005755355" calcext:value-type="float">
            <text:p>0.005755355</text:p>
          </table:table-cell>
          <table:table-cell table:formula="of:= 6558689 / 1000000000" office:value-type="float" office:value="0.006558689" calcext:value-type="float">
            <text:p>0.006558689</text:p>
          </table:table-cell>
          <table:table-cell table:formula="of:= 7426934 / 1000000000" office:value-type="float" office:value="0.007426934" calcext:value-type="float">
            <text:p>0.007426934</text:p>
          </table:table-cell>
          <table:table-cell table:formula="of:= 8344267 / 1000000000" office:value-type="float" office:value="0.008344267" calcext:value-type="float">
            <text:p>0.008344267</text:p>
          </table:table-cell>
          <table:table-cell table:formula="of:= 9314141 / 1000000000" office:value-type="float" office:value="0.009314141" calcext:value-type="float">
            <text:p>0.009314141</text:p>
          </table:table-cell>
          <table:table-cell table:formula="of:= 10339188 / 1000000000" office:value-type="float" office:value="0.010339188" calcext:value-type="float">
            <text:p>0.010339188</text:p>
          </table:table-cell>
          <table:table-cell table:formula="of:= 11399625 / 1000000000" office:value-type="float" office:value="0.011399625" calcext:value-type="float">
            <text:p>0.011399625</text:p>
          </table:table-cell>
          <table:table-cell table:formula="of:= 12503593 / 1000000000" office:value-type="float" office:value="0.012503593" calcext:value-type="float">
            <text:p>0.012503593</text:p>
          </table:table-cell>
          <table:table-cell table:formula="of:= 13638670 / 1000000000" office:value-type="float" office:value="0.01363867" calcext:value-type="float">
            <text:p>0.01363867</text:p>
          </table:table-cell>
          <table:table-cell table:formula="of:= 14803723 / 1000000000" office:value-type="float" office:value="0.014803723" calcext:value-type="float">
            <text:p>0.014803723</text:p>
          </table:table-cell>
          <table:table-cell table:formula="of:= 15981892 / 1000000000" office:value-type="float" office:value="0.015981892" calcext:value-type="float">
            <text:p>0.015981892</text:p>
          </table:table-cell>
          <table:table-cell table:formula="of:= 17166678 / 1000000000" office:value-type="float" office:value="0.017166678" calcext:value-type="float">
            <text:p>0.017166678</text:p>
          </table:table-cell>
          <table:table-cell table:formula="of:= 18354559 / 1000000000" office:value-type="float" office:value="0.018354559" calcext:value-type="float">
            <text:p>0.018354559</text:p>
          </table:table-cell>
          <table:table-cell table:formula="of:= 19526212 / 1000000000" office:value-type="float" office:value="0.019526212" calcext:value-type="float">
            <text:p>0.019526212</text:p>
          </table:table-cell>
          <table:table-cell table:formula="of:= 20687797 / 1000000000" office:value-type="float" office:value="0.020687797" calcext:value-type="float">
            <text:p>0.020687797</text:p>
          </table:table-cell>
          <table:table-cell table:formula="of:= 21821349 / 1000000000" office:value-type="float" office:value="0.021821349" calcext:value-type="float">
            <text:p>0.021821349</text:p>
          </table:table-cell>
          <table:table-cell table:formula="of:= 22903322 / 1000000000" office:value-type="float" office:value="0.022903322" calcext:value-type="float">
            <text:p>0.022903322</text:p>
          </table:table-cell>
          <table:table-cell table:formula="of:= 23953581 / 1000000000" office:value-type="float" office:value="0.023953581" calcext:value-type="float">
            <text:p>0.023953581</text:p>
          </table:table-cell>
          <table:table-cell table:formula="of:= 24942584 / 1000000000" office:value-type="float" office:value="0.024942584" calcext:value-type="float">
            <text:p>0.024942584</text:p>
          </table:table-cell>
          <table:table-cell table:formula="of:= 25840839 / 1000000000" office:value-type="float" office:value="0.025840839" calcext:value-type="float">
            <text:p>0.025840839</text:p>
          </table:table-cell>
          <table:table-cell table:formula="of:= 26675669 / 1000000000" office:value-type="float" office:value="0.026675669" calcext:value-type="float">
            <text:p>0.026675669</text:p>
          </table:table-cell>
          <table:table-cell table:formula="of:= 27412924 / 1000000000" office:value-type="float" office:value="0.027412924" calcext:value-type="float">
            <text:p>0.027412924</text:p>
          </table:table-cell>
          <table:table-cell table:formula="of:= 28056167 / 1000000000" office:value-type="float" office:value="0.028056167" calcext:value-type="float">
            <text:p>0.028056167</text:p>
          </table:table-cell>
          <table:table-cell table:formula="of:= 28583909 / 1000000000" office:value-type="float" office:value="0.028583909" calcext:value-type="float">
            <text:p>0.028583909</text:p>
          </table:table-cell>
          <table:table-cell table:formula="of:= 29020362 / 1000000000" office:value-type="float" office:value="0.029020362" calcext:value-type="float">
            <text:p>0.029020362</text:p>
          </table:table-cell>
          <table:table-cell table:formula="of:= 29311277 / 1000000000" office:value-type="float" office:value="0.029311277" calcext:value-type="float">
            <text:p>0.029311277</text:p>
          </table:table-cell>
          <table:table-cell table:formula="of:= 29483856 / 1000000000" office:value-type="float" office:value="0.029483856" calcext:value-type="float">
            <text:p>0.029483856</text:p>
          </table:table-cell>
          <table:table-cell table:formula="of:= 29506872 / 1000000000" office:value-type="float" office:value="0.029506872" calcext:value-type="float">
            <text:p>0.029506872</text:p>
          </table:table-cell>
          <table:table-cell table:formula="of:= 29403509 / 1000000000" office:value-type="float" office:value="0.029403509" calcext:value-type="float">
            <text:p>0.029403509</text:p>
          </table:table-cell>
          <table:table-cell table:formula="of:= 29160527 / 1000000000" office:value-type="float" office:value="0.029160527" calcext:value-type="float">
            <text:p>0.029160527</text:p>
          </table:table-cell>
          <table:table-cell table:formula="of:= 28776598 / 1000000000" office:value-type="float" office:value="0.028776598" calcext:value-type="float">
            <text:p>0.028776598</text:p>
          </table:table-cell>
          <table:table-cell table:formula="of:= 28253641 / 1000000000" office:value-type="float" office:value="0.028253641" calcext:value-type="float">
            <text:p>0.028253641</text:p>
          </table:table-cell>
          <table:table-cell table:formula="of:= 27594625 / 1000000000" office:value-type="float" office:value="0.027594625" calcext:value-type="float">
            <text:p>0.027594625</text:p>
          </table:table-cell>
          <table:table-cell table:formula="of:= 26805322 / 1000000000" office:value-type="float" office:value="0.026805322" calcext:value-type="float">
            <text:p>0.026805322</text:p>
          </table:table-cell>
          <table:table-cell table:formula="of:= 25876255 / 1000000000" office:value-type="float" office:value="0.025876255" calcext:value-type="float">
            <text:p>0.025876255</text:p>
          </table:table-cell>
          <table:table-cell table:formula="of:= 24828710 / 1000000000" office:value-type="float" office:value="0.02482871" calcext:value-type="float">
            <text:p>0.02482871</text:p>
          </table:table-cell>
          <table:table-cell table:formula="of:= 23676354 / 1000000000" office:value-type="float" office:value="0.023676354" calcext:value-type="float">
            <text:p>0.023676354</text:p>
          </table:table-cell>
          <table:table-cell table:number-columns-repeated="956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461904761904762" calcext:value-type="float">
            <text:p>0.46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table:formula="of:= 1 - [.G19]" office:value-type="float" office:value="0.913601594" calcext:value-type="float">
            <text:p>0.913601594</text:p>
          </table:table-cell>
          <table:table-cell table:style-name="ce5" office:value-type="string" calcext:value-type="string">
            <text:p>Вероятност</text:p>
          </table:table-cell>
          <table:table-cell table:formula="of:= 86398406 / 1000000000" office:value-type="float" office:value="0.086398406" calcext:value-type="float">
            <text:p>0.086398406</text:p>
          </table:table-cell>
          <table:table-cell table:formula="of:= 361 / 1000000000" office:value-type="float" office:value="0.000000361" calcext:value-type="float">
            <text:p>0.000000361</text:p>
          </table:table-cell>
          <table:table-cell table:formula="of:= 1902 / 1000000000" office:value-type="float" office:value="0.000001902" calcext:value-type="float">
            <text:p>0.000001902</text:p>
          </table:table-cell>
          <table:table-cell table:formula="of:= 6427 / 1000000000" office:value-type="float" office:value="0.000006427" calcext:value-type="float">
            <text:p>0.000006427</text:p>
          </table:table-cell>
          <table:table-cell table:formula="of:= 16148 / 1000000000" office:value-type="float" office:value="0.000016148" calcext:value-type="float">
            <text:p>0.000016148</text:p>
          </table:table-cell>
          <table:table-cell table:formula="of:= 34978 / 1000000000" office:value-type="float" office:value="0.000034978" calcext:value-type="float">
            <text:p>0.000034978</text:p>
          </table:table-cell>
          <table:table-cell table:formula="of:= 66249 / 1000000000" office:value-type="float" office:value="0.000066249" calcext:value-type="float">
            <text:p>0.000066249</text:p>
          </table:table-cell>
          <table:table-cell table:formula="of:= 115412 / 1000000000" office:value-type="float" office:value="0.000115412" calcext:value-type="float">
            <text:p>0.000115412</text:p>
          </table:table-cell>
          <table:table-cell table:formula="of:= 187564 / 1000000000" office:value-type="float" office:value="0.000187564" calcext:value-type="float">
            <text:p>0.000187564</text:p>
          </table:table-cell>
          <table:table-cell table:formula="of:= 289058 / 1000000000" office:value-type="float" office:value="0.000289058" calcext:value-type="float">
            <text:p>0.000289058</text:p>
          </table:table-cell>
          <table:table-cell table:formula="of:= 424683 / 1000000000" office:value-type="float" office:value="0.000424683" calcext:value-type="float">
            <text:p>0.000424683</text:p>
          </table:table-cell>
          <table:table-cell table:formula="of:= 604625 / 1000000000" office:value-type="float" office:value="0.000604625" calcext:value-type="float">
            <text:p>0.000604625</text:p>
          </table:table-cell>
          <table:table-cell table:formula="of:= 831828 / 1000000000" office:value-type="float" office:value="0.000831828" calcext:value-type="float">
            <text:p>0.000831828</text:p>
          </table:table-cell>
          <table:table-cell table:formula="of:= 1112827 / 1000000000" office:value-type="float" office:value="0.001112827" calcext:value-type="float">
            <text:p>0.001112827</text:p>
          </table:table-cell>
          <table:table-cell table:formula="of:= 1455553 / 1000000000" office:value-type="float" office:value="0.001455553" calcext:value-type="float">
            <text:p>0.001455553</text:p>
          </table:table-cell>
          <table:table-cell table:formula="of:= 1862637 / 1000000000" office:value-type="float" office:value="0.001862637" calcext:value-type="float">
            <text:p>0.001862637</text:p>
          </table:table-cell>
          <table:table-cell table:formula="of:= 2345789 / 1000000000" office:value-type="float" office:value="0.002345789" calcext:value-type="float">
            <text:p>0.002345789</text:p>
          </table:table-cell>
          <table:table-cell table:formula="of:= 2896428 / 1000000000" office:value-type="float" office:value="0.002896428" calcext:value-type="float">
            <text:p>0.002896428</text:p>
          </table:table-cell>
          <table:table-cell table:formula="of:= 3528579 / 1000000000" office:value-type="float" office:value="0.003528579" calcext:value-type="float">
            <text:p>0.003528579</text:p>
          </table:table-cell>
          <table:table-cell table:formula="of:= 4243909 / 1000000000" office:value-type="float" office:value="0.004243909" calcext:value-type="float">
            <text:p>0.004243909</text:p>
          </table:table-cell>
          <table:table-cell table:formula="of:= 5030719 / 1000000000" office:value-type="float" office:value="0.005030719" calcext:value-type="float">
            <text:p>0.005030719</text:p>
          </table:table-cell>
          <table:table-cell table:formula="of:= 5898391 / 1000000000" office:value-type="float" office:value="0.005898391" calcext:value-type="float">
            <text:p>0.005898391</text:p>
          </table:table-cell>
          <table:table-cell table:formula="of:= 6846947 / 1000000000" office:value-type="float" office:value="0.006846947" calcext:value-type="float">
            <text:p>0.006846947</text:p>
          </table:table-cell>
          <table:table-cell table:formula="of:= 7874415 / 1000000000" office:value-type="float" office:value="0.007874415" calcext:value-type="float">
            <text:p>0.007874415</text:p>
          </table:table-cell>
          <table:table-cell table:formula="of:= 8963414 / 1000000000" office:value-type="float" office:value="0.008963414" calcext:value-type="float">
            <text:p>0.008963414</text:p>
          </table:table-cell>
          <table:table-cell table:formula="of:= 10126933 / 1000000000" office:value-type="float" office:value="0.010126933" calcext:value-type="float">
            <text:p>0.010126933</text:p>
          </table:table-cell>
          <table:table-cell table:formula="of:= 11333195 / 1000000000" office:value-type="float" office:value="0.011333195" calcext:value-type="float">
            <text:p>0.011333195</text:p>
          </table:table-cell>
          <table:table-cell table:formula="of:= 12606920 / 1000000000" office:value-type="float" office:value="0.01260692" calcext:value-type="float">
            <text:p>0.01260692</text:p>
          </table:table-cell>
          <table:table-cell table:formula="of:= 13904266 / 1000000000" office:value-type="float" office:value="0.013904266" calcext:value-type="float">
            <text:p>0.013904266</text:p>
          </table:table-cell>
          <table:table-cell table:formula="of:= 15236688 / 1000000000" office:value-type="float" office:value="0.015236688" calcext:value-type="float">
            <text:p>0.015236688</text:p>
          </table:table-cell>
          <table:table-cell table:formula="of:= 16594522 / 1000000000" office:value-type="float" office:value="0.016594522" calcext:value-type="float">
            <text:p>0.016594522</text:p>
          </table:table-cell>
          <table:table-cell table:formula="of:= 17948801 / 1000000000" office:value-type="float" office:value="0.017948801" calcext:value-type="float">
            <text:p>0.017948801</text:p>
          </table:table-cell>
          <table:table-cell table:formula="of:= 19300714 / 1000000000" office:value-type="float" office:value="0.019300714" calcext:value-type="float">
            <text:p>0.019300714</text:p>
          </table:table-cell>
          <table:table-cell table:formula="of:= 20632053 / 1000000000" office:value-type="float" office:value="0.020632053" calcext:value-type="float">
            <text:p>0.020632053</text:p>
          </table:table-cell>
          <table:table-cell table:formula="of:= 21926018 / 1000000000" office:value-type="float" office:value="0.021926018" calcext:value-type="float">
            <text:p>0.021926018</text:p>
          </table:table-cell>
          <table:table-cell table:formula="of:= 23179018 / 1000000000" office:value-type="float" office:value="0.023179018" calcext:value-type="float">
            <text:p>0.023179018</text:p>
          </table:table-cell>
          <table:table-cell table:formula="of:= 24365903 / 1000000000" office:value-type="float" office:value="0.024365903" calcext:value-type="float">
            <text:p>0.024365903</text:p>
          </table:table-cell>
          <table:table-cell table:formula="of:= 25498671 / 1000000000" office:value-type="float" office:value="0.025498671" calcext:value-type="float">
            <text:p>0.025498671</text:p>
          </table:table-cell>
          <table:table-cell table:formula="of:= 26524261 / 1000000000" office:value-type="float" office:value="0.026524261" calcext:value-type="float">
            <text:p>0.026524261</text:p>
          </table:table-cell>
          <table:table-cell table:formula="of:= 27450497 / 1000000000" office:value-type="float" office:value="0.027450497" calcext:value-type="float">
            <text:p>0.027450497</text:p>
          </table:table-cell>
          <table:table-cell table:formula="of:= 28288161 / 1000000000" office:value-type="float" office:value="0.028288161" calcext:value-type="float">
            <text:p>0.028288161</text:p>
          </table:table-cell>
          <table:table-cell table:formula="of:= 28991579 / 1000000000" office:value-type="float" office:value="0.028991579" calcext:value-type="float">
            <text:p>0.028991579</text:p>
          </table:table-cell>
          <table:table-cell table:formula="of:= 29569479 / 1000000000" office:value-type="float" office:value="0.029569479" calcext:value-type="float">
            <text:p>0.029569479</text:p>
          </table:table-cell>
          <table:table-cell table:formula="of:= 30011781 / 1000000000" office:value-type="float" office:value="0.030011781" calcext:value-type="float">
            <text:p>0.030011781</text:p>
          </table:table-cell>
          <table:table-cell table:formula="of:= 30311423 / 1000000000" office:value-type="float" office:value="0.030311423" calcext:value-type="float">
            <text:p>0.030311423</text:p>
          </table:table-cell>
          <table:table-cell table:formula="of:= 30460876 / 1000000000" office:value-type="float" office:value="0.030460876" calcext:value-type="float">
            <text:p>0.030460876</text:p>
          </table:table-cell>
          <table:table-cell table:formula="of:= 30470308 / 1000000000" office:value-type="float" office:value="0.030470308" calcext:value-type="float">
            <text:p>0.030470308</text:p>
          </table:table-cell>
          <table:table-cell table:formula="of:= 30310348 / 1000000000" office:value-type="float" office:value="0.030310348" calcext:value-type="float">
            <text:p>0.030310348</text:p>
          </table:table-cell>
          <table:table-cell table:formula="of:= 30007991 / 1000000000" office:value-type="float" office:value="0.030007991" calcext:value-type="float">
            <text:p>0.030007991</text:p>
          </table:table-cell>
          <table:table-cell table:formula="of:= 29542251 / 1000000000" office:value-type="float" office:value="0.029542251" calcext:value-type="float">
            <text:p>0.029542251</text:p>
          </table:table-cell>
          <table:table-cell table:formula="of:= 28951114 / 1000000000" office:value-type="float" office:value="0.028951114" calcext:value-type="float">
            <text:p>0.028951114</text:p>
          </table:table-cell>
          <table:table-cell table:formula="of:= 28204364 / 1000000000" office:value-type="float" office:value="0.028204364" calcext:value-type="float">
            <text:p>0.028204364</text:p>
          </table:table-cell>
          <table:table-cell table:formula="of:= 27321654 / 1000000000" office:value-type="float" office:value="0.027321654" calcext:value-type="float">
            <text:p>0.027321654</text:p>
          </table:table-cell>
          <table:table-cell table:formula="of:= 26309885 / 1000000000" office:value-type="float" office:value="0.026309885" calcext:value-type="float">
            <text:p>0.026309885</text:p>
          </table:table-cell>
          <table:table-cell table:formula="of:= 25194858 / 1000000000" office:value-type="float" office:value="0.025194858" calcext:value-type="float">
            <text:p>0.025194858</text:p>
          </table:table-cell>
          <table:table-cell table:formula="of:= 23988887 / 1000000000" office:value-type="float" office:value="0.023988887" calcext:value-type="float">
            <text:p>0.023988887</text:p>
          </table:table-cell>
          <table:table-cell table:formula="of:= 22683102 / 1000000000" office:value-type="float" office:value="0.022683102" calcext:value-type="float">
            <text:p>0.022683102</text:p>
          </table:table-cell>
          <table:table-cell table:formula="of:= 21286902 / 1000000000" office:value-type="float" office:value="0.021286902" calcext:value-type="float">
            <text:p>0.021286902</text:p>
          </table:table-cell>
          <table:table-cell table:formula="of:= 19860730 / 1000000000" office:value-type="float" office:value="0.01986073" calcext:value-type="float">
            <text:p>0.01986073</text:p>
          </table:table-cell>
          <table:table-cell table:formula="of:= 18376382 / 1000000000" office:value-type="float" office:value="0.018376382" calcext:value-type="float">
            <text:p>0.018376382</text:p>
          </table:table-cell>
          <table:table-cell table:formula="of:= 16851573 / 1000000000" office:value-type="float" office:value="0.016851573" calcext:value-type="float">
            <text:p>0.016851573</text:p>
          </table:table-cell>
          <table:table-cell table:formula="of:= 15340643 / 1000000000" office:value-type="float" office:value="0.015340643" calcext:value-type="float">
            <text:p>0.015340643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29:.BP29])" office:value-type="float" office:value="94.0707993" calcext:value-type="float">
            <text:p>94.07</text:p>
          </table:table-cell>
          <table:table-cell table:style-name="ce5"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02" calcext:value-type="float">
            <text:p>0.02</text:p>
          </table:table-cell>
          <table:table-cell table:formula="of:= 100 * [.I15] * [.I22] / [.$D15]" office:value-type="float" office:value="0.126" calcext:value-type="float">
            <text:p>0.126</text:p>
          </table:table-cell>
          <table:table-cell table:formula="of:= 100 * [.J15] * [.J22] / [.$D15]" office:value-type="float" office:value="0.32" calcext:value-type="float">
            <text:p>0.32</text:p>
          </table:table-cell>
          <table:table-cell table:formula="of:= 100 * [.K15] * [.K22] / [.$D15]" office:value-type="float" office:value="0.672" calcext:value-type="float">
            <text:p>0.672</text:p>
          </table:table-cell>
          <table:table-cell table:formula="of:= 100 * [.L15] * [.L22] / [.$D15]" office:value-type="float" office:value="1.266" calcext:value-type="float">
            <text:p>1.266</text:p>
          </table:table-cell>
          <table:table-cell table:formula="of:= 100 * [.M15] * [.M22] / [.$D15]" office:value-type="float" office:value="1.985" calcext:value-type="float">
            <text:p>1.985</text:p>
          </table:table-cell>
          <table:table-cell table:formula="of:= 100 * [.N15] * [.N22] / [.$D15]" office:value-type="float" office:value="2.988" calcext:value-type="float">
            <text:p>2.988</text:p>
          </table:table-cell>
          <table:table-cell table:formula="of:= 100 * [.O15] * [.O22] / [.$D15]" office:value-type="float" office:value="3.861" calcext:value-type="float">
            <text:p>3.861</text:p>
          </table:table-cell>
          <table:table-cell table:formula="of:= 100 * [.P15] * [.P22] / [.$D15]" office:value-type="float" office:value="4.006" calcext:value-type="float">
            <text:p>4.006</text:p>
          </table:table-cell>
          <table:table-cell table:formula="of:= 100 * [.Q15] * [.Q22] / [.$D15]" office:value-type="float" office:value="3.224" calcext:value-type="float">
            <text:p>3.224</text:p>
          </table:table-cell>
          <table:table-cell table:formula="of:= 100 * [.R15] * [.R22] / [.$D15]" office:value-type="float" office:value="4.2363" calcext:value-type="float">
            <text:p>4.2363</text:p>
          </table:table-cell>
          <table:table-cell table:formula="of:= 100 * [.S15] * [.S22] / [.$D15]" office:value-type="float" office:value="5.7296" calcext:value-type="float">
            <text:p>5.7296</text:p>
          </table:table-cell>
          <table:table-cell table:formula="of:= 100 * [.T15] * [.T22] / [.$D15]" office:value-type="float" office:value="6.8684" calcext:value-type="float">
            <text:p>6.8684</text:p>
          </table:table-cell>
          <table:table-cell table:formula="of:= 100 * [.U15] * [.U22] / [.$D15]" office:value-type="float" office:value="8.2764" calcext:value-type="float">
            <text:p>8.2764</text:p>
          </table:table-cell>
          <table:table-cell table:formula="of:= 100 * [.V15] * [.V22] / [.$D15]" office:value-type="float" office:value="9.4325" calcext:value-type="float">
            <text:p>9.4325</text:p>
          </table:table-cell>
          <table:table-cell table:formula="of:= 100 * [.W15] * [.W22] / [.$D15]" office:value-type="float" office:value="6.1985" calcext:value-type="float">
            <text:p>6.1985</text:p>
          </table:table-cell>
          <table:table-cell table:formula="of:= 100 * [.X15] * [.X22] / [.$D15]" office:value-type="float" office:value="3.2811" calcext:value-type="float">
            <text:p>3.2811</text:p>
          </table:table-cell>
          <table:table-cell table:formula="of:= 100 * [.Y15] * [.Y22] / [.$D15]" office:value-type="float" office:value="3.13275" calcext:value-type="float">
            <text:p>3.13275</text:p>
          </table:table-cell>
          <table:table-cell table:formula="of:= 100 * [.Z15] * [.Z22] / [.$D15]" office:value-type="float" office:value="2.6819" calcext:value-type="float">
            <text:p>2.6819</text:p>
          </table:table-cell>
          <table:table-cell table:formula="of:= 100 * [.AA15] * [.AA22] / [.$D15]" office:value-type="float" office:value="2.74108" calcext:value-type="float">
            <text:p>2.74108</text:p>
          </table:table-cell>
          <table:table-cell table:formula="of:= 100 * [.AB15] * [.AB22] / [.$D15]" office:value-type="float" office:value="2.56071" calcext:value-type="float">
            <text:p>2.56071</text:p>
          </table:table-cell>
          <table:table-cell table:formula="of:= 100 * [.AC15] * [.AC22] / [.$D15]" office:value-type="float" office:value="2.11276" calcext:value-type="float">
            <text:p>2.11276</text:p>
          </table:table-cell>
          <table:table-cell table:formula="of:= 100 * [.AD15] * [.AD22] / [.$D15]" office:value-type="float" office:value="1.30613" calcext:value-type="float">
            <text:p>1.30613</text:p>
          </table:table-cell>
          <table:table-cell table:formula="of:= 100 * [.AE15] * [.AE22] / [.$D15]" office:value-type="float" office:value="1.428453" calcext:value-type="float">
            <text:p>1.428453</text:p>
          </table:table-cell>
          <table:table-cell table:formula="of:= 100 * [.AF15] * [.AF22] / [.$D15]" office:value-type="float" office:value="1.529776" calcext:value-type="float">
            <text:p>1.529776</text:p>
          </table:table-cell>
          <table:table-cell table:formula="of:= 100 * [.AG15] * [.AG22] / [.$D15]" office:value-type="float" office:value="1.602727" calcext:value-type="float">
            <text:p>1.602727</text:p>
          </table:table-cell>
          <table:table-cell table:formula="of:= 100 * [.AH15] * [.AH22] / [.$D15]" office:value-type="float" office:value="1.635144" calcext:value-type="float">
            <text:p>1.635144</text:p>
          </table:table-cell>
          <table:table-cell table:formula="of:= 100 * [.AI15] * [.AI22] / [.$D15]" office:value-type="float" office:value="1.62125" calcext:value-type="float">
            <text:p>1.62125</text:p>
          </table:table-cell>
          <table:table-cell table:formula="of:= 100 * [.AJ15] * [.AJ22] / [.$D15]" office:value-type="float" office:value="1.52572" calcext:value-type="float">
            <text:p>1.52572</text:p>
          </table:table-cell>
          <table:table-cell table:formula="of:= 100 * [.AK15] * [.AK22] / [.$D15]" office:value-type="float" office:value="1.340106" calcext:value-type="float">
            <text:p>1.340106</text:p>
          </table:table-cell>
          <table:table-cell table:formula="of:= 100 * [.AL15] * [.AL22] / [.$D15]" office:value-type="float" office:value="1.04611" calcext:value-type="float">
            <text:p>1.04611</text:p>
          </table:table-cell>
          <table:table-cell table:formula="of:= 100 * [.AM15] * [.AM22] / [.$D15]" office:value-type="float" office:value="0.605358" calcext:value-type="float">
            <text:p>0.605358</text:p>
          </table:table-cell>
          <table:table-cell table:formula="of:= 100 * [.AN15] * [.AN22] / [.$D15]" office:value-type="float" office:value="0.6290064" calcext:value-type="float">
            <text:p>0.6290064</text:p>
          </table:table-cell>
          <table:table-cell table:formula="of:= 100 * [.AO15] * [.AO22] / [.$D15]" office:value-type="float" office:value="0.643608" calcext:value-type="float">
            <text:p>0.643608</text:p>
          </table:table-cell>
          <table:table-cell table:formula="of:= 100 * [.AP15] * [.AP22] / [.$D15]" office:value-type="float" office:value="0.646898" calcext:value-type="float">
            <text:p>0.646898</text:p>
          </table:table-cell>
          <table:table-cell table:formula="of:= 100 * [.AQ15] * [.AQ22] / [.$D15]" office:value-type="float" office:value="0.6337848" calcext:value-type="float">
            <text:p>0.6337848</text:p>
          </table:table-cell>
          <table:table-cell table:formula="of:= 100 * [.AR15] * [.AR22] / [.$D15]" office:value-type="float" office:value="0.601991" calcext:value-type="float">
            <text:p>0.601991</text:p>
          </table:table-cell>
          <table:table-cell table:formula="of:= 100 * [.AS15] * [.AS22] / [.$D15]" office:value-type="float" office:value="0.5455748" calcext:value-type="float">
            <text:p>0.5455748</text:p>
          </table:table-cell>
          <table:table-cell table:formula="of:= 100 * [.AT15] * [.AT22] / [.$D15]" office:value-type="float" office:value="0.4642149" calcext:value-type="float">
            <text:p>0.4642149</text:p>
          </table:table-cell>
          <table:table-cell table:formula="of:= 100 * [.AU15] * [.AU22] / [.$D15]" office:value-type="float" office:value="0.3486014" calcext:value-type="float">
            <text:p>0.3486014</text:p>
          </table:table-cell>
          <table:table-cell table:formula="of:= 100 * [.AV15] * [.AV22] / [.$D15]" office:value-type="float" office:value="0.196346" calcext:value-type="float">
            <text:p>0.196346</text:p>
          </table:table-cell>
          <table:table-cell table:formula="of:= 100 * [.AW15] * [.AW22] / [.$D15]" office:value-type="float" office:value="0" calcext:value-type="float">
            <text:p>0</text:p>
          </table:table-cell>
          <table:table-cell table:formula="of:= 100 * [.AX15] * [.AX22] / [.$D15]" office:value-type="float" office:value="0" calcext:value-type="float">
            <text:p>0</text:p>
          </table:table-cell>
          <table:table-cell table:formula="of:= 100 * [.AY15] * [.AY22] / [.$D15]" office:value-type="float" office:value="0" calcext:value-type="float">
            <text:p>0</text:p>
          </table:table-cell>
          <table:table-cell table:formula="of:= 100 * [.AZ15] * [.AZ22] / [.$D15]" office:value-type="float" office:value="0" calcext:value-type="float">
            <text:p>0</text:p>
          </table:table-cell>
          <table:table-cell table:formula="of:= 100 * [.BA15] * [.BA22] / [.$D15]" office:value-type="float" office:value="0" calcext:value-type="float">
            <text:p>0</text:p>
          </table:table-cell>
          <table:table-cell table:formula="of:= 100 * [.BB15] * [.BB22] / [.$D15]" office:value-type="float" office:value="0" calcext:value-type="float">
            <text:p>0</text:p>
          </table:table-cell>
          <table:table-cell table:formula="of:= 100 * [.BC15] * [.BC22] / [.$D15]" office:value-type="float" office:value="0" calcext:value-type="float">
            <text:p>0</text:p>
          </table:table-cell>
          <table:table-cell table:formula="of:= 100 * [.BD15] * [.BD22] / [.$D15]" office:value-type="float" office:value="0" calcext:value-type="float">
            <text:p>0</text:p>
          </table:table-cell>
          <table:table-cell table:formula="of:= 100 * [.BE15] * [.BE22] / [.$D15]" office:value-type="float" office:value="0" calcext:value-type="float">
            <text:p>0</text:p>
          </table:table-cell>
          <table:table-cell table:formula="of:= 100 * [.BF15] * [.BF22] / [.$D15]" office:value-type="float" office:value="0" calcext:value-type="float">
            <text:p>0</text:p>
          </table:table-cell>
          <table:table-cell table:formula="of:= 100 * [.BG15] * [.BG22] / [.$D15]" office:value-type="float" office:value="0" calcext:value-type="float">
            <text:p>0</text:p>
          </table:table-cell>
          <table:table-cell table:formula="of:= 100 * [.BH15] * [.BH22] / [.$D15]" office:value-type="float" office:value="0" calcext:value-type="float">
            <text:p>0</text:p>
          </table:table-cell>
          <table:table-cell table:formula="of:= 100 * [.BI15] * [.BI22] / [.$D15]" office:value-type="float" office:value="0" calcext:value-type="float">
            <text:p>0</text:p>
          </table:table-cell>
          <table:table-cell table:formula="of:= 100 * [.BJ15] * [.BJ22] / [.$D15]" office:value-type="float" office:value="0" calcext:value-type="float">
            <text:p>0</text:p>
          </table:table-cell>
          <table:table-cell table:formula="of:= 100 * [.BK15] * [.BK22] / [.$D15]" office:value-type="float" office:value="0" calcext:value-type="float">
            <text:p>0</text:p>
          </table:table-cell>
          <table:table-cell table:formula="of:= 100 * [.BL15] * [.BL22] / [.$D15]" office:value-type="float" office:value="0" calcext:value-type="float">
            <text:p>0</text:p>
          </table:table-cell>
          <table:table-cell table:formula="of:= 100 * [.BM15] * [.BM22] / [.$D15]" office:value-type="float" office:value="0" calcext:value-type="float">
            <text:p>0</text:p>
          </table:table-cell>
          <table:table-cell table:formula="of:= 100 * [.BN15] * [.BN22] / [.$D15]" office:value-type="float" office:value="0" calcext:value-type="float">
            <text:p>0</text:p>
          </table:table-cell>
          <table:table-cell table:formula="of:= 100 * [.BO15] * [.BO22] / [.$D15]" office:value-type="float" office:value="0" calcext:value-type="float">
            <text:p>0</text:p>
          </table:table-cell>
          <table:table-cell table:formula="of:= 100 * [.BP15] * [.BP22] / [.$D15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0:.BP30])" office:value-type="float" office:value="93.7970548421052" calcext:value-type="float">
            <text:p>93.80</text:p>
          </table:table-cell>
          <table:table-cell table:style-name="ce5"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0245614035087719" calcext:value-type="float">
            <text:p>0.0245614035</text:p>
          </table:table-cell>
          <table:table-cell table:formula="of:= 100 * [.I16] * [.I23] / [.$D16]" office:value-type="float" office:value="0.110526315789474" calcext:value-type="float">
            <text:p>0.1105263158</text:p>
          </table:table-cell>
          <table:table-cell table:formula="of:= 100 * [.J16] * [.J23] / [.$D16]" office:value-type="float" office:value="0.308771929824561" calcext:value-type="float">
            <text:p>0.3087719298</text:p>
          </table:table-cell>
          <table:table-cell table:formula="of:= 100 * [.K16] * [.K23] / [.$D16]" office:value-type="float" office:value="0.765087719298246" calcext:value-type="float">
            <text:p>0.7650877193</text:p>
          </table:table-cell>
          <table:table-cell table:formula="of:= 100 * [.L16] * [.L23] / [.$D16]" office:value-type="float" office:value="1.43052631578947" calcext:value-type="float">
            <text:p>1.4305263158</text:p>
          </table:table-cell>
          <table:table-cell table:formula="of:= 100 * [.M16] * [.M23] / [.$D16]" office:value-type="float" office:value="2.30789473684211" calcext:value-type="float">
            <text:p>2.3078947368</text:p>
          </table:table-cell>
          <table:table-cell table:formula="of:= 100 * [.N16] * [.N23] / [.$D16]" office:value-type="float" office:value="3.33473684210526" calcext:value-type="float">
            <text:p>3.3347368421</text:p>
          </table:table-cell>
          <table:table-cell table:formula="of:= 100 * [.O16] * [.O23] / [.$D16]" office:value-type="float" office:value="4.30263157894737" calcext:value-type="float">
            <text:p>4.3026315789</text:p>
          </table:table-cell>
          <table:table-cell table:formula="of:= 100 * [.P16] * [.P23] / [.$D16]" office:value-type="float" office:value="4.51508771929825" calcext:value-type="float">
            <text:p>4.5150877193</text:p>
          </table:table-cell>
          <table:table-cell table:formula="of:= 100 * [.Q16] * [.Q23] / [.$D16]" office:value-type="float" office:value="3.48438596491228" calcext:value-type="float">
            <text:p>3.4843859649</text:p>
          </table:table-cell>
          <table:table-cell table:formula="of:= 100 * [.R16] * [.R23] / [.$D16]" office:value-type="float" office:value="4.72957894736842" calcext:value-type="float">
            <text:p>4.7295789474</text:p>
          </table:table-cell>
          <table:table-cell table:formula="of:= 100 * [.S16] * [.S23] / [.$D16]" office:value-type="float" office:value="5.96757894736842" calcext:value-type="float">
            <text:p>5.9675789474</text:p>
          </table:table-cell>
          <table:table-cell table:formula="of:= 100 * [.T16] * [.T23] / [.$D16]" office:value-type="float" office:value="7.33784210526316" calcext:value-type="float">
            <text:p>7.3378421053</text:p>
          </table:table-cell>
          <table:table-cell table:formula="of:= 100 * [.U16] * [.U23] / [.$D16]" office:value-type="float" office:value="8.52105263157895" calcext:value-type="float">
            <text:p>8.5210526316</text:p>
          </table:table-cell>
          <table:table-cell table:formula="of:= 100 * [.V16] * [.V23] / [.$D16]" office:value-type="float" office:value="9.59552631578947" calcext:value-type="float">
            <text:p>9.5955263158</text:p>
          </table:table-cell>
          <table:table-cell table:formula="of:= 100 * [.W16] * [.W23] / [.$D16]" office:value-type="float" office:value="6.29320175438597" calcext:value-type="float">
            <text:p>6.2932017544</text:p>
          </table:table-cell>
          <table:table-cell table:formula="of:= 100 * [.X16] * [.X23] / [.$D16]" office:value-type="float" office:value="3.25505263157895" calcext:value-type="float">
            <text:p>3.2550526316</text:p>
          </table:table-cell>
          <table:table-cell table:formula="of:= 100 * [.Y16] * [.Y23] / [.$D16]" office:value-type="float" office:value="3.10078947368421" calcext:value-type="float">
            <text:p>3.1007894737</text:p>
          </table:table-cell>
          <table:table-cell table:formula="of:= 100 * [.Z16] * [.Z23] / [.$D16]" office:value-type="float" office:value="2.60324561403509" calcext:value-type="float">
            <text:p>2.603245614</text:p>
          </table:table-cell>
          <table:table-cell table:formula="of:= 100 * [.AA16] * [.AA23] / [.$D16]" office:value-type="float" office:value="2.5963298245614" calcext:value-type="float">
            <text:p>2.5963298246</text:p>
          </table:table-cell>
          <table:table-cell table:formula="of:= 100 * [.AB16] * [.AB23] / [.$D16]" office:value-type="float" office:value="2.39498947368421" calcext:value-type="float">
            <text:p>2.3949894737</text:p>
          </table:table-cell>
          <table:table-cell table:formula="of:= 100 * [.AC16] * [.AC23] / [.$D16]" office:value-type="float" office:value="1.94528421052632" calcext:value-type="float">
            <text:p>1.9452842105</text:p>
          </table:table-cell>
          <table:table-cell table:formula="of:= 100 * [.AD16] * [.AD23] / [.$D16]" office:value-type="float" office:value="1.17446666666667" calcext:value-type="float">
            <text:p>1.1744666667</text:p>
          </table:table-cell>
          <table:table-cell table:formula="of:= 100 * [.AE16] * [.AE23] / [.$D16]" office:value-type="float" office:value="1.26700736842105" calcext:value-type="float">
            <text:p>1.2670073684</text:p>
          </table:table-cell>
          <table:table-cell table:formula="of:= 100 * [.AF16] * [.AF23] / [.$D16]" office:value-type="float" office:value="1.33977964912281" calcext:value-type="float">
            <text:p>1.3397796491</text:p>
          </table:table-cell>
          <table:table-cell table:formula="of:= 100 * [.AG16] * [.AG23] / [.$D16]" office:value-type="float" office:value="1.38255649122807" calcext:value-type="float">
            <text:p>1.3825564912</text:p>
          </table:table-cell>
          <table:table-cell table:formula="of:= 100 * [.AH16] * [.AH23] / [.$D16]" office:value-type="float" office:value="1.38954421052632" calcext:value-type="float">
            <text:p>1.3895442105</text:p>
          </table:table-cell>
          <table:table-cell table:formula="of:= 100 * [.AI16] * [.AI23] / [.$D16]" office:value-type="float" office:value="1.34685614035088" calcext:value-type="float">
            <text:p>1.3468561404</text:p>
          </table:table-cell>
          <table:table-cell table:formula="of:= 100 * [.AJ16] * [.AJ23] / [.$D16]" office:value-type="float" office:value="1.24869543859649" calcext:value-type="float">
            <text:p>1.2486954386</text:p>
          </table:table-cell>
          <table:table-cell table:formula="of:= 100 * [.AK16] * [.AK23] / [.$D16]" office:value-type="float" office:value="1.07769263157895" calcext:value-type="float">
            <text:p>1.0776926316</text:p>
          </table:table-cell>
          <table:table-cell table:formula="of:= 100 * [.AL16] * [.AL23] / [.$D16]" office:value-type="float" office:value="0.823150175438597" calcext:value-type="float">
            <text:p>0.8231501754</text:p>
          </table:table-cell>
          <table:table-cell table:formula="of:= 100 * [.AM16] * [.AM23] / [.$D16]" office:value-type="float" office:value="0.469365438596491" calcext:value-type="float">
            <text:p>0.4693654386</text:p>
          </table:table-cell>
          <table:table-cell table:formula="of:= 100 * [.AN16] * [.AN23] / [.$D16]" office:value-type="float" office:value="0.479073631578947" calcext:value-type="float">
            <text:p>0.4790736316</text:p>
          </table:table-cell>
          <table:table-cell table:formula="of:= 100 * [.AO16] * [.AO23] / [.$D16]" office:value-type="float" office:value="0.481264" calcext:value-type="float">
            <text:p>0.481264</text:p>
          </table:table-cell>
          <table:table-cell table:formula="of:= 100 * [.AP16] * [.AP23] / [.$D16]" office:value-type="float" office:value="0.473325631578947" calcext:value-type="float">
            <text:p>0.4733256316</text:p>
          </table:table-cell>
          <table:table-cell table:formula="of:= 100 * [.AQ16] * [.AQ23] / [.$D16]" office:value-type="float" office:value="0.454074736842105" calcext:value-type="float">
            <text:p>0.4540747368</text:p>
          </table:table-cell>
          <table:table-cell table:formula="of:= 100 * [.AR16] * [.AR23] / [.$D16]" office:value-type="float" office:value="0.422600087719298" calcext:value-type="float">
            <text:p>0.4226000877</text:p>
          </table:table-cell>
          <table:table-cell table:formula="of:= 100 * [.AS16] * [.AS23] / [.$D16]" office:value-type="float" office:value="0.37546098245614" calcext:value-type="float">
            <text:p>0.3754609825</text:p>
          </table:table-cell>
          <table:table-cell table:formula="of:= 100 * [.AT16] * [.AT23] / [.$D16]" office:value-type="float" office:value="0.311800052631579" calcext:value-type="float">
            <text:p>0.3118000526</text:p>
          </table:table-cell>
          <table:table-cell table:formula="of:= 100 * [.AU16] * [.AU23] / [.$D16]" office:value-type="float" office:value="0.229472701754386" calcext:value-type="float">
            <text:p>0.2294727018</text:p>
          </table:table-cell>
          <table:table-cell table:formula="of:= 100 * [.AV16] * [.AV23] / [.$D16]" office:value-type="float" office:value="0.126186350877193" calcext:value-type="float">
            <text:p>0.1261863509</text:p>
          </table:table-cell>
          <table:table-cell table:formula="of:= 100 * [.AW16] * [.AW23] / [.$D16]" office:value-type="float" office:value="0" calcext:value-type="float">
            <text:p>0</text:p>
          </table:table-cell>
          <table:table-cell table:formula="of:= 100 * [.AX16] * [.AX23] / [.$D16]" office:value-type="float" office:value="0" calcext:value-type="float">
            <text:p>0</text:p>
          </table:table-cell>
          <table:table-cell table:formula="of:= 100 * [.AY16] * [.AY23] / [.$D16]" office:value-type="float" office:value="0" calcext:value-type="float">
            <text:p>0</text:p>
          </table:table-cell>
          <table:table-cell table:formula="of:= 100 * [.AZ16] * [.AZ23] / [.$D16]" office:value-type="float" office:value="0" calcext:value-type="float">
            <text:p>0</text:p>
          </table:table-cell>
          <table:table-cell table:formula="of:= 100 * [.BA16] * [.BA23] / [.$D16]" office:value-type="float" office:value="0" calcext:value-type="float">
            <text:p>0</text:p>
          </table:table-cell>
          <table:table-cell table:formula="of:= 100 * [.BB16] * [.BB23] / [.$D16]" office:value-type="float" office:value="0" calcext:value-type="float">
            <text:p>0</text:p>
          </table:table-cell>
          <table:table-cell table:formula="of:= 100 * [.BC16] * [.BC23] / [.$D16]" office:value-type="float" office:value="0" calcext:value-type="float">
            <text:p>0</text:p>
          </table:table-cell>
          <table:table-cell table:formula="of:= 100 * [.BD16] * [.BD23] / [.$D16]" office:value-type="float" office:value="0" calcext:value-type="float">
            <text:p>0</text:p>
          </table:table-cell>
          <table:table-cell table:formula="of:= 100 * [.BE16] * [.BE23] / [.$D16]" office:value-type="float" office:value="0" calcext:value-type="float">
            <text:p>0</text:p>
          </table:table-cell>
          <table:table-cell table:formula="of:= 100 * [.BF16] * [.BF23] / [.$D16]" office:value-type="float" office:value="0" calcext:value-type="float">
            <text:p>0</text:p>
          </table:table-cell>
          <table:table-cell table:formula="of:= 100 * [.BG16] * [.BG23] / [.$D16]" office:value-type="float" office:value="0" calcext:value-type="float">
            <text:p>0</text:p>
          </table:table-cell>
          <table:table-cell table:formula="of:= 100 * [.BH16] * [.BH23] / [.$D16]" office:value-type="float" office:value="0" calcext:value-type="float">
            <text:p>0</text:p>
          </table:table-cell>
          <table:table-cell table:formula="of:= 100 * [.BI16] * [.BI23] / [.$D16]" office:value-type="float" office:value="0" calcext:value-type="float">
            <text:p>0</text:p>
          </table:table-cell>
          <table:table-cell table:formula="of:= 100 * [.BJ16] * [.BJ23] / [.$D16]" office:value-type="float" office:value="0" calcext:value-type="float">
            <text:p>0</text:p>
          </table:table-cell>
          <table:table-cell table:formula="of:= 100 * [.BK16] * [.BK23] / [.$D16]" office:value-type="float" office:value="0" calcext:value-type="float">
            <text:p>0</text:p>
          </table:table-cell>
          <table:table-cell table:formula="of:= 100 * [.BL16] * [.BL23] / [.$D16]" office:value-type="float" office:value="0" calcext:value-type="float">
            <text:p>0</text:p>
          </table:table-cell>
          <table:table-cell table:formula="of:= 100 * [.BM16] * [.BM23] / [.$D16]" office:value-type="float" office:value="0" calcext:value-type="float">
            <text:p>0</text:p>
          </table:table-cell>
          <table:table-cell table:formula="of:= 100 * [.BN16] * [.BN23] / [.$D16]" office:value-type="float" office:value="0" calcext:value-type="float">
            <text:p>0</text:p>
          </table:table-cell>
          <table:table-cell table:formula="of:= 100 * [.BO16] * [.BO23] / [.$D16]" office:value-type="float" office:value="0" calcext:value-type="float">
            <text:p>0</text:p>
          </table:table-cell>
          <table:table-cell table:formula="of:= 100 * [.BP16] * [.BP23] / [.$D16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1:.BP31])" office:value-type="float" office:value="92.5977604157895" calcext:value-type="float">
            <text:p>92.60</text:p>
          </table:table-cell>
          <table:table-cell table:style-name="ce5"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0252631578947368" calcext:value-type="float">
            <text:p>0.0252631579</text:p>
          </table:table-cell>
          <table:table-cell table:formula="of:= 100 * [.I17] * [.I24] / [.$D17]" office:value-type="float" office:value="0.117947368421053" calcext:value-type="float">
            <text:p>0.1179473684</text:p>
          </table:table-cell>
          <table:table-cell table:formula="of:= 100 * [.J17] * [.J24] / [.$D17]" office:value-type="float" office:value="0.379368421052632" calcext:value-type="float">
            <text:p>0.3793684211</text:p>
          </table:table-cell>
          <table:table-cell table:formula="of:= 100 * [.K17] * [.K24] / [.$D17]" office:value-type="float" office:value="0.831894736842105" calcext:value-type="float">
            <text:p>0.8318947368</text:p>
          </table:table-cell>
          <table:table-cell table:formula="of:= 100 * [.L17] * [.L24] / [.$D17]" office:value-type="float" office:value="1.64494736842105" calcext:value-type="float">
            <text:p>1.6449473684</text:p>
          </table:table-cell>
          <table:table-cell table:formula="of:= 100 * [.M17] * [.M24] / [.$D17]" office:value-type="float" office:value="2.59815789473684" calcext:value-type="float">
            <text:p>2.5981578947</text:p>
          </table:table-cell>
          <table:table-cell table:formula="of:= 100 * [.N17] * [.N24] / [.$D17]" office:value-type="float" office:value="3.78421052631579" calcext:value-type="float">
            <text:p>3.7842105263</text:p>
          </table:table-cell>
          <table:table-cell table:formula="of:= 100 * [.O17] * [.O24] / [.$D17]" office:value-type="float" office:value="4.69689473684211" calcext:value-type="float">
            <text:p>4.6968947368</text:p>
          </table:table-cell>
          <table:table-cell table:formula="of:= 100 * [.P17] * [.P24] / [.$D17]" office:value-type="float" office:value="4.97978947368421" calcext:value-type="float">
            <text:p>4.9797894737</text:p>
          </table:table-cell>
          <table:table-cell table:formula="of:= 100 * [.Q17] * [.Q24] / [.$D17]" office:value-type="float" office:value="3.78321052631579" calcext:value-type="float">
            <text:p>3.7832105263</text:p>
          </table:table-cell>
          <table:table-cell table:formula="of:= 100 * [.R17] * [.R24] / [.$D17]" office:value-type="float" office:value="4.92977368421053" calcext:value-type="float">
            <text:p>4.9297736842</text:p>
          </table:table-cell>
          <table:table-cell table:formula="of:= 100 * [.S17] * [.S24] / [.$D17]" office:value-type="float" office:value="6.23221052631579" calcext:value-type="float">
            <text:p>6.2322105263</text:p>
          </table:table-cell>
          <table:table-cell table:formula="of:= 100 * [.T17] * [.T24] / [.$D17]" office:value-type="float" office:value="7.51251052631579" calcext:value-type="float">
            <text:p>7.5125105263</text:p>
          </table:table-cell>
          <table:table-cell table:formula="of:= 100 * [.U17] * [.U24] / [.$D17]" office:value-type="float" office:value="8.66245263157895" calcext:value-type="float">
            <text:p>8.6624526316</text:p>
          </table:table-cell>
          <table:table-cell table:formula="of:= 100 * [.V17] * [.V24] / [.$D17]" office:value-type="float" office:value="9.53986842105263" calcext:value-type="float">
            <text:p>9.5398684211</text:p>
          </table:table-cell>
          <table:table-cell table:formula="of:= 100 * [.W17] * [.W24] / [.$D17]" office:value-type="float" office:value="6.18628947368421" calcext:value-type="float">
            <text:p>6.1862894737</text:p>
          </table:table-cell>
          <table:table-cell table:formula="of:= 100 * [.X17] * [.X24] / [.$D17]" office:value-type="float" office:value="3.14795263157895" calcext:value-type="float">
            <text:p>3.1479526316</text:p>
          </table:table-cell>
          <table:table-cell table:formula="of:= 100 * [.Y17] * [.Y24] / [.$D17]" office:value-type="float" office:value="2.95965394736842" calcext:value-type="float">
            <text:p>2.9596539474</text:p>
          </table:table-cell>
          <table:table-cell table:formula="of:= 100 * [.Z17] * [.Z24] / [.$D17]" office:value-type="float" office:value="2.4486" calcext:value-type="float">
            <text:p>2.4486</text:p>
          </table:table-cell>
          <table:table-cell table:formula="of:= 100 * [.AA17] * [.AA24] / [.$D17]" office:value-type="float" office:value="2.40058105263158" calcext:value-type="float">
            <text:p>2.4005810526</text:p>
          </table:table-cell>
          <table:table-cell table:formula="of:= 100 * [.AB17] * [.AB24] / [.$D17]" office:value-type="float" office:value="2.18676" calcext:value-type="float">
            <text:p>2.18676</text:p>
          </table:table-cell>
          <table:table-cell table:formula="of:= 100 * [.AC17] * [.AC24] / [.$D17]" office:value-type="float" office:value="1.74476526315789" calcext:value-type="float">
            <text:p>1.7447652632</text:p>
          </table:table-cell>
          <table:table-cell table:formula="of:= 100 * [.AD17] * [.AD24] / [.$D17]" office:value-type="float" office:value="1.03753894736842" calcext:value-type="float">
            <text:p>1.0375389474</text:p>
          </table:table-cell>
          <table:table-cell table:formula="of:= 100 * [.AE17] * [.AE24] / [.$D17]" office:value-type="float" office:value="1.09895210526316" calcext:value-type="float">
            <text:p>1.0989521053</text:p>
          </table:table-cell>
          <table:table-cell table:formula="of:= 100 * [.AF17] * [.AF24] / [.$D17]" office:value-type="float" office:value="1.14170442105263" calcext:value-type="float">
            <text:p>1.1417044211</text:p>
          </table:table-cell>
          <table:table-cell table:formula="of:= 100 * [.AG17] * [.AG24] / [.$D17]" office:value-type="float" office:value="1.15782910526316" calcext:value-type="float">
            <text:p>1.1578291053</text:p>
          </table:table-cell>
          <table:table-cell table:formula="of:= 100 * [.AH17] * [.AH24] / [.$D17]" office:value-type="float" office:value="1.14311557894737" calcext:value-type="float">
            <text:p>1.1431155789</text:p>
          </table:table-cell>
          <table:table-cell table:formula="of:= 100 * [.AI17] * [.AI24] / [.$D17]" office:value-type="float" office:value="1.09200763157895" calcext:value-type="float">
            <text:p>1.0920076316</text:p>
          </table:table-cell>
          <table:table-cell table:formula="of:= 100 * [.AJ17] * [.AJ24] / [.$D17]" office:value-type="float" office:value="0.993145052631579" calcext:value-type="float">
            <text:p>0.9931450526</text:p>
          </table:table-cell>
          <table:table-cell table:formula="of:= 100 * [.AK17] * [.AK24] / [.$D17]" office:value-type="float" office:value="0.840953842105263" calcext:value-type="float">
            <text:p>0.8409538421</text:p>
          </table:table-cell>
          <table:table-cell table:formula="of:= 100 * [.AL17] * [.AL24] / [.$D17]" office:value-type="float" office:value="0.630877789473684" calcext:value-type="float">
            <text:p>0.6308777895</text:p>
          </table:table-cell>
          <table:table-cell table:formula="of:= 100 * [.AM17] * [.AM24] / [.$D17]" office:value-type="float" office:value="0.352793210526316" calcext:value-type="float">
            <text:p>0.3527932105</text:p>
          </table:table-cell>
          <table:table-cell table:formula="of:= 100 * [.AN17] * [.AN24] / [.$D17]" office:value-type="float" office:value="0.353472442105263" calcext:value-type="float">
            <text:p>0.3534724421</text:p>
          </table:table-cell>
          <table:table-cell table:formula="of:= 100 * [.AO17] * [.AO24] / [.$D17]" office:value-type="float" office:value="0.347645978947368" calcext:value-type="float">
            <text:p>0.3476459789</text:p>
          </table:table-cell>
          <table:table-cell table:formula="of:= 100 * [.AP17] * [.AP24] / [.$D17]" office:value-type="float" office:value="0.335137452631579" calcext:value-type="float">
            <text:p>0.3351374526</text:p>
          </table:table-cell>
          <table:table-cell table:formula="of:= 100 * [.AQ17] * [.AQ24] / [.$D17]" office:value-type="float" office:value="0.315260021052632" calcext:value-type="float">
            <text:p>0.3152600211</text:p>
          </table:table-cell>
          <table:table-cell table:formula="of:= 100 * [.AR17] * [.AR24] / [.$D17]" office:value-type="float" office:value="0.286985789473684" calcext:value-type="float">
            <text:p>0.2869857895</text:p>
          </table:table-cell>
          <table:table-cell table:formula="of:= 100 * [.AS17] * [.AS24] / [.$D17]" office:value-type="float" office:value="0.249696926315789" calcext:value-type="float">
            <text:p>0.2496969263</text:p>
          </table:table-cell>
          <table:table-cell table:formula="of:= 100 * [.AT17] * [.AT24] / [.$D17]" office:value-type="float" office:value="0.202950568421053" calcext:value-type="float">
            <text:p>0.2029505684</text:p>
          </table:table-cell>
          <table:table-cell table:formula="of:= 100 * [.AU17] * [.AU24] / [.$D17]" office:value-type="float" office:value="0.146105168421053" calcext:value-type="float">
            <text:p>0.1461051684</text:p>
          </table:table-cell>
          <table:table-cell table:formula="of:= 100 * [.AV17] * [.AV24] / [.$D17]" office:value-type="float" office:value="0.0784860157894737" calcext:value-type="float">
            <text:p>0.0784860158</text:p>
          </table:table-cell>
          <table:table-cell table:formula="of:= 100 * [.AW17] * [.AW24] / [.$D17]" office:value-type="float" office:value="0" calcext:value-type="float">
            <text:p>0</text:p>
          </table:table-cell>
          <table:table-cell table:formula="of:= 100 * [.AX17] * [.AX24] / [.$D17]" office:value-type="float" office:value="0" calcext:value-type="float">
            <text:p>0</text:p>
          </table:table-cell>
          <table:table-cell table:formula="of:= 100 * [.AY17] * [.AY24] / [.$D17]" office:value-type="float" office:value="0" calcext:value-type="float">
            <text:p>0</text:p>
          </table:table-cell>
          <table:table-cell table:formula="of:= 100 * [.AZ17] * [.AZ24] / [.$D17]" office:value-type="float" office:value="0" calcext:value-type="float">
            <text:p>0</text:p>
          </table:table-cell>
          <table:table-cell table:formula="of:= 100 * [.BA17] * [.BA24] / [.$D17]" office:value-type="float" office:value="0" calcext:value-type="float">
            <text:p>0</text:p>
          </table:table-cell>
          <table:table-cell table:formula="of:= 100 * [.BB17] * [.BB24] / [.$D17]" office:value-type="float" office:value="0" calcext:value-type="float">
            <text:p>0</text:p>
          </table:table-cell>
          <table:table-cell table:formula="of:= 100 * [.BC17] * [.BC24] / [.$D17]" office:value-type="float" office:value="0" calcext:value-type="float">
            <text:p>0</text:p>
          </table:table-cell>
          <table:table-cell table:formula="of:= 100 * [.BD17] * [.BD24] / [.$D17]" office:value-type="float" office:value="0" calcext:value-type="float">
            <text:p>0</text:p>
          </table:table-cell>
          <table:table-cell table:formula="of:= 100 * [.BE17] * [.BE24] / [.$D17]" office:value-type="float" office:value="0" calcext:value-type="float">
            <text:p>0</text:p>
          </table:table-cell>
          <table:table-cell table:formula="of:= 100 * [.BF17] * [.BF24] / [.$D17]" office:value-type="float" office:value="0" calcext:value-type="float">
            <text:p>0</text:p>
          </table:table-cell>
          <table:table-cell table:formula="of:= 100 * [.BG17] * [.BG24] / [.$D17]" office:value-type="float" office:value="0" calcext:value-type="float">
            <text:p>0</text:p>
          </table:table-cell>
          <table:table-cell table:formula="of:= 100 * [.BH17] * [.BH24] / [.$D17]" office:value-type="float" office:value="0" calcext:value-type="float">
            <text:p>0</text:p>
          </table:table-cell>
          <table:table-cell table:formula="of:= 100 * [.BI17] * [.BI24] / [.$D17]" office:value-type="float" office:value="0" calcext:value-type="float">
            <text:p>0</text:p>
          </table:table-cell>
          <table:table-cell table:formula="of:= 100 * [.BJ17] * [.BJ24] / [.$D17]" office:value-type="float" office:value="0" calcext:value-type="float">
            <text:p>0</text:p>
          </table:table-cell>
          <table:table-cell table:formula="of:= 100 * [.BK17] * [.BK24] / [.$D17]" office:value-type="float" office:value="0" calcext:value-type="float">
            <text:p>0</text:p>
          </table:table-cell>
          <table:table-cell table:formula="of:= 100 * [.BL17] * [.BL24] / [.$D17]" office:value-type="float" office:value="0" calcext:value-type="float">
            <text:p>0</text:p>
          </table:table-cell>
          <table:table-cell table:formula="of:= 100 * [.BM17] * [.BM24] / [.$D17]" office:value-type="float" office:value="0" calcext:value-type="float">
            <text:p>0</text:p>
          </table:table-cell>
          <table:table-cell table:formula="of:= 100 * [.BN17] * [.BN24] / [.$D17]" office:value-type="float" office:value="0" calcext:value-type="float">
            <text:p>0</text:p>
          </table:table-cell>
          <table:table-cell table:formula="of:= 100 * [.BO17] * [.BO24] / [.$D17]" office:value-type="float" office:value="0" calcext:value-type="float">
            <text:p>0</text:p>
          </table:table-cell>
          <table:table-cell table:formula="of:= 100 * [.BP17] * [.BP24] / [.$D17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2:.BP32])" office:value-type="float" office:value="93.2490044893617" calcext:value-type="float">
            <text:p>93.25</text:p>
          </table:table-cell>
          <table:table-cell table:style-name="ce5"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0293617021276596" calcext:value-type="float">
            <text:p>0.0293617021</text:p>
          </table:table-cell>
          <table:table-cell table:formula="of:= 100 * [.I18] * [.I25] / [.$D18]" office:value-type="float" office:value="0.152425531914894" calcext:value-type="float">
            <text:p>0.1524255319</text:p>
          </table:table-cell>
          <table:table-cell table:formula="of:= 100 * [.J18] * [.J25] / [.$D18]" office:value-type="float" office:value="0.444425531914894" calcext:value-type="float">
            <text:p>0.4444255319</text:p>
          </table:table-cell>
          <table:table-cell table:formula="of:= 100 * [.K18] * [.K25] / [.$D18]" office:value-type="float" office:value="1.0126170212766" calcext:value-type="float">
            <text:p>1.0126170213</text:p>
          </table:table-cell>
          <table:table-cell table:formula="of:= 100 * [.L18] * [.L25] / [.$D18]" office:value-type="float" office:value="1.83382978723404" calcext:value-type="float">
            <text:p>1.8338297872</text:p>
          </table:table-cell>
          <table:table-cell table:formula="of:= 100 * [.M18] * [.M25] / [.$D18]" office:value-type="float" office:value="3.01563829787234" calcext:value-type="float">
            <text:p>3.0156382979</text:p>
          </table:table-cell>
          <table:table-cell table:formula="of:= 100 * [.N18] * [.N25] / [.$D18]" office:value-type="float" office:value="4.19174468085106" calcext:value-type="float">
            <text:p>4.1917446809</text:p>
          </table:table-cell>
          <table:table-cell table:formula="of:= 100 * [.O18] * [.O25] / [.$D18]" office:value-type="float" office:value="5.25542553191489" calcext:value-type="float">
            <text:p>5.2554255319</text:p>
          </table:table-cell>
          <table:table-cell table:formula="of:= 100 * [.P18] * [.P25] / [.$D18]" office:value-type="float" office:value="5.45497872340426" calcext:value-type="float">
            <text:p>5.4549787234</text:p>
          </table:table-cell>
          <table:table-cell table:formula="of:= 100 * [.Q18] * [.Q25] / [.$D18]" office:value-type="float" office:value="4.09931914893617" calcext:value-type="float">
            <text:p>4.0993191489</text:p>
          </table:table-cell>
          <table:table-cell table:formula="of:= 100 * [.R18] * [.R25] / [.$D18]" office:value-type="float" office:value="5.28702127659574" calcext:value-type="float">
            <text:p>5.2870212766</text:p>
          </table:table-cell>
          <table:table-cell table:formula="of:= 100 * [.S18] * [.S25] / [.$D18]" office:value-type="float" office:value="6.56866382978723" calcext:value-type="float">
            <text:p>6.5686638298</text:p>
          </table:table-cell>
          <table:table-cell table:formula="of:= 100 * [.T18] * [.T25] / [.$D18]" office:value-type="float" office:value="7.79676382978724" calcext:value-type="float">
            <text:p>7.7967638298</text:p>
          </table:table-cell>
          <table:table-cell table:formula="of:= 100 * [.U18] * [.U25] / [.$D18]" office:value-type="float" office:value="8.84872340425532" calcext:value-type="float">
            <text:p>8.8487234043</text:p>
          </table:table-cell>
          <table:table-cell table:formula="of:= 100 * [.V18] * [.V25] / [.$D18]" office:value-type="float" office:value="9.60545744680851" calcext:value-type="float">
            <text:p>9.6054574468</text:p>
          </table:table-cell>
          <table:table-cell table:formula="of:= 100 * [.W18] * [.W25] / [.$D18]" office:value-type="float" office:value="6.11891489361702" calcext:value-type="float">
            <text:p>6.1189148936</text:p>
          </table:table-cell>
          <table:table-cell table:formula="of:= 100 * [.X18] * [.X25] / [.$D18]" office:value-type="float" office:value="3.07176595744681" calcext:value-type="float">
            <text:p>3.0717659574</text:p>
          </table:table-cell>
          <table:table-cell table:formula="of:= 100 * [.Y18] * [.Y25] / [.$D18]" office:value-type="float" office:value="2.84940159574468" calcext:value-type="float">
            <text:p>2.8494015957</text:p>
          </table:table-cell>
          <table:table-cell table:formula="of:= 100 * [.Z18] * [.Z25] / [.$D18]" office:value-type="float" office:value="2.31928723404255" calcext:value-type="float">
            <text:p>2.319287234</text:p>
          </table:table-cell>
          <table:table-cell table:formula="of:= 100 * [.AA18] * [.AA25] / [.$D18]" office:value-type="float" office:value="2.23809276595745" calcext:value-type="float">
            <text:p>2.238092766</text:p>
          </table:table-cell>
          <table:table-cell table:formula="of:= 100 * [.AB18] * [.AB25] / [.$D18]" office:value-type="float" office:value="2.00071340425532" calcext:value-type="float">
            <text:p>2.0007134043</text:p>
          </table:table-cell>
          <table:table-cell table:formula="of:= 100 * [.AC18] * [.AC25] / [.$D18]" office:value-type="float" office:value="1.57408723404255" calcext:value-type="float">
            <text:p>1.574087234</text:p>
          </table:table-cell>
          <table:table-cell table:formula="of:= 100 * [.AD18] * [.AD25] / [.$D18]" office:value-type="float" office:value="0.919644893617021" calcext:value-type="float">
            <text:p>0.9196448936</text:p>
          </table:table-cell>
          <table:table-cell table:formula="of:= 100 * [.AE18] * [.AE25] / [.$D18]" office:value-type="float" office:value="0.959266914893617" calcext:value-type="float">
            <text:p>0.9592669149</text:p>
          </table:table-cell>
          <table:table-cell table:formula="of:= 100 * [.AF18] * [.AF25] / [.$D18]" office:value-type="float" office:value="0.979634893617021" calcext:value-type="float">
            <text:p>0.9796348936</text:p>
          </table:table-cell>
          <table:table-cell table:formula="of:= 100 * [.AG18] * [.AG25] / [.$D18]" office:value-type="float" office:value="0.976826021276596" calcext:value-type="float">
            <text:p>0.9768260213</text:p>
          </table:table-cell>
          <table:table-cell table:formula="of:= 100 * [.AH18] * [.AH25] / [.$D18]" office:value-type="float" office:value="0.948119234042553" calcext:value-type="float">
            <text:p>0.948119234</text:p>
          </table:table-cell>
          <table:table-cell table:formula="of:= 100 * [.AI18] * [.AI25] / [.$D18]" office:value-type="float" office:value="0.887687978723404" calcext:value-type="float">
            <text:p>0.8876879787</text:p>
          </table:table-cell>
          <table:table-cell table:formula="of:= 100 * [.AJ18] * [.AJ25] / [.$D18]" office:value-type="float" office:value="0.79269285106383" calcext:value-type="float">
            <text:p>0.7926928511</text:p>
          </table:table-cell>
          <table:table-cell table:formula="of:= 100 * [.AK18] * [.AK25] / [.$D18]" office:value-type="float" office:value="0.659948170212766" calcext:value-type="float">
            <text:p>0.6599481702</text:p>
          </table:table-cell>
          <table:table-cell table:formula="of:= 100 * [.AL18] * [.AL25] / [.$D18]" office:value-type="float" office:value="0.485090425531915" calcext:value-type="float">
            <text:p>0.4850904255</text:p>
          </table:table-cell>
          <table:table-cell table:formula="of:= 100 * [.AM18] * [.AM25] / [.$D18]" office:value-type="float" office:value="0.266033893617021" calcext:value-type="float">
            <text:p>0.2660338936</text:p>
          </table:table-cell>
          <table:table-cell table:formula="of:= 100 * [.AN18] * [.AN25] / [.$D18]" office:value-type="float" office:value="0.261166021276596" calcext:value-type="float">
            <text:p>0.2611660213</text:p>
          </table:table-cell>
          <table:table-cell table:formula="of:= 100 * [.AO18] * [.AO25] / [.$D18]" office:value-type="float" office:value="0.251978263829787" calcext:value-type="float">
            <text:p>0.2519782638</text:p>
          </table:table-cell>
          <table:table-cell table:formula="of:= 100 * [.AP18] * [.AP25] / [.$D18]" office:value-type="float" office:value="0.238028178723404" calcext:value-type="float">
            <text:p>0.2380281787</text:p>
          </table:table-cell>
          <table:table-cell table:formula="of:= 100 * [.AQ18] * [.AQ25] / [.$D18]" office:value-type="float" office:value="0.219149080851064" calcext:value-type="float">
            <text:p>0.2191490809</text:p>
          </table:table-cell>
          <table:table-cell table:formula="of:= 100 * [.AR18] * [.AR25] / [.$D18]" office:value-type="float" office:value="0.195261265957447" calcext:value-type="float">
            <text:p>0.195261266</text:p>
          </table:table-cell>
          <table:table-cell table:formula="of:= 100 * [.AS18] * [.AS25] / [.$D18]" office:value-type="float" office:value="0.166180527659574" calcext:value-type="float">
            <text:p>0.1661805277</text:p>
          </table:table-cell>
          <table:table-cell table:formula="of:= 100 * [.AT18] * [.AT25] / [.$D18]" office:value-type="float" office:value="0.132049768085106" calcext:value-type="float">
            <text:p>0.1320497681</text:p>
          </table:table-cell>
          <table:table-cell table:formula="of:= 100 * [.AU18] * [.AU25] / [.$D18]" office:value-type="float" office:value="0.0928568042553192" calcext:value-type="float">
            <text:p>0.0928568043</text:p>
          </table:table-cell>
          <table:table-cell table:formula="of:= 100 * [.AV18] * [.AV25] / [.$D18]" office:value-type="float" office:value="0.0487304723404255" calcext:value-type="float">
            <text:p>0.0487304723</text:p>
          </table:table-cell>
          <table:table-cell table:formula="of:= 100 * [.AW18] * [.AW25] / [.$D18]" office:value-type="float" office:value="0" calcext:value-type="float">
            <text:p>0</text:p>
          </table:table-cell>
          <table:table-cell table:formula="of:= 100 * [.AX18] * [.AX25] / [.$D18]" office:value-type="float" office:value="0" calcext:value-type="float">
            <text:p>0</text:p>
          </table:table-cell>
          <table:table-cell table:formula="of:= 100 * [.AY18] * [.AY25] / [.$D18]" office:value-type="float" office:value="0" calcext:value-type="float">
            <text:p>0</text:p>
          </table:table-cell>
          <table:table-cell table:formula="of:= 100 * [.AZ18] * [.AZ25] / [.$D18]" office:value-type="float" office:value="0" calcext:value-type="float">
            <text:p>0</text:p>
          </table:table-cell>
          <table:table-cell table:formula="of:= 100 * [.BA18] * [.BA25] / [.$D18]" office:value-type="float" office:value="0" calcext:value-type="float">
            <text:p>0</text:p>
          </table:table-cell>
          <table:table-cell table:formula="of:= 100 * [.BB18] * [.BB25] / [.$D18]" office:value-type="float" office:value="0" calcext:value-type="float">
            <text:p>0</text:p>
          </table:table-cell>
          <table:table-cell table:formula="of:= 100 * [.BC18] * [.BC25] / [.$D18]" office:value-type="float" office:value="0" calcext:value-type="float">
            <text:p>0</text:p>
          </table:table-cell>
          <table:table-cell table:formula="of:= 100 * [.BD18] * [.BD25] / [.$D18]" office:value-type="float" office:value="0" calcext:value-type="float">
            <text:p>0</text:p>
          </table:table-cell>
          <table:table-cell table:formula="of:= 100 * [.BE18] * [.BE25] / [.$D18]" office:value-type="float" office:value="0" calcext:value-type="float">
            <text:p>0</text:p>
          </table:table-cell>
          <table:table-cell table:formula="of:= 100 * [.BF18] * [.BF25] / [.$D18]" office:value-type="float" office:value="0" calcext:value-type="float">
            <text:p>0</text:p>
          </table:table-cell>
          <table:table-cell table:formula="of:= 100 * [.BG18] * [.BG25] / [.$D18]" office:value-type="float" office:value="0" calcext:value-type="float">
            <text:p>0</text:p>
          </table:table-cell>
          <table:table-cell table:formula="of:= 100 * [.BH18] * [.BH25] / [.$D18]" office:value-type="float" office:value="0" calcext:value-type="float">
            <text:p>0</text:p>
          </table:table-cell>
          <table:table-cell table:formula="of:= 100 * [.BI18] * [.BI25] / [.$D18]" office:value-type="float" office:value="0" calcext:value-type="float">
            <text:p>0</text:p>
          </table:table-cell>
          <table:table-cell table:formula="of:= 100 * [.BJ18] * [.BJ25] / [.$D18]" office:value-type="float" office:value="0" calcext:value-type="float">
            <text:p>0</text:p>
          </table:table-cell>
          <table:table-cell table:formula="of:= 100 * [.BK18] * [.BK25] / [.$D18]" office:value-type="float" office:value="0" calcext:value-type="float">
            <text:p>0</text:p>
          </table:table-cell>
          <table:table-cell table:formula="of:= 100 * [.BL18] * [.BL25] / [.$D18]" office:value-type="float" office:value="0" calcext:value-type="float">
            <text:p>0</text:p>
          </table:table-cell>
          <table:table-cell table:formula="of:= 100 * [.BM18] * [.BM25] / [.$D18]" office:value-type="float" office:value="0" calcext:value-type="float">
            <text:p>0</text:p>
          </table:table-cell>
          <table:table-cell table:formula="of:= 100 * [.BN18] * [.BN25] / [.$D18]" office:value-type="float" office:value="0" calcext:value-type="float">
            <text:p>0</text:p>
          </table:table-cell>
          <table:table-cell table:formula="of:= 100 * [.BO18] * [.BO25] / [.$D18]" office:value-type="float" office:value="0" calcext:value-type="float">
            <text:p>0</text:p>
          </table:table-cell>
          <table:table-cell table:formula="of:= 100 * [.BP18] * [.BP25] / [.$D18]" office:value-type="float" office:value="0" calcext:value-type="float">
            <text:p>0</text:p>
          </table:table-cell>
          <table:table-cell table:number-columns-repeated="956"/>
        </table:table-row>
        <table:table-row table:style-name="ro1">
          <table:table-cell table:number-columns-repeated="4"/>
          <table:table-cell table:style-name="ce4" table:formula="of:=SUM([.G33:.BP33])" office:value-type="float" office:value="94.3576715422681" calcext:value-type="float">
            <text:p>94.36</text:p>
          </table:table-cell>
          <table:table-cell table:style-name="ce5"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0372164948453608" calcext:value-type="float">
            <text:p>0.0372164948</text:p>
          </table:table-cell>
          <table:table-cell table:formula="of:= 100 * [.I19] * [.I26] / [.$D19]" office:value-type="float" office:value="0.176474226804124" calcext:value-type="float">
            <text:p>0.1764742268</text:p>
          </table:table-cell>
          <table:table-cell table:formula="of:= 100 * [.J19] * [.J26] / [.$D19]" office:value-type="float" office:value="0.530061855670103" calcext:value-type="float">
            <text:p>0.5300618557</text:p>
          </table:table-cell>
          <table:table-cell table:formula="of:= 100 * [.K19] * [.K26] / [.$D19]" office:value-type="float" office:value="1.16531958762887" calcext:value-type="float">
            <text:p>1.1653195876</text:p>
          </table:table-cell>
          <table:table-cell table:formula="of:= 100 * [.L19] * [.L26] / [.$D19]" office:value-type="float" office:value="2.16358762886598" calcext:value-type="float">
            <text:p>2.1635876289</text:p>
          </table:table-cell>
          <table:table-cell table:formula="of:= 100 * [.M19] * [.M26] / [.$D19]" office:value-type="float" office:value="3.41489690721649" calcext:value-type="float">
            <text:p>3.4148969072</text:p>
          </table:table-cell>
          <table:table-cell table:formula="of:= 100 * [.N19] * [.N26] / [.$D19]" office:value-type="float" office:value="4.75925773195876" calcext:value-type="float">
            <text:p>4.759257732</text:p>
          </table:table-cell>
          <table:table-cell table:formula="of:= 100 * [.O19] * [.O26] / [.$D19]" office:value-type="float" office:value="5.80094845360825" calcext:value-type="float">
            <text:p>5.8009484536</text:p>
          </table:table-cell>
          <table:table-cell table:formula="of:= 100 * [.P19] * [.P26] / [.$D19]" office:value-type="float" office:value="5.9599587628866" calcext:value-type="float">
            <text:p>5.9599587629</text:p>
          </table:table-cell>
          <table:table-cell table:formula="of:= 100 * [.Q19] * [.Q26] / [.$D19]" office:value-type="float" office:value="4.37817525773196" calcext:value-type="float">
            <text:p>4.3781752577</text:p>
          </table:table-cell>
          <table:table-cell table:formula="of:= 100 * [.R19] * [.R26] / [.$D19]" office:value-type="float" office:value="5.60992268041237" calcext:value-type="float">
            <text:p>5.6099226804</text:p>
          </table:table-cell>
          <table:table-cell table:formula="of:= 100 * [.S19] * [.S26] / [.$D19]" office:value-type="float" office:value="6.86043711340206" calcext:value-type="float">
            <text:p>6.8604371134</text:p>
          </table:table-cell>
          <table:table-cell table:formula="of:= 100 * [.T19] * [.T26] / [.$D19]" office:value-type="float" office:value="8.03071030927835" calcext:value-type="float">
            <text:p>8.0307103093</text:p>
          </table:table-cell>
          <table:table-cell table:formula="of:= 100 * [.U19] * [.U26] / [.$D19]" office:value-type="float" office:value="9.0034206185567" calcext:value-type="float">
            <text:p>9.0034206186</text:p>
          </table:table-cell>
          <table:table-cell table:formula="of:= 100 * [.V19] * [.V26] / [.$D19]" office:value-type="float" office:value="9.60122164948454" calcext:value-type="float">
            <text:p>9.6012216495</text:p>
          </table:table-cell>
          <table:table-cell table:formula="of:= 100 * [.W19] * [.W26] / [.$D19]" office:value-type="float" office:value="6.04584793814433" calcext:value-type="float">
            <text:p>6.0458479381</text:p>
          </table:table-cell>
          <table:table-cell table:formula="of:= 100 * [.X19] * [.X26] / [.$D19]" office:value-type="float" office:value="2.98600824742268" calcext:value-type="float">
            <text:p>2.9860082474</text:p>
          </table:table-cell>
          <table:table-cell table:formula="of:= 100 * [.Y19] * [.Y26] / [.$D19]" office:value-type="float" office:value="2.72828273195876" calcext:value-type="float">
            <text:p>2.728282732</text:p>
          </table:table-cell>
          <table:table-cell table:formula="of:= 100 * [.Z19] * [.Z26] / [.$D19]" office:value-type="float" office:value="2.18758195876289" calcext:value-type="float">
            <text:p>2.1875819588</text:p>
          </table:table-cell>
          <table:table-cell table:formula="of:= 100 * [.AA19] * [.AA26] / [.$D19]" office:value-type="float" office:value="2.07452329896907" calcext:value-type="float">
            <text:p>2.074523299</text:p>
          </table:table-cell>
          <table:table-cell table:formula="of:= 100 * [.AB19] * [.AB26] / [.$D19]" office:value-type="float" office:value="1.82424463917526" calcext:value-type="float">
            <text:p>1.8242446392</text:p>
          </table:table-cell>
          <table:table-cell table:formula="of:= 100 * [.AC19] * [.AC26] / [.$D19]" office:value-type="float" office:value="1.41174164948454" calcext:value-type="float">
            <text:p>1.4117416495</text:p>
          </table:table-cell>
          <table:table-cell table:formula="of:= 100 * [.AD19] * [.AD26] / [.$D19]" office:value-type="float" office:value="0.811795360824742" calcext:value-type="float">
            <text:p>0.8117953608</text:p>
          </table:table-cell>
          <table:table-cell table:formula="of:= 100 * [.AE19] * [.AE26] / [.$D19]" office:value-type="float" office:value="0.831656969072165" calcext:value-type="float">
            <text:p>0.8316569691</text:p>
          </table:table-cell>
          <table:table-cell table:formula="of:= 100 * [.AF19] * [.AF26] / [.$D19]" office:value-type="float" office:value="0.835210969072165" calcext:value-type="float">
            <text:p>0.8352109691</text:p>
          </table:table-cell>
          <table:table-cell table:formula="of:= 100 * [.AG19] * [.AG26] / [.$D19]" office:value-type="float" office:value="0.817859432989691" calcext:value-type="float">
            <text:p>0.817859433</text:p>
          </table:table-cell>
          <table:table-cell table:formula="of:= 100 * [.AH19] * [.AH26] / [.$D19]" office:value-type="float" office:value="0.779809484536083" calcext:value-type="float">
            <text:p>0.7798094845</text:p>
          </table:table-cell>
          <table:table-cell table:formula="of:= 100 * [.AI19] * [.AI26] / [.$D19]" office:value-type="float" office:value="0.716714742268041" calcext:value-type="float">
            <text:p>0.7167147423</text:p>
          </table:table-cell>
          <table:table-cell table:formula="of:= 100 * [.AJ19] * [.AJ26] / [.$D19]" office:value-type="float" office:value="0.628317030927835" calcext:value-type="float">
            <text:p>0.6283170309</text:p>
          </table:table-cell>
          <table:table-cell table:formula="of:= 100 * [.AK19] * [.AK26] / [.$D19]" office:value-type="float" office:value="0.513232639175258" calcext:value-type="float">
            <text:p>0.5132326392</text:p>
          </table:table-cell>
          <table:table-cell table:formula="of:= 100 * [.AL19] * [.AL26] / [.$D19]" office:value-type="float" office:value="0.370078371134021" calcext:value-type="float">
            <text:p>0.3700783711</text:p>
          </table:table-cell>
          <table:table-cell table:formula="of:= 100 * [.AM19] * [.AM26] / [.$D19]" office:value-type="float" office:value="0.198976432989691" calcext:value-type="float">
            <text:p>0.198976433</text:p>
          </table:table-cell>
          <table:table-cell table:formula="of:= 100 * [.AN19] * [.AN26] / [.$D19]" office:value-type="float" office:value="0.191431419587629" calcext:value-type="float">
            <text:p>0.1914314196</text:p>
          </table:table-cell>
          <table:table-cell table:formula="of:= 100 * [.AO19] * [.AO26] / [.$D19]" office:value-type="float" office:value="0.18083313814433" calcext:value-type="float">
            <text:p>0.1808331381</text:p>
          </table:table-cell>
          <table:table-cell table:formula="of:= 100 * [.AP19] * [.AP26] / [.$D19]" office:value-type="float" office:value="0.167271263917526" calcext:value-type="float">
            <text:p>0.1672712639</text:p>
          </table:table-cell>
          <table:table-cell table:formula="of:= 100 * [.AQ19] * [.AQ26] / [.$D19]" office:value-type="float" office:value="0.150716925773196" calcext:value-type="float">
            <text:p>0.1507169258</text:p>
          </table:table-cell>
          <table:table-cell table:formula="of:= 100 * [.AR19] * [.AR26] / [.$D19]" office:value-type="float" office:value="0.131436448453608" calcext:value-type="float">
            <text:p>0.1314364485</text:p>
          </table:table-cell>
          <table:table-cell table:formula="of:= 100 * [.AS19] * [.AS26] / [.$D19]" office:value-type="float" office:value="0.109378395876289" calcext:value-type="float">
            <text:p>0.1093783959</text:p>
          </table:table-cell>
          <table:table-cell table:formula="of:= 100 * [.AT19] * [.AT26] / [.$D19]" office:value-type="float" office:value="0.0848984443298969" calcext:value-type="float">
            <text:p>0.0848984443</text:p>
          </table:table-cell>
          <table:table-cell table:formula="of:= 100 * [.AU19] * [.AU26] / [.$D19]" office:value-type="float" office:value="0.0583261051546392" calcext:value-type="float">
            <text:p>0.0583261052</text:p>
          </table:table-cell>
          <table:table-cell table:formula="of:= 100 * [.AV19] * [.AV26] / [.$D19]" office:value-type="float" office:value="0.0298882257731959" calcext:value-type="float">
            <text:p>0.0298882258</text:p>
          </table:table-cell>
          <table:table-cell table:formula="of:= 100 * [.AW19] * [.AW26] / [.$D19]" office:value-type="float" office:value="0" calcext:value-type="float">
            <text:p>0</text:p>
          </table:table-cell>
          <table:table-cell table:formula="of:= 100 * [.AX19] * [.AX26] / [.$D19]" office:value-type="float" office:value="0" calcext:value-type="float">
            <text:p>0</text:p>
          </table:table-cell>
          <table:table-cell table:formula="of:= 100 * [.AY19] * [.AY26] / [.$D19]" office:value-type="float" office:value="0" calcext:value-type="float">
            <text:p>0</text:p>
          </table:table-cell>
          <table:table-cell table:formula="of:= 100 * [.AZ19] * [.AZ26] / [.$D19]" office:value-type="float" office:value="0" calcext:value-type="float">
            <text:p>0</text:p>
          </table:table-cell>
          <table:table-cell table:formula="of:= 100 * [.BA19] * [.BA26] / [.$D19]" office:value-type="float" office:value="0" calcext:value-type="float">
            <text:p>0</text:p>
          </table:table-cell>
          <table:table-cell table:formula="of:= 100 * [.BB19] * [.BB26] / [.$D19]" office:value-type="float" office:value="0" calcext:value-type="float">
            <text:p>0</text:p>
          </table:table-cell>
          <table:table-cell table:formula="of:= 100 * [.BC19] * [.BC26] / [.$D19]" office:value-type="float" office:value="0" calcext:value-type="float">
            <text:p>0</text:p>
          </table:table-cell>
          <table:table-cell table:formula="of:= 100 * [.BD19] * [.BD26] / [.$D19]" office:value-type="float" office:value="0" calcext:value-type="float">
            <text:p>0</text:p>
          </table:table-cell>
          <table:table-cell table:formula="of:= 100 * [.BE19] * [.BE26] / [.$D19]" office:value-type="float" office:value="0" calcext:value-type="float">
            <text:p>0</text:p>
          </table:table-cell>
          <table:table-cell table:formula="of:= 100 * [.BF19] * [.BF26] / [.$D19]" office:value-type="float" office:value="0" calcext:value-type="float">
            <text:p>0</text:p>
          </table:table-cell>
          <table:table-cell table:formula="of:= 100 * [.BG19] * [.BG26] / [.$D19]" office:value-type="float" office:value="0" calcext:value-type="float">
            <text:p>0</text:p>
          </table:table-cell>
          <table:table-cell table:formula="of:= 100 * [.BH19] * [.BH26] / [.$D19]" office:value-type="float" office:value="0" calcext:value-type="float">
            <text:p>0</text:p>
          </table:table-cell>
          <table:table-cell table:formula="of:= 100 * [.BI19] * [.BI26] / [.$D19]" office:value-type="float" office:value="0" calcext:value-type="float">
            <text:p>0</text:p>
          </table:table-cell>
          <table:table-cell table:formula="of:= 100 * [.BJ19] * [.BJ26] / [.$D19]" office:value-type="float" office:value="0" calcext:value-type="float">
            <text:p>0</text:p>
          </table:table-cell>
          <table:table-cell table:formula="of:= 100 * [.BK19] * [.BK26] / [.$D19]" office:value-type="float" office:value="0" calcext:value-type="float">
            <text:p>0</text:p>
          </table:table-cell>
          <table:table-cell table:formula="of:= 100 * [.BL19] * [.BL26] / [.$D19]" office:value-type="float" office:value="0" calcext:value-type="float">
            <text:p>0</text:p>
          </table:table-cell>
          <table:table-cell table:formula="of:= 100 * [.BM19] * [.BM26] / [.$D19]" office:value-type="float" office:value="0" calcext:value-type="float">
            <text:p>0</text:p>
          </table:table-cell>
          <table:table-cell table:formula="of:= 100 * [.BN19] * [.BN26] / [.$D19]" office:value-type="float" office:value="0" calcext:value-type="float">
            <text:p>0</text:p>
          </table:table-cell>
          <table:table-cell table:formula="of:= 100 * [.BO19] * [.BO26] / [.$D19]" office:value-type="float" office:value="0" calcext:value-type="float">
            <text:p>0</text:p>
          </table:table-cell>
          <table:table-cell table:formula="of:= 100 * [.BP19] * [.BP26] / [.$D19]" office:value-type="float" office:value="0" calcext:value-type="float">
            <text:p>0</text:p>
          </table:table-cell>
          <table:table-cell table:number-columns-repeated="956"/>
        </table:table-row>
      </table:table>
      <table:table table:name="Коефициенти - Трети Вариант" table:style-name="ta1"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5"/>
        <table:table-column table:style-name="co7" table:number-columns-repeated="59" table:default-cell-style-name="Default"/>
        <table:table-row table:style-name="ro1">
          <table:table-cell office:value-type="string" calcext:value-type="string">
            <text:p>Lucky Six при сфера с 90 топки от която се теглят 66.</text:p>
          </table:table-cell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Трябва да бъдат познати поне 9 топки.</text:p>
          </table:table-cell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Играчът избира първоначално от 9 до 15 числа.</text:p>
          </table:table-cell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4"/>
          <table:table-cell table:style-name="Default"/>
          <table:table-cell table:number-columns-repeated="59"/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office:value-type="string" calcext:value-type="string">
            <text:p>Брой цветове с 9 или повече топки от един цвят:</text:p>
          </table:table-cell>
          <table:table-cell table:number-columns-repeated="4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 office:value-type="string" calcext:value-type="string">
            <text:p>Вероятност</text:p>
          </table:table-cell>
          <table:table-cell table:formula="of:= 553025223 / 1000000000" office:value-type="float" office:value="0.553025223" calcext:value-type="float">
            <text:p>0.553025223</text:p>
          </table:table-cell>
          <table:table-cell table:formula="of:= 373999539 / 1000000000" office:value-type="float" office:value="0.373999539" calcext:value-type="float">
            <text:p>0.373999539</text:p>
          </table:table-cell>
          <table:table-cell table:formula="of:= 68902199 / 1000000000" office:value-type="float" office:value="0.068902199" calcext:value-type="float">
            <text:p>0.068902199</text:p>
          </table:table-cell>
          <table:table-cell table:formula="of:= 4007116 / 1000000000" office:value-type="float" office:value="0.004007116" calcext:value-type="float">
            <text:p>0.004007116</text:p>
          </table:table-cell>
          <table:table-cell table:formula="of:= 65704 / 1000000000" office:value-type="float" office:value="0.000065704" calcext:value-type="float">
            <text:p>0.000065704</text:p>
          </table:table-cell>
          <table:table-cell table:formula="of:= 219 / 1000000000" office:value-type="float" office:value="0.000000219" calcext:value-type="float">
            <text:p>0.000000219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 table:number-columns-repeated="5"/>
          <table:table-cell table:style-name="Default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3.5" calcext:value-type="float">
            <text:p>13.5</text:p>
          </table:table-cell>
          <table:table-cell office:value-type="float" office:value="230" calcext:value-type="float">
            <text:p>230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Default"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49988475" calcext:value-type="float">
            <text:p>93.50</text:p>
          </table:table-cell>
          <table:table-cell table:style-name="ce3" table:formula="of:= 100 * [.I10] * [.I11]" office:value-type="float" office:value="93.01796865" calcext:value-type="float">
            <text:p>93.02</text:p>
          </table:table-cell>
          <table:table-cell table:style-name="ce3" table:formula="of:= 100 * SUM([.J10:.Q10]) * [.J11]" office:value-type="float" office:value="93.679897" calcext:value-type="float">
            <text:p>93.68</text:p>
          </table:table-cell>
          <table:table-cell table:style-name="ce3" table:number-columns-repeated="7"/>
          <table:table-cell table:number-columns-repeated="48"/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9/9</text:p>
          </table:table-cell>
          <table:table-cell table:style-name="ce3" table:formula="of:= [.D15] / [.C15]" office:value-type="float" office:value="1" calcext:value-type="float">
            <text:p>1.00</text:p>
          </table:table-cell>
          <table:table-cell table:formula="of:=COMBIN(9;9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 1 - [.G15]" office:value-type="float" office:value="0.052402634" calcext:value-type="float">
            <text:p>0.052402634</text:p>
          </table:table-cell>
          <table:table-cell office:value-type="string" calcext:value-type="string">
            <text:p>Вероятност</text:p>
          </table:table-cell>
          <table:table-cell table:formula="of:= 947597366 / 1000000000" office:value-type="float" office:value="0.947597366" calcext:value-type="float">
            <text:p>0.947597366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3 / 1000000000" office:value-type="float" office:value="0.000000003" calcext:value-type="float">
            <text:p>0.000000003</text:p>
          </table:table-cell>
          <table:table-cell table:formula="of:= 13 / 1000000000" office:value-type="float" office:value="0.000000013" calcext:value-type="float">
            <text:p>0.000000013</text:p>
          </table:table-cell>
          <table:table-cell table:formula="of:= 20 / 1000000000" office:value-type="float" office:value="0.00000002" calcext:value-type="float">
            <text:p>0.00000002</text:p>
          </table:table-cell>
          <table:table-cell table:formula="of:= 37 / 1000000000" office:value-type="float" office:value="0.000000037" calcext:value-type="float">
            <text:p>0.000000037</text:p>
          </table:table-cell>
          <table:table-cell table:formula="of:= 55 / 1000000000" office:value-type="float" office:value="0.000000055" calcext:value-type="float">
            <text:p>0.000000055</text:p>
          </table:table-cell>
          <table:table-cell table:formula="of:= 102 / 1000000000" office:value-type="float" office:value="0.000000102" calcext:value-type="float">
            <text:p>0.000000102</text:p>
          </table:table-cell>
          <table:table-cell table:formula="of:= 169 / 1000000000" office:value-type="float" office:value="0.000000169" calcext:value-type="float">
            <text:p>0.000000169</text:p>
          </table:table-cell>
          <table:table-cell table:formula="of:= 343 / 1000000000" office:value-type="float" office:value="0.000000343" calcext:value-type="float">
            <text:p>0.000000343</text:p>
          </table:table-cell>
          <table:table-cell table:formula="of:= 484 / 1000000000" office:value-type="float" office:value="0.000000484" calcext:value-type="float">
            <text:p>0.000000484</text:p>
          </table:table-cell>
          <table:table-cell table:formula="of:= 681 / 1000000000" office:value-type="float" office:value="0.000000681" calcext:value-type="float">
            <text:p>0.000000681</text:p>
          </table:table-cell>
          <table:table-cell table:formula="of:= 1059 / 1000000000" office:value-type="float" office:value="0.000001059" calcext:value-type="float">
            <text:p>0.000001059</text:p>
          </table:table-cell>
          <table:table-cell table:formula="of:= 1445 / 1000000000" office:value-type="float" office:value="0.000001445" calcext:value-type="float">
            <text:p>0.000001445</text:p>
          </table:table-cell>
          <table:table-cell table:formula="of:= 2149 / 1000000000" office:value-type="float" office:value="0.000002149" calcext:value-type="float">
            <text:p>0.000002149</text:p>
          </table:table-cell>
          <table:table-cell table:formula="of:= 3236 / 1000000000" office:value-type="float" office:value="0.000003236" calcext:value-type="float">
            <text:p>0.000003236</text:p>
          </table:table-cell>
          <table:table-cell table:formula="of:= 4354 / 1000000000" office:value-type="float" office:value="0.000004354" calcext:value-type="float">
            <text:p>0.000004354</text:p>
          </table:table-cell>
          <table:table-cell table:formula="of:= 6121 / 1000000000" office:value-type="float" office:value="0.000006121" calcext:value-type="float">
            <text:p>0.000006121</text:p>
          </table:table-cell>
          <table:table-cell table:formula="of:= 8179 / 1000000000" office:value-type="float" office:value="0.000008179" calcext:value-type="float">
            <text:p>0.000008179</text:p>
          </table:table-cell>
          <table:table-cell table:formula="of:= 10997 / 1000000000" office:value-type="float" office:value="0.000010997" calcext:value-type="float">
            <text:p>0.000010997</text:p>
          </table:table-cell>
          <table:table-cell table:formula="of:= 14991 / 1000000000" office:value-type="float" office:value="0.000014991" calcext:value-type="float">
            <text:p>0.000014991</text:p>
          </table:table-cell>
          <table:table-cell table:formula="of:= 19691 / 1000000000" office:value-type="float" office:value="0.000019691" calcext:value-type="float">
            <text:p>0.000019691</text:p>
          </table:table-cell>
          <table:table-cell table:formula="of:= 25700 / 1000000000" office:value-type="float" office:value="0.0000257" calcext:value-type="float">
            <text:p>0.0000257</text:p>
          </table:table-cell>
          <table:table-cell table:formula="of:= 33646 / 1000000000" office:value-type="float" office:value="0.000033646" calcext:value-type="float">
            <text:p>0.000033646</text:p>
          </table:table-cell>
          <table:table-cell table:formula="of:= 42728 / 1000000000" office:value-type="float" office:value="0.000042728" calcext:value-type="float">
            <text:p>0.000042728</text:p>
          </table:table-cell>
          <table:table-cell table:formula="of:= 54800 / 1000000000" office:value-type="float" office:value="0.0000548" calcext:value-type="float">
            <text:p>0.0000548</text:p>
          </table:table-cell>
          <table:table-cell table:formula="of:= 68986 / 1000000000" office:value-type="float" office:value="0.000068986" calcext:value-type="float">
            <text:p>0.000068986</text:p>
          </table:table-cell>
          <table:table-cell table:formula="of:= 86755 / 1000000000" office:value-type="float" office:value="0.000086755" calcext:value-type="float">
            <text:p>0.000086755</text:p>
          </table:table-cell>
          <table:table-cell table:formula="of:= 108239 / 1000000000" office:value-type="float" office:value="0.000108239" calcext:value-type="float">
            <text:p>0.000108239</text:p>
          </table:table-cell>
          <table:table-cell table:formula="of:= 135560 / 1000000000" office:value-type="float" office:value="0.00013556" calcext:value-type="float">
            <text:p>0.00013556</text:p>
          </table:table-cell>
          <table:table-cell table:formula="of:= 167465 / 1000000000" office:value-type="float" office:value="0.000167465" calcext:value-type="float">
            <text:p>0.000167465</text:p>
          </table:table-cell>
          <table:table-cell table:formula="of:= 205193 / 1000000000" office:value-type="float" office:value="0.000205193" calcext:value-type="float">
            <text:p>0.000205193</text:p>
          </table:table-cell>
          <table:table-cell table:formula="of:= 251456 / 1000000000" office:value-type="float" office:value="0.000251456" calcext:value-type="float">
            <text:p>0.000251456</text:p>
          </table:table-cell>
          <table:table-cell table:formula="of:= 305355 / 1000000000" office:value-type="float" office:value="0.000305355" calcext:value-type="float">
            <text:p>0.000305355</text:p>
          </table:table-cell>
          <table:table-cell table:formula="of:= 369625 / 1000000000" office:value-type="float" office:value="0.000369625" calcext:value-type="float">
            <text:p>0.000369625</text:p>
          </table:table-cell>
          <table:table-cell table:formula="of:= 444968 / 1000000000" office:value-type="float" office:value="0.000444968" calcext:value-type="float">
            <text:p>0.000444968</text:p>
          </table:table-cell>
          <table:table-cell table:formula="of:= 535732 / 1000000000" office:value-type="float" office:value="0.000535732" calcext:value-type="float">
            <text:p>0.000535732</text:p>
          </table:table-cell>
          <table:table-cell table:formula="of:= 637592 / 1000000000" office:value-type="float" office:value="0.000637592" calcext:value-type="float">
            <text:p>0.000637592</text:p>
          </table:table-cell>
          <table:table-cell table:formula="of:= 759446 / 1000000000" office:value-type="float" office:value="0.000759446" calcext:value-type="float">
            <text:p>0.000759446</text:p>
          </table:table-cell>
          <table:table-cell table:formula="of:= 902288 / 1000000000" office:value-type="float" office:value="0.000902288" calcext:value-type="float">
            <text:p>0.000902288</text:p>
          </table:table-cell>
          <table:table-cell table:formula="of:= 1064260 / 1000000000" office:value-type="float" office:value="0.00106426" calcext:value-type="float">
            <text:p>0.00106426</text:p>
          </table:table-cell>
          <table:table-cell table:formula="of:= 1254110 / 1000000000" office:value-type="float" office:value="0.00125411" calcext:value-type="float">
            <text:p>0.00125411</text:p>
          </table:table-cell>
          <table:table-cell table:formula="of:= 1473524 / 1000000000" office:value-type="float" office:value="0.001473524" calcext:value-type="float">
            <text:p>0.001473524</text:p>
          </table:table-cell>
          <table:table-cell table:formula="of:= 1722308 / 1000000000" office:value-type="float" office:value="0.001722308" calcext:value-type="float">
            <text:p>0.001722308</text:p>
          </table:table-cell>
          <table:table-cell table:formula="of:= 2013954 / 1000000000" office:value-type="float" office:value="0.002013954" calcext:value-type="float">
            <text:p>0.002013954</text:p>
          </table:table-cell>
          <table:table-cell table:formula="of:= 2339828 / 1000000000" office:value-type="float" office:value="0.002339828" calcext:value-type="float">
            <text:p>0.002339828</text:p>
          </table:table-cell>
          <table:table-cell table:formula="of:= 2715948 / 1000000000" office:value-type="float" office:value="0.002715948" calcext:value-type="float">
            <text:p>0.002715948</text:p>
          </table:table-cell>
          <table:table-cell table:formula="of:= 3139020 / 1000000000" office:value-type="float" office:value="0.00313902" calcext:value-type="float">
            <text:p>0.00313902</text:p>
          </table:table-cell>
          <table:table-cell table:formula="of:= 3620805 / 1000000000" office:value-type="float" office:value="0.003620805" calcext:value-type="float">
            <text:p>0.003620805</text:p>
          </table:table-cell>
          <table:table-cell table:formula="of:= 4169854 / 1000000000" office:value-type="float" office:value="0.004169854" calcext:value-type="float">
            <text:p>0.004169854</text:p>
          </table:table-cell>
          <table:table-cell table:formula="of:= 4788031 / 1000000000" office:value-type="float" office:value="0.004788031" calcext:value-type="float">
            <text:p>0.004788031</text:p>
          </table:table-cell>
          <table:table-cell table:formula="of:= 5478508 / 1000000000" office:value-type="float" office:value="0.005478508" calcext:value-type="float">
            <text:p>0.005478508</text:p>
          </table:table-cell>
          <table:table-cell table:formula="of:= 6266163 / 1000000000" office:value-type="float" office:value="0.006266163" calcext:value-type="float">
            <text:p>0.006266163</text:p>
          </table:table-cell>
          <table:table-cell table:formula="of:= 7146653 / 1000000000" office:value-type="float" office:value="0.007146653" calcext:value-type="float">
            <text:p>0.007146653</text:p>
          </table:table-cell>
        </table:table-row>
        <table:table-row table:style-name="ro1">
          <table:table-cell table:style-name="ce2" office:value-type="string" calcext:value-type="string">
            <text:p>9/10</text:p>
          </table:table-cell>
          <table:table-cell table:style-name="ce3" table:formula="of:= [.D16] / [.C16]" office:value-type="float" office:value="0.63" calcext:value-type="float">
            <text:p>0.63</text:p>
          </table:table-cell>
          <table:table-cell table:formula="of:=COMBIN(10;9)" office:value-type="float" office:value="10" calcext:value-type="float">
            <text:p>10</text:p>
          </table:table-cell>
          <table:table-cell office:value-type="float" office:value="6.3" calcext:value-type="float">
            <text:p>6.3</text:p>
          </table:table-cell>
          <table:table-cell table:formula="of:= 1 - [.G16]" office:value-type="float" office:value="0.192159546" calcext:value-type="float">
            <text:p>0.192159546</text:p>
          </table:table-cell>
          <table:table-cell office:value-type="string" calcext:value-type="string">
            <text:p>Вероятност</text:p>
          </table:table-cell>
          <table:table-cell table:formula="of:= 807840454 / 1000000000" office:value-type="float" office:value="0.807840454" calcext:value-type="float">
            <text:p>0.80784045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14 / 1000000000" office:value-type="float" office:value="0.000000014" calcext:value-type="float">
            <text:p>0.000000014</text:p>
          </table:table-cell>
          <table:table-cell table:formula="of:= 44 / 1000000000" office:value-type="float" office:value="0.000000044" calcext:value-type="float">
            <text:p>0.000000044</text:p>
          </table:table-cell>
          <table:table-cell table:formula="of:= 82 / 1000000000" office:value-type="float" office:value="0.000000082" calcext:value-type="float">
            <text:p>0.000000082</text:p>
          </table:table-cell>
          <table:table-cell table:formula="of:= 186 / 1000000000" office:value-type="float" office:value="0.000000186" calcext:value-type="float">
            <text:p>0.000000186</text:p>
          </table:table-cell>
          <table:table-cell table:formula="of:= 303 / 1000000000" office:value-type="float" office:value="0.000000303" calcext:value-type="float">
            <text:p>0.000000303</text:p>
          </table:table-cell>
          <table:table-cell table:formula="of:= 569 / 1000000000" office:value-type="float" office:value="0.000000569" calcext:value-type="float">
            <text:p>0.000000569</text:p>
          </table:table-cell>
          <table:table-cell table:formula="of:= 896 / 1000000000" office:value-type="float" office:value="0.000000896" calcext:value-type="float">
            <text:p>0.000000896</text:p>
          </table:table-cell>
          <table:table-cell table:formula="of:= 1480 / 1000000000" office:value-type="float" office:value="0.00000148" calcext:value-type="float">
            <text:p>0.00000148</text:p>
          </table:table-cell>
          <table:table-cell table:formula="of:= 2311 / 1000000000" office:value-type="float" office:value="0.000002311" calcext:value-type="float">
            <text:p>0.000002311</text:p>
          </table:table-cell>
          <table:table-cell table:formula="of:= 3703 / 1000000000" office:value-type="float" office:value="0.000003703" calcext:value-type="float">
            <text:p>0.000003703</text:p>
          </table:table-cell>
          <table:table-cell table:formula="of:= 5651 / 1000000000" office:value-type="float" office:value="0.000005651" calcext:value-type="float">
            <text:p>0.000005651</text:p>
          </table:table-cell>
          <table:table-cell table:formula="of:= 8315 / 1000000000" office:value-type="float" office:value="0.000008315" calcext:value-type="float">
            <text:p>0.000008315</text:p>
          </table:table-cell>
          <table:table-cell table:formula="of:= 12150 / 1000000000" office:value-type="float" office:value="0.00001215" calcext:value-type="float">
            <text:p>0.00001215</text:p>
          </table:table-cell>
          <table:table-cell table:formula="of:= 17425 / 1000000000" office:value-type="float" office:value="0.000017425" calcext:value-type="float">
            <text:p>0.000017425</text:p>
          </table:table-cell>
          <table:table-cell table:formula="of:= 24238 / 1000000000" office:value-type="float" office:value="0.000024238" calcext:value-type="float">
            <text:p>0.000024238</text:p>
          </table:table-cell>
          <table:table-cell table:formula="of:= 32604 / 1000000000" office:value-type="float" office:value="0.000032604" calcext:value-type="float">
            <text:p>0.000032604</text:p>
          </table:table-cell>
          <table:table-cell table:formula="of:= 45125 / 1000000000" office:value-type="float" office:value="0.000045125" calcext:value-type="float">
            <text:p>0.000045125</text:p>
          </table:table-cell>
          <table:table-cell table:formula="of:= 60393 / 1000000000" office:value-type="float" office:value="0.000060393" calcext:value-type="float">
            <text:p>0.000060393</text:p>
          </table:table-cell>
          <table:table-cell table:formula="of:= 79421 / 1000000000" office:value-type="float" office:value="0.000079421" calcext:value-type="float">
            <text:p>0.000079421</text:p>
          </table:table-cell>
          <table:table-cell table:formula="of:= 105000 / 1000000000" office:value-type="float" office:value="0.000105" calcext:value-type="float">
            <text:p>0.000105</text:p>
          </table:table-cell>
          <table:table-cell table:formula="of:= 135833 / 1000000000" office:value-type="float" office:value="0.000135833" calcext:value-type="float">
            <text:p>0.000135833</text:p>
          </table:table-cell>
          <table:table-cell table:formula="of:= 174743 / 1000000000" office:value-type="float" office:value="0.000174743" calcext:value-type="float">
            <text:p>0.000174743</text:p>
          </table:table-cell>
          <table:table-cell table:formula="of:= 223039 / 1000000000" office:value-type="float" office:value="0.000223039" calcext:value-type="float">
            <text:p>0.000223039</text:p>
          </table:table-cell>
          <table:table-cell table:formula="of:= 279766 / 1000000000" office:value-type="float" office:value="0.000279766" calcext:value-type="float">
            <text:p>0.000279766</text:p>
          </table:table-cell>
          <table:table-cell table:formula="of:= 351540 / 1000000000" office:value-type="float" office:value="0.00035154" calcext:value-type="float">
            <text:p>0.00035154</text:p>
          </table:table-cell>
          <table:table-cell table:formula="of:= 435534 / 1000000000" office:value-type="float" office:value="0.000435534" calcext:value-type="float">
            <text:p>0.000435534</text:p>
          </table:table-cell>
          <table:table-cell table:formula="of:= 537262 / 1000000000" office:value-type="float" office:value="0.000537262" calcext:value-type="float">
            <text:p>0.000537262</text:p>
          </table:table-cell>
          <table:table-cell table:formula="of:= 658459 / 1000000000" office:value-type="float" office:value="0.000658459" calcext:value-type="float">
            <text:p>0.000658459</text:p>
          </table:table-cell>
          <table:table-cell table:formula="of:= 801517 / 1000000000" office:value-type="float" office:value="0.000801517" calcext:value-type="float">
            <text:p>0.000801517</text:p>
          </table:table-cell>
          <table:table-cell table:formula="of:= 969708 / 1000000000" office:value-type="float" office:value="0.000969708" calcext:value-type="float">
            <text:p>0.000969708</text:p>
          </table:table-cell>
          <table:table-cell table:formula="of:= 1166370 / 1000000000" office:value-type="float" office:value="0.00116637" calcext:value-type="float">
            <text:p>0.00116637</text:p>
          </table:table-cell>
          <table:table-cell table:formula="of:= 1394951 / 1000000000" office:value-type="float" office:value="0.001394951" calcext:value-type="float">
            <text:p>0.001394951</text:p>
          </table:table-cell>
          <table:table-cell table:formula="of:= 1657282 / 1000000000" office:value-type="float" office:value="0.001657282" calcext:value-type="float">
            <text:p>0.001657282</text:p>
          </table:table-cell>
          <table:table-cell table:formula="of:= 1963312 / 1000000000" office:value-type="float" office:value="0.001963312" calcext:value-type="float">
            <text:p>0.001963312</text:p>
          </table:table-cell>
          <table:table-cell table:formula="of:= 2310208 / 1000000000" office:value-type="float" office:value="0.002310208" calcext:value-type="float">
            <text:p>0.002310208</text:p>
          </table:table-cell>
          <table:table-cell table:formula="of:= 2701844 / 1000000000" office:value-type="float" office:value="0.002701844" calcext:value-type="float">
            <text:p>0.002701844</text:p>
          </table:table-cell>
          <table:table-cell table:formula="of:= 3154400 / 1000000000" office:value-type="float" office:value="0.0031544" calcext:value-type="float">
            <text:p>0.0031544</text:p>
          </table:table-cell>
          <table:table-cell table:formula="of:= 3659123 / 1000000000" office:value-type="float" office:value="0.003659123" calcext:value-type="float">
            <text:p>0.003659123</text:p>
          </table:table-cell>
          <table:table-cell table:formula="of:= 4228752 / 1000000000" office:value-type="float" office:value="0.004228752" calcext:value-type="float">
            <text:p>0.004228752</text:p>
          </table:table-cell>
          <table:table-cell table:formula="of:= 4866105 / 1000000000" office:value-type="float" office:value="0.004866105" calcext:value-type="float">
            <text:p>0.004866105</text:p>
          </table:table-cell>
          <table:table-cell table:formula="of:= 5576043 / 1000000000" office:value-type="float" office:value="0.005576043" calcext:value-type="float">
            <text:p>0.005576043</text:p>
          </table:table-cell>
          <table:table-cell table:formula="of:= 6369512 / 1000000000" office:value-type="float" office:value="0.006369512" calcext:value-type="float">
            <text:p>0.006369512</text:p>
          </table:table-cell>
          <table:table-cell table:formula="of:= 7238154 / 1000000000" office:value-type="float" office:value="0.007238154" calcext:value-type="float">
            <text:p>0.007238154</text:p>
          </table:table-cell>
          <table:table-cell table:formula="of:= 8193910 / 1000000000" office:value-type="float" office:value="0.00819391" calcext:value-type="float">
            <text:p>0.00819391</text:p>
          </table:table-cell>
          <table:table-cell table:formula="of:= 9244845 / 1000000000" office:value-type="float" office:value="0.009244845" calcext:value-type="float">
            <text:p>0.009244845</text:p>
          </table:table-cell>
          <table:table-cell table:formula="of:= 10389400 / 1000000000" office:value-type="float" office:value="0.0103894" calcext:value-type="float">
            <text:p>0.0103894</text:p>
          </table:table-cell>
          <table:table-cell table:formula="of:= 11630252 / 1000000000" office:value-type="float" office:value="0.011630252" calcext:value-type="float">
            <text:p>0.011630252</text:p>
          </table:table-cell>
          <table:table-cell table:formula="of:= 12968462 / 1000000000" office:value-type="float" office:value="0.012968462" calcext:value-type="float">
            <text:p>0.012968462</text:p>
          </table:table-cell>
          <table:table-cell table:formula="of:= 14412806 / 1000000000" office:value-type="float" office:value="0.014412806" calcext:value-type="float">
            <text:p>0.014412806</text:p>
          </table:table-cell>
          <table:table-cell table:formula="of:= 15959658 / 1000000000" office:value-type="float" office:value="0.015959658" calcext:value-type="float">
            <text:p>0.015959658</text:p>
          </table:table-cell>
          <table:table-cell table:formula="of:= 17603972 / 1000000000" office:value-type="float" office:value="0.017603972" calcext:value-type="float">
            <text:p>0.017603972</text:p>
          </table:table-cell>
          <table:table-cell table:formula="of:= 19335813 / 1000000000" office:value-type="float" office:value="0.019335813" calcext:value-type="float">
            <text:p>0.019335813</text:p>
          </table:table-cell>
          <table:table-cell table:formula="of:= 21167046 / 1000000000" office:value-type="float" office:value="0.021167046" calcext:value-type="float">
            <text:p>0.021167046</text:p>
          </table:table-cell>
        </table:table-row>
        <table:table-row table:style-name="ro1">
          <table:table-cell table:style-name="ce2" office:value-type="string" calcext:value-type="string">
            <text:p>9/11</text:p>
          </table:table-cell>
          <table:table-cell table:style-name="ce3" table:formula="of:= [.D17] / [.C17]" office:value-type="float" office:value="0.418181818181818" calcext:value-type="float">
            <text:p>0.42</text:p>
          </table:table-cell>
          <table:table-cell table:formula="of:=COMBIN(11;9)"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 1 - [.G17]" office:value-type="float" office:value="0.393058557" calcext:value-type="float">
            <text:p>0.393058557</text:p>
          </table:table-cell>
          <table:table-cell office:value-type="string" calcext:value-type="string">
            <text:p>Вероятност</text:p>
          </table:table-cell>
          <table:table-cell table:formula="of:= 606941443 / 1000000000" office:value-type="float" office:value="0.606941443" calcext:value-type="float">
            <text:p>0.606941443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6 / 1000000000" office:value-type="float" office:value="0.000000016" calcext:value-type="float">
            <text:p>0.000000016</text:p>
          </table:table-cell>
          <table:table-cell table:formula="of:= 35 / 1000000000" office:value-type="float" office:value="0.000000035" calcext:value-type="float">
            <text:p>0.000000035</text:p>
          </table:table-cell>
          <table:table-cell table:formula="of:= 88 / 1000000000" office:value-type="float" office:value="0.000000088" calcext:value-type="float">
            <text:p>0.000000088</text:p>
          </table:table-cell>
          <table:table-cell table:formula="of:= 193 / 1000000000" office:value-type="float" office:value="0.000000193" calcext:value-type="float">
            <text:p>0.000000193</text:p>
          </table:table-cell>
          <table:table-cell table:formula="of:= 443 / 1000000000" office:value-type="float" office:value="0.000000443" calcext:value-type="float">
            <text:p>0.000000443</text:p>
          </table:table-cell>
          <table:table-cell table:formula="of:= 845 / 1000000000" office:value-type="float" office:value="0.000000845" calcext:value-type="float">
            <text:p>0.000000845</text:p>
          </table:table-cell>
          <table:table-cell table:formula="of:= 1394 / 1000000000" office:value-type="float" office:value="0.000001394" calcext:value-type="float">
            <text:p>0.000001394</text:p>
          </table:table-cell>
          <table:table-cell table:formula="of:= 2665 / 1000000000" office:value-type="float" office:value="0.000002665" calcext:value-type="float">
            <text:p>0.000002665</text:p>
          </table:table-cell>
          <table:table-cell table:formula="of:= 4370 / 1000000000" office:value-type="float" office:value="0.00000437" calcext:value-type="float">
            <text:p>0.00000437</text:p>
          </table:table-cell>
          <table:table-cell table:formula="of:= 7047 / 1000000000" office:value-type="float" office:value="0.000007047" calcext:value-type="float">
            <text:p>0.000007047</text:p>
          </table:table-cell>
          <table:table-cell table:formula="of:= 11324 / 1000000000" office:value-type="float" office:value="0.000011324" calcext:value-type="float">
            <text:p>0.000011324</text:p>
          </table:table-cell>
          <table:table-cell table:formula="of:= 17119 / 1000000000" office:value-type="float" office:value="0.000017119" calcext:value-type="float">
            <text:p>0.000017119</text:p>
          </table:table-cell>
          <table:table-cell table:formula="of:= 25449 / 1000000000" office:value-type="float" office:value="0.000025449" calcext:value-type="float">
            <text:p>0.000025449</text:p>
          </table:table-cell>
          <table:table-cell table:formula="of:= 36700 / 1000000000" office:value-type="float" office:value="0.0000367" calcext:value-type="float">
            <text:p>0.0000367</text:p>
          </table:table-cell>
          <table:table-cell table:formula="of:= 52578 / 1000000000" office:value-type="float" office:value="0.000052578" calcext:value-type="float">
            <text:p>0.000052578</text:p>
          </table:table-cell>
          <table:table-cell table:formula="of:= 73165 / 1000000000" office:value-type="float" office:value="0.000073165" calcext:value-type="float">
            <text:p>0.000073165</text:p>
          </table:table-cell>
          <table:table-cell table:formula="of:= 100974 / 1000000000" office:value-type="float" office:value="0.000100974" calcext:value-type="float">
            <text:p>0.000100974</text:p>
          </table:table-cell>
          <table:table-cell table:formula="of:= 135955 / 1000000000" office:value-type="float" office:value="0.000135955" calcext:value-type="float">
            <text:p>0.000135955</text:p>
          </table:table-cell>
          <table:table-cell table:formula="of:= 182376 / 1000000000" office:value-type="float" office:value="0.000182376" calcext:value-type="float">
            <text:p>0.000182376</text:p>
          </table:table-cell>
          <table:table-cell table:formula="of:= 240897 / 1000000000" office:value-type="float" office:value="0.000240897" calcext:value-type="float">
            <text:p>0.000240897</text:p>
          </table:table-cell>
          <table:table-cell table:formula="of:= 314069 / 1000000000" office:value-type="float" office:value="0.000314069" calcext:value-type="float">
            <text:p>0.000314069</text:p>
          </table:table-cell>
          <table:table-cell table:formula="of:= 403479 / 1000000000" office:value-type="float" office:value="0.000403479" calcext:value-type="float">
            <text:p>0.000403479</text:p>
          </table:table-cell>
          <table:table-cell table:formula="of:= 513734 / 1000000000" office:value-type="float" office:value="0.000513734" calcext:value-type="float">
            <text:p>0.000513734</text:p>
          </table:table-cell>
          <table:table-cell table:formula="of:= 648157 / 1000000000" office:value-type="float" office:value="0.000648157" calcext:value-type="float">
            <text:p>0.000648157</text:p>
          </table:table-cell>
          <table:table-cell table:formula="of:= 809543 / 1000000000" office:value-type="float" office:value="0.000809543" calcext:value-type="float">
            <text:p>0.000809543</text:p>
          </table:table-cell>
          <table:table-cell table:formula="of:= 1003302 / 1000000000" office:value-type="float" office:value="0.001003302" calcext:value-type="float">
            <text:p>0.001003302</text:p>
          </table:table-cell>
          <table:table-cell table:formula="of:= 1230437 / 1000000000" office:value-type="float" office:value="0.001230437" calcext:value-type="float">
            <text:p>0.001230437</text:p>
          </table:table-cell>
          <table:table-cell table:formula="of:= 1496947 / 1000000000" office:value-type="float" office:value="0.001496947" calcext:value-type="float">
            <text:p>0.001496947</text:p>
          </table:table-cell>
          <table:table-cell table:formula="of:= 1812356 / 1000000000" office:value-type="float" office:value="0.001812356" calcext:value-type="float">
            <text:p>0.001812356</text:p>
          </table:table-cell>
          <table:table-cell table:formula="of:= 2175646 / 1000000000" office:value-type="float" office:value="0.002175646" calcext:value-type="float">
            <text:p>0.002175646</text:p>
          </table:table-cell>
          <table:table-cell table:formula="of:= 2592169 / 1000000000" office:value-type="float" office:value="0.002592169" calcext:value-type="float">
            <text:p>0.002592169</text:p>
          </table:table-cell>
          <table:table-cell table:formula="of:= 3063813 / 1000000000" office:value-type="float" office:value="0.003063813" calcext:value-type="float">
            <text:p>0.003063813</text:p>
          </table:table-cell>
          <table:table-cell table:formula="of:= 3607577 / 1000000000" office:value-type="float" office:value="0.003607577" calcext:value-type="float">
            <text:p>0.003607577</text:p>
          </table:table-cell>
          <table:table-cell table:formula="of:= 4216008 / 1000000000" office:value-type="float" office:value="0.004216008" calcext:value-type="float">
            <text:p>0.004216008</text:p>
          </table:table-cell>
          <table:table-cell table:formula="of:= 4899696 / 1000000000" office:value-type="float" office:value="0.004899696" calcext:value-type="float">
            <text:p>0.004899696</text:p>
          </table:table-cell>
          <table:table-cell table:formula="of:= 5666536 / 1000000000" office:value-type="float" office:value="0.005666536" calcext:value-type="float">
            <text:p>0.005666536</text:p>
          </table:table-cell>
          <table:table-cell table:formula="of:= 6506240 / 1000000000" office:value-type="float" office:value="0.00650624" calcext:value-type="float">
            <text:p>0.00650624</text:p>
          </table:table-cell>
          <table:table-cell table:formula="of:= 7438800 / 1000000000" office:value-type="float" office:value="0.0074388" calcext:value-type="float">
            <text:p>0.0074388</text:p>
          </table:table-cell>
          <table:table-cell table:formula="of:= 8457718 / 1000000000" office:value-type="float" office:value="0.008457718" calcext:value-type="float">
            <text:p>0.008457718</text:p>
          </table:table-cell>
          <table:table-cell table:formula="of:= 9560722 / 1000000000" office:value-type="float" office:value="0.009560722" calcext:value-type="float">
            <text:p>0.009560722</text:p>
          </table:table-cell>
          <table:table-cell table:formula="of:= 10759940 / 1000000000" office:value-type="float" office:value="0.01075994" calcext:value-type="float">
            <text:p>0.01075994</text:p>
          </table:table-cell>
          <table:table-cell table:formula="of:= 12041088 / 1000000000" office:value-type="float" office:value="0.012041088" calcext:value-type="float">
            <text:p>0.012041088</text:p>
          </table:table-cell>
          <table:table-cell table:formula="of:= 13423159 / 1000000000" office:value-type="float" office:value="0.013423159" calcext:value-type="float">
            <text:p>0.013423159</text:p>
          </table:table-cell>
          <table:table-cell table:formula="of:= 14876231 / 1000000000" office:value-type="float" office:value="0.014876231" calcext:value-type="float">
            <text:p>0.014876231</text:p>
          </table:table-cell>
          <table:table-cell table:formula="of:= 16419982 / 1000000000" office:value-type="float" office:value="0.016419982" calcext:value-type="float">
            <text:p>0.016419982</text:p>
          </table:table-cell>
          <table:table-cell table:formula="of:= 18032325 / 1000000000" office:value-type="float" office:value="0.018032325" calcext:value-type="float">
            <text:p>0.018032325</text:p>
          </table:table-cell>
          <table:table-cell table:formula="of:= 19693081 / 1000000000" office:value-type="float" office:value="0.019693081" calcext:value-type="float">
            <text:p>0.019693081</text:p>
          </table:table-cell>
          <table:table-cell table:formula="of:= 21415915 / 1000000000" office:value-type="float" office:value="0.021415915" calcext:value-type="float">
            <text:p>0.021415915</text:p>
          </table:table-cell>
          <table:table-cell table:formula="of:= 23186788 / 1000000000" office:value-type="float" office:value="0.023186788" calcext:value-type="float">
            <text:p>0.023186788</text:p>
          </table:table-cell>
          <table:table-cell table:formula="of:= 24973992 / 1000000000" office:value-type="float" office:value="0.024973992" calcext:value-type="float">
            <text:p>0.024973992</text:p>
          </table:table-cell>
          <table:table-cell table:formula="of:= 26757812 / 1000000000" office:value-type="float" office:value="0.026757812" calcext:value-type="float">
            <text:p>0.026757812</text:p>
          </table:table-cell>
          <table:table-cell table:formula="of:= 28524463 / 1000000000" office:value-type="float" office:value="0.028524463" calcext:value-type="float">
            <text:p>0.028524463</text:p>
          </table:table-cell>
          <table:table-cell table:formula="of:= 30248139 / 1000000000" office:value-type="float" office:value="0.030248139" calcext:value-type="float">
            <text:p>0.030248139</text:p>
          </table:table-cell>
          <table:table-cell table:formula="of:= 31912656 / 1000000000" office:value-type="float" office:value="0.031912656" calcext:value-type="float">
            <text:p>0.031912656</text:p>
          </table:table-cell>
          <table:table-cell table:formula="of:= 33482403 / 1000000000" office:value-type="float" office:value="0.033482403" calcext:value-type="float">
            <text:p>0.033482403</text:p>
          </table:table-cell>
        </table:table-row>
        <table:table-row table:style-name="ro1">
          <table:table-cell table:style-name="ce2" office:value-type="string" calcext:value-type="string">
            <text:p>9/12</text:p>
          </table:table-cell>
          <table:table-cell table:style-name="ce3" table:formula="of:= [.D18] / [.C18]" office:value-type="float" office:value="0.277272727272727" calcext:value-type="float">
            <text:p>0.28</text:p>
          </table:table-cell>
          <table:table-cell table:formula="of:=COMBIN(12;9)"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table:formula="of:= 1 - [.G18]" office:value-type="float" office:value="0.598188911" calcext:value-type="float">
            <text:p>0.598188911</text:p>
          </table:table-cell>
          <table:table-cell office:value-type="string" calcext:value-type="string">
            <text:p>Вероятност</text:p>
          </table:table-cell>
          <table:table-cell table:formula="of:= 401811089 / 1000000000" office:value-type="float" office:value="0.401811089" calcext:value-type="float">
            <text:p>0.401811089</text:p>
          </table:table-cell>
          <table:table-cell table:formula="of:= 1 / 100000000000000" office:value-type="float" office:value="0.00000000000001" calcext:value-type="float">
            <text:p>1E-1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11 / 1000000000" office:value-type="float" office:value="0.000000011" calcext:value-type="float">
            <text:p>0.000000011</text:p>
          </table:table-cell>
          <table:table-cell table:formula="of:= 41 / 1000000000" office:value-type="float" office:value="0.000000041" calcext:value-type="float">
            <text:p>0.000000041</text:p>
          </table:table-cell>
          <table:table-cell table:formula="of:= 137 / 1000000000" office:value-type="float" office:value="0.000000137" calcext:value-type="float">
            <text:p>0.000000137</text:p>
          </table:table-cell>
          <table:table-cell table:formula="of:= 318 / 1000000000" office:value-type="float" office:value="0.000000318" calcext:value-type="float">
            <text:p>0.000000318</text:p>
          </table:table-cell>
          <table:table-cell table:formula="of:= 764 / 1000000000" office:value-type="float" office:value="0.000000764" calcext:value-type="float">
            <text:p>0.000000764</text:p>
          </table:table-cell>
          <table:table-cell table:formula="of:= 1568 / 1000000000" office:value-type="float" office:value="0.000001568" calcext:value-type="float">
            <text:p>0.000001568</text:p>
          </table:table-cell>
          <table:table-cell table:formula="of:= 2938 / 1000000000" office:value-type="float" office:value="0.000002938" calcext:value-type="float">
            <text:p>0.000002938</text:p>
          </table:table-cell>
          <table:table-cell table:formula="of:= 5338 / 1000000000" office:value-type="float" office:value="0.000005338" calcext:value-type="float">
            <text:p>0.000005338</text:p>
          </table:table-cell>
          <table:table-cell table:formula="of:= 9260 / 1000000000" office:value-type="float" office:value="0.00000926" calcext:value-type="float">
            <text:p>0.00000926</text:p>
          </table:table-cell>
          <table:table-cell table:formula="of:= 15061 / 1000000000" office:value-type="float" office:value="0.000015061" calcext:value-type="float">
            <text:p>0.000015061</text:p>
          </table:table-cell>
          <table:table-cell table:formula="of:= 24318 / 1000000000" office:value-type="float" office:value="0.000024318" calcext:value-type="float">
            <text:p>0.000024318</text:p>
          </table:table-cell>
          <table:table-cell table:formula="of:= 37065 / 1000000000" office:value-type="float" office:value="0.000037065" calcext:value-type="float">
            <text:p>0.000037065</text:p>
          </table:table-cell>
          <table:table-cell table:formula="of:= 55728 / 1000000000" office:value-type="float" office:value="0.000055728" calcext:value-type="float">
            <text:p>0.000055728</text:p>
          </table:table-cell>
          <table:table-cell table:formula="of:= 82088 / 1000000000" office:value-type="float" office:value="0.000082088" calcext:value-type="float">
            <text:p>0.000082088</text:p>
          </table:table-cell>
          <table:table-cell table:formula="of:= 117684 / 1000000000" office:value-type="float" office:value="0.000117684" calcext:value-type="float">
            <text:p>0.000117684</text:p>
          </table:table-cell>
          <table:table-cell table:formula="of:= 164066 / 1000000000" office:value-type="float" office:value="0.000164066" calcext:value-type="float">
            <text:p>0.000164066</text:p>
          </table:table-cell>
          <table:table-cell table:formula="of:= 226300 / 1000000000" office:value-type="float" office:value="0.0002263" calcext:value-type="float">
            <text:p>0.0002263</text:p>
          </table:table-cell>
          <table:table-cell table:formula="of:= 306306 / 1000000000" office:value-type="float" office:value="0.000306306" calcext:value-type="float">
            <text:p>0.000306306</text:p>
          </table:table-cell>
          <table:table-cell table:formula="of:= 407970 / 1000000000" office:value-type="float" office:value="0.00040797" calcext:value-type="float">
            <text:p>0.00040797</text:p>
          </table:table-cell>
          <table:table-cell table:formula="of:= 535153 / 1000000000" office:value-type="float" office:value="0.000535153" calcext:value-type="float">
            <text:p>0.000535153</text:p>
          </table:table-cell>
          <table:table-cell table:formula="of:= 694414 / 1000000000" office:value-type="float" office:value="0.000694414" calcext:value-type="float">
            <text:p>0.000694414</text:p>
          </table:table-cell>
          <table:table-cell table:formula="of:= 888244 / 1000000000" office:value-type="float" office:value="0.000888244" calcext:value-type="float">
            <text:p>0.000888244</text:p>
          </table:table-cell>
          <table:table-cell table:formula="of:= 1123760 / 1000000000" office:value-type="float" office:value="0.00112376" calcext:value-type="float">
            <text:p>0.00112376</text:p>
          </table:table-cell>
          <table:table-cell table:formula="of:= 1405571 / 1000000000" office:value-type="float" office:value="0.001405571" calcext:value-type="float">
            <text:p>0.001405571</text:p>
          </table:table-cell>
          <table:table-cell table:formula="of:= 1739336 / 1000000000" office:value-type="float" office:value="0.001739336" calcext:value-type="float">
            <text:p>0.001739336</text:p>
          </table:table-cell>
          <table:table-cell table:formula="of:= 2131252 / 1000000000" office:value-type="float" office:value="0.002131252" calcext:value-type="float">
            <text:p>0.002131252</text:p>
          </table:table-cell>
          <table:table-cell table:formula="of:= 2587488 / 1000000000" office:value-type="float" office:value="0.002587488" calcext:value-type="float">
            <text:p>0.002587488</text:p>
          </table:table-cell>
          <table:table-cell table:formula="of:= 3113955 / 1000000000" office:value-type="float" office:value="0.003113955" calcext:value-type="float">
            <text:p>0.003113955</text:p>
          </table:table-cell>
          <table:table-cell table:formula="of:= 3720234 / 1000000000" office:value-type="float" office:value="0.003720234" calcext:value-type="float">
            <text:p>0.003720234</text:p>
          </table:table-cell>
          <table:table-cell table:formula="of:= 4404340 / 1000000000" office:value-type="float" office:value="0.00440434" calcext:value-type="float">
            <text:p>0.00440434</text:p>
          </table:table-cell>
          <table:table-cell table:formula="of:= 5172569 / 1000000000" office:value-type="float" office:value="0.005172569" calcext:value-type="float">
            <text:p>0.005172569</text:p>
          </table:table-cell>
          <table:table-cell table:formula="of:= 6031672 / 1000000000" office:value-type="float" office:value="0.006031672" calcext:value-type="float">
            <text:p>0.006031672</text:p>
          </table:table-cell>
          <table:table-cell table:formula="of:= 6984537 / 1000000000" office:value-type="float" office:value="0.006984537" calcext:value-type="float">
            <text:p>0.006984537</text:p>
          </table:table-cell>
          <table:table-cell table:formula="of:= 8034644 / 1000000000" office:value-type="float" office:value="0.008034644" calcext:value-type="float">
            <text:p>0.008034644</text:p>
          </table:table-cell>
          <table:table-cell table:formula="of:= 9179530 / 1000000000" office:value-type="float" office:value="0.00917953" calcext:value-type="float">
            <text:p>0.00917953</text:p>
          </table:table-cell>
          <table:table-cell table:formula="of:= 10420951 / 1000000000" office:value-type="float" office:value="0.010420951" calcext:value-type="float">
            <text:p>0.010420951</text:p>
          </table:table-cell>
          <table:table-cell table:formula="of:= 11757858 / 1000000000" office:value-type="float" office:value="0.011757858" calcext:value-type="float">
            <text:p>0.011757858</text:p>
          </table:table-cell>
          <table:table-cell table:formula="of:= 13178020 / 1000000000" office:value-type="float" office:value="0.01317802" calcext:value-type="float">
            <text:p>0.01317802</text:p>
          </table:table-cell>
          <table:table-cell table:formula="of:= 14680072 / 1000000000" office:value-type="float" office:value="0.014680072" calcext:value-type="float">
            <text:p>0.014680072</text:p>
          </table:table-cell>
          <table:table-cell table:formula="of:= 16269969 / 1000000000" office:value-type="float" office:value="0.016269969" calcext:value-type="float">
            <text:p>0.016269969</text:p>
          </table:table-cell>
          <table:table-cell table:formula="of:= 17914326 / 1000000000" office:value-type="float" office:value="0.017914326" calcext:value-type="float">
            <text:p>0.017914326</text:p>
          </table:table-cell>
          <table:table-cell table:formula="of:= 19612324 / 1000000000" office:value-type="float" office:value="0.019612324" calcext:value-type="float">
            <text:p>0.019612324</text:p>
          </table:table-cell>
          <table:table-cell table:formula="of:= 21342174 / 1000000000" office:value-type="float" office:value="0.021342174" calcext:value-type="float">
            <text:p>0.021342174</text:p>
          </table:table-cell>
          <table:table-cell table:formula="of:= 23107589 / 1000000000" office:value-type="float" office:value="0.023107589" calcext:value-type="float">
            <text:p>0.023107589</text:p>
          </table:table-cell>
          <table:table-cell table:formula="of:= 24854466 / 1000000000" office:value-type="float" office:value="0.024854466" calcext:value-type="float">
            <text:p>0.024854466</text:p>
          </table:table-cell>
          <table:table-cell table:formula="of:= 26604790 / 1000000000" office:value-type="float" office:value="0.02660479" calcext:value-type="float">
            <text:p>0.02660479</text:p>
          </table:table-cell>
          <table:table-cell table:formula="of:= 28299226 / 1000000000" office:value-type="float" office:value="0.028299226" calcext:value-type="float">
            <text:p>0.028299226</text:p>
          </table:table-cell>
          <table:table-cell table:formula="of:= 29914701 / 1000000000" office:value-type="float" office:value="0.029914701" calcext:value-type="float">
            <text:p>0.029914701</text:p>
          </table:table-cell>
          <table:table-cell table:formula="of:= 31447793 / 1000000000" office:value-type="float" office:value="0.031447793" calcext:value-type="float">
            <text:p>0.031447793</text:p>
          </table:table-cell>
          <table:table-cell table:formula="of:= 32875029 / 1000000000" office:value-type="float" office:value="0.032875029" calcext:value-type="float">
            <text:p>0.032875029</text:p>
          </table:table-cell>
          <table:table-cell table:formula="of:= 34128203 / 1000000000" office:value-type="float" office:value="0.034128203" calcext:value-type="float">
            <text:p>0.034128203</text:p>
          </table:table-cell>
          <table:table-cell table:formula="of:= 35225569 / 1000000000" office:value-type="float" office:value="0.035225569" calcext:value-type="float">
            <text:p>0.035225569</text:p>
          </table:table-cell>
          <table:table-cell table:formula="of:= 36113566 / 1000000000" office:value-type="float" office:value="0.036113566" calcext:value-type="float">
            <text:p>0.036113566</text:p>
          </table:table-cell>
          <table:table-cell table:formula="of:= 36766811 / 1000000000" office:value-type="float" office:value="0.036766811" calcext:value-type="float">
            <text:p>0.036766811</text:p>
          </table:table-cell>
          <table:table-cell table:formula="of:= 37171515 / 1000000000" office:value-type="float" office:value="0.037171515" calcext:value-type="float">
            <text:p>0.037171515</text:p>
          </table:table-cell>
          <table:table-cell table:formula="of:= 37300298 / 1000000000" office:value-type="float" office:value="0.037300298" calcext:value-type="float">
            <text:p>0.037300298</text:p>
          </table:table-cell>
        </table:table-row>
        <table:table-row table:style-name="ro1">
          <table:table-cell table:style-name="ce2" office:value-type="string" calcext:value-type="string">
            <text:p>9/13</text:p>
          </table:table-cell>
          <table:table-cell table:style-name="ce3" table:formula="of:= [.D19] / [.C19]" office:value-type="float" office:value="0.194405594405594" calcext:value-type="float">
            <text:p>0.19</text:p>
          </table:table-cell>
          <table:table-cell table:formula="of:=COMBIN(13;9)" office:value-type="float" office:value="715" calcext:value-type="float">
            <text:p>715</text:p>
          </table:table-cell>
          <table:table-cell office:value-type="float" office:value="139" calcext:value-type="float">
            <text:p>139</text:p>
          </table:table-cell>
          <table:table-cell table:formula="of:= 1 - [.G19]" office:value-type="float" office:value="0.763893916" calcext:value-type="float">
            <text:p>0.763893916</text:p>
          </table:table-cell>
          <table:table-cell office:value-type="string" calcext:value-type="string">
            <text:p>Вероятност</text:p>
          </table:table-cell>
          <table:table-cell table:formula="of:= 236106084 / 1000000000" office:value-type="float" office:value="0.236106084" calcext:value-type="float">
            <text:p>0.236106084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9 / 1000000000" office:value-type="float" office:value="0.000000009" calcext:value-type="float">
            <text:p>0.000000009</text:p>
          </table:table-cell>
          <table:table-cell table:formula="of:= 34 / 1000000000" office:value-type="float" office:value="0.000000034" calcext:value-type="float">
            <text:p>0.000000034</text:p>
          </table:table-cell>
          <table:table-cell table:formula="of:= 136 / 1000000000" office:value-type="float" office:value="0.000000136" calcext:value-type="float">
            <text:p>0.000000136</text:p>
          </table:table-cell>
          <table:table-cell table:formula="of:= 392 / 1000000000" office:value-type="float" office:value="0.000000392" calcext:value-type="float">
            <text:p>0.000000392</text:p>
          </table:table-cell>
          <table:table-cell table:formula="of:= 1012 / 1000000000" office:value-type="float" office:value="0.000001012" calcext:value-type="float">
            <text:p>0.000001012</text:p>
          </table:table-cell>
          <table:table-cell table:formula="of:= 2261 / 1000000000" office:value-type="float" office:value="0.000002261" calcext:value-type="float">
            <text:p>0.000002261</text:p>
          </table:table-cell>
          <table:table-cell table:formula="of:= 4503 / 1000000000" office:value-type="float" office:value="0.000004503" calcext:value-type="float">
            <text:p>0.000004503</text:p>
          </table:table-cell>
          <table:table-cell table:formula="of:= 8461 / 1000000000" office:value-type="float" office:value="0.000008461" calcext:value-type="float">
            <text:p>0.000008461</text:p>
          </table:table-cell>
          <table:table-cell table:formula="of:= 14974 / 1000000000" office:value-type="float" office:value="0.000014974" calcext:value-type="float">
            <text:p>0.000014974</text:p>
          </table:table-cell>
          <table:table-cell table:formula="of:= 25958 / 1000000000" office:value-type="float" office:value="0.000025958" calcext:value-type="float">
            <text:p>0.000025958</text:p>
          </table:table-cell>
          <table:table-cell table:formula="of:= 42487 / 1000000000" office:value-type="float" office:value="0.000042487" calcext:value-type="float">
            <text:p>0.000042487</text:p>
          </table:table-cell>
          <table:table-cell table:formula="of:= 66168 / 1000000000" office:value-type="float" office:value="0.000066168" calcext:value-type="float">
            <text:p>0.000066168</text:p>
          </table:table-cell>
          <table:table-cell table:formula="of:= 100627 / 1000000000" office:value-type="float" office:value="0.000100627" calcext:value-type="float">
            <text:p>0.000100627</text:p>
          </table:table-cell>
          <table:table-cell table:formula="of:= 149562 / 1000000000" office:value-type="float" office:value="0.000149562" calcext:value-type="float">
            <text:p>0.000149562</text:p>
          </table:table-cell>
          <table:table-cell table:formula="of:= 215637 / 1000000000" office:value-type="float" office:value="0.000215637" calcext:value-type="float">
            <text:p>0.000215637</text:p>
          </table:table-cell>
          <table:table-cell table:formula="of:= 302216 / 1000000000" office:value-type="float" office:value="0.000302216" calcext:value-type="float">
            <text:p>0.000302216</text:p>
          </table:table-cell>
          <table:table-cell table:formula="of:= 419492 / 1000000000" office:value-type="float" office:value="0.000419492" calcext:value-type="float">
            <text:p>0.000419492</text:p>
          </table:table-cell>
          <table:table-cell table:formula="of:= 566580 / 1000000000" office:value-type="float" office:value="0.00056658" calcext:value-type="float">
            <text:p>0.00056658</text:p>
          </table:table-cell>
          <table:table-cell table:formula="of:= 754771 / 1000000000" office:value-type="float" office:value="0.000754771" calcext:value-type="float">
            <text:p>0.000754771</text:p>
          </table:table-cell>
          <table:table-cell table:formula="of:= 985039 / 1000000000" office:value-type="float" office:value="0.000985039" calcext:value-type="float">
            <text:p>0.000985039</text:p>
          </table:table-cell>
          <table:table-cell table:formula="of:= 1277323 / 1000000000" office:value-type="float" office:value="0.001277323" calcext:value-type="float">
            <text:p>0.001277323</text:p>
          </table:table-cell>
          <table:table-cell table:formula="of:= 1622952 / 1000000000" office:value-type="float" office:value="0.001622952" calcext:value-type="float">
            <text:p>0.001622952</text:p>
          </table:table-cell>
          <table:table-cell table:formula="of:= 2035548 / 1000000000" office:value-type="float" office:value="0.002035548" calcext:value-type="float">
            <text:p>0.002035548</text:p>
          </table:table-cell>
          <table:table-cell table:formula="of:= 2526033 / 1000000000" office:value-type="float" office:value="0.002526033" calcext:value-type="float">
            <text:p>0.002526033</text:p>
          </table:table-cell>
          <table:table-cell table:formula="of:= 3105664 / 1000000000" office:value-type="float" office:value="0.003105664" calcext:value-type="float">
            <text:p>0.003105664</text:p>
          </table:table-cell>
          <table:table-cell table:formula="of:= 3767118 / 1000000000" office:value-type="float" office:value="0.003767118" calcext:value-type="float">
            <text:p>0.003767118</text:p>
          </table:table-cell>
          <table:table-cell table:formula="of:= 4529268 / 1000000000" office:value-type="float" office:value="0.004529268" calcext:value-type="float">
            <text:p>0.004529268</text:p>
          </table:table-cell>
          <table:table-cell table:formula="of:= 5390848 / 1000000000" office:value-type="float" office:value="0.005390848" calcext:value-type="float">
            <text:p>0.005390848</text:p>
          </table:table-cell>
          <table:table-cell table:formula="of:= 6361752 / 1000000000" office:value-type="float" office:value="0.006361752" calcext:value-type="float">
            <text:p>0.006361752</text:p>
          </table:table-cell>
          <table:table-cell table:formula="of:= 7439709 / 1000000000" office:value-type="float" office:value="0.007439709" calcext:value-type="float">
            <text:p>0.007439709</text:p>
          </table:table-cell>
          <table:table-cell table:formula="of:= 8620019 / 1000000000" office:value-type="float" office:value="0.008620019" calcext:value-type="float">
            <text:p>0.008620019</text:p>
          </table:table-cell>
          <table:table-cell table:formula="of:= 9913191 / 1000000000" office:value-type="float" office:value="0.009913191" calcext:value-type="float">
            <text:p>0.009913191</text:p>
          </table:table-cell>
          <table:table-cell table:formula="of:= 11315171 / 1000000000" office:value-type="float" office:value="0.011315171" calcext:value-type="float">
            <text:p>0.011315171</text:p>
          </table:table-cell>
          <table:table-cell table:formula="of:= 12813979 / 1000000000" office:value-type="float" office:value="0.012813979" calcext:value-type="float">
            <text:p>0.012813979</text:p>
          </table:table-cell>
          <table:table-cell table:formula="of:= 14397871 / 1000000000" office:value-type="float" office:value="0.014397871" calcext:value-type="float">
            <text:p>0.014397871</text:p>
          </table:table-cell>
          <table:table-cell table:formula="of:= 16071450 / 1000000000" office:value-type="float" office:value="0.01607145" calcext:value-type="float">
            <text:p>0.01607145</text:p>
          </table:table-cell>
          <table:table-cell table:formula="of:= 17797882 / 1000000000" office:value-type="float" office:value="0.017797882" calcext:value-type="float">
            <text:p>0.017797882</text:p>
          </table:table-cell>
          <table:table-cell table:formula="of:= 19594508 / 1000000000" office:value-type="float" office:value="0.019594508" calcext:value-type="float">
            <text:p>0.019594508</text:p>
          </table:table-cell>
          <table:table-cell table:formula="of:= 21411950 / 1000000000" office:value-type="float" office:value="0.02141195" calcext:value-type="float">
            <text:p>0.02141195</text:p>
          </table:table-cell>
          <table:table-cell table:formula="of:= 23255703 / 1000000000" office:value-type="float" office:value="0.023255703" calcext:value-type="float">
            <text:p>0.023255703</text:p>
          </table:table-cell>
          <table:table-cell table:formula="of:= 25076753 / 1000000000" office:value-type="float" office:value="0.025076753" calcext:value-type="float">
            <text:p>0.025076753</text:p>
          </table:table-cell>
          <table:table-cell table:formula="of:= 26871538 / 1000000000" office:value-type="float" office:value="0.026871538" calcext:value-type="float">
            <text:p>0.026871538</text:p>
          </table:table-cell>
          <table:table-cell table:formula="of:= 28601476 / 1000000000" office:value-type="float" office:value="0.028601476" calcext:value-type="float">
            <text:p>0.028601476</text:p>
          </table:table-cell>
          <table:table-cell table:formula="of:= 30245243 / 1000000000" office:value-type="float" office:value="0.030245243" calcext:value-type="float">
            <text:p>0.030245243</text:p>
          </table:table-cell>
          <table:table-cell table:formula="of:= 31766031 / 1000000000" office:value-type="float" office:value="0.031766031" calcext:value-type="float">
            <text:p>0.031766031</text:p>
          </table:table-cell>
          <table:table-cell table:formula="of:= 33148878 / 1000000000" office:value-type="float" office:value="0.033148878" calcext:value-type="float">
            <text:p>0.033148878</text:p>
          </table:table-cell>
          <table:table-cell table:formula="of:= 34370060 / 1000000000" office:value-type="float" office:value="0.03437006" calcext:value-type="float">
            <text:p>0.03437006</text:p>
          </table:table-cell>
          <table:table-cell table:formula="of:= 35375843 / 1000000000" office:value-type="float" office:value="0.035375843" calcext:value-type="float">
            <text:p>0.035375843</text:p>
          </table:table-cell>
          <table:table-cell table:formula="of:= 36151284 / 1000000000" office:value-type="float" office:value="0.036151284" calcext:value-type="float">
            <text:p>0.036151284</text:p>
          </table:table-cell>
          <table:table-cell table:formula="of:= 36703917 / 1000000000" office:value-type="float" office:value="0.036703917" calcext:value-type="float">
            <text:p>0.036703917</text:p>
          </table:table-cell>
          <table:table-cell table:formula="of:= 36983231 / 1000000000" office:value-type="float" office:value="0.036983231" calcext:value-type="float">
            <text:p>0.036983231</text:p>
          </table:table-cell>
          <table:table-cell table:formula="of:= 36977010 / 1000000000" office:value-type="float" office:value="0.03697701" calcext:value-type="float">
            <text:p>0.03697701</text:p>
          </table:table-cell>
          <table:table-cell table:formula="of:= 36688705 / 1000000000" office:value-type="float" office:value="0.036688705" calcext:value-type="float">
            <text:p>0.036688705</text:p>
          </table:table-cell>
          <table:table-cell table:formula="of:= 36103330 / 1000000000" office:value-type="float" office:value="0.03610333" calcext:value-type="float">
            <text:p>0.03610333</text:p>
          </table:table-cell>
          <table:table-cell table:formula="of:= 35225106 / 1000000000" office:value-type="float" office:value="0.035225106" calcext:value-type="float">
            <text:p>0.035225106</text:p>
          </table:table-cell>
          <table:table-cell table:formula="of:= 34066878 / 1000000000" office:value-type="float" office:value="0.034066878" calcext:value-type="float">
            <text:p>0.034066878</text:p>
          </table:table-cell>
          <table:table-cell table:formula="of:= 32630374 / 1000000000" office:value-type="float" office:value="0.032630374" calcext:value-type="float">
            <text:p>0.032630374</text:p>
          </table:table-cell>
        </table:table-row>
        <table:table-row table:style-name="ro1">
          <table:table-cell table:style-name="ce2" office:value-type="string" calcext:value-type="string">
            <text:p>9/14</text:p>
          </table:table-cell>
          <table:table-cell table:style-name="ce3" table:formula="of:= [.D20] / [.C20]" office:value-type="float" office:value="0.136363636363636" calcext:value-type="float">
            <text:p>0.14</text:p>
          </table:table-cell>
          <table:table-cell table:formula="of:=COMBIN(14;9)" office:value-type="float" office:value="2002" calcext:value-type="float">
            <text:p>2002</text:p>
          </table:table-cell>
          <table:table-cell office:value-type="float" office:value="273" calcext:value-type="float">
            <text:p>273</text:p>
          </table:table-cell>
          <table:table-cell table:formula="of:= 1 - [.G20]" office:value-type="float" office:value="0.875803298" calcext:value-type="float">
            <text:p>0.875803298</text:p>
          </table:table-cell>
          <table:table-cell office:value-type="string" calcext:value-type="string">
            <text:p>Вероятност</text:p>
          </table:table-cell>
          <table:table-cell table:formula="of:= 124196702 / 1000000000" office:value-type="float" office:value="0.124196702" calcext:value-type="float">
            <text:p>0.124196702</text:p>
          </table:table-cell>
          <table:table-cell table:formula="of:= 4 / 1000000000" office:value-type="float" office:value="0.000000004" calcext:value-type="float">
            <text:p>0.000000004</text:p>
          </table:table-cell>
          <table:table-cell table:formula="of:= 22 / 1000000000" office:value-type="float" office:value="0.000000022" calcext:value-type="float">
            <text:p>0.000000022</text:p>
          </table:table-cell>
          <table:table-cell table:formula="of:= 101 / 1000000000" office:value-type="float" office:value="0.000000101" calcext:value-type="float">
            <text:p>0.000000101</text:p>
          </table:table-cell>
          <table:table-cell table:formula="of:= 391 / 1000000000" office:value-type="float" office:value="0.000000391" calcext:value-type="float">
            <text:p>0.000000391</text:p>
          </table:table-cell>
          <table:table-cell table:formula="of:= 1054 / 1000000000" office:value-type="float" office:value="0.000001054" calcext:value-type="float">
            <text:p>0.000001054</text:p>
          </table:table-cell>
          <table:table-cell table:formula="of:= 2559 / 1000000000" office:value-type="float" office:value="0.000002559" calcext:value-type="float">
            <text:p>0.000002559</text:p>
          </table:table-cell>
          <table:table-cell table:formula="of:= 5722 / 1000000000" office:value-type="float" office:value="0.000005722" calcext:value-type="float">
            <text:p>0.000005722</text:p>
          </table:table-cell>
          <table:table-cell table:formula="of:= 11541 / 1000000000" office:value-type="float" office:value="0.000011541" calcext:value-type="float">
            <text:p>0.000011541</text:p>
          </table:table-cell>
          <table:table-cell table:formula="of:= 21292 / 1000000000" office:value-type="float" office:value="0.000021292" calcext:value-type="float">
            <text:p>0.000021292</text:p>
          </table:table-cell>
          <table:table-cell table:formula="of:= 37586 / 1000000000" office:value-type="float" office:value="0.000037586" calcext:value-type="float">
            <text:p>0.000037586</text:p>
          </table:table-cell>
          <table:table-cell table:formula="of:= 63173 / 1000000000" office:value-type="float" office:value="0.000063173" calcext:value-type="float">
            <text:p>0.000063173</text:p>
          </table:table-cell>
          <table:table-cell table:formula="of:= 102106 / 1000000000" office:value-type="float" office:value="0.000102106" calcext:value-type="float">
            <text:p>0.000102106</text:p>
          </table:table-cell>
          <table:table-cell table:formula="of:= 157328 / 1000000000" office:value-type="float" office:value="0.000157328" calcext:value-type="float">
            <text:p>0.000157328</text:p>
          </table:table-cell>
          <table:table-cell table:formula="of:= 234919 / 1000000000" office:value-type="float" office:value="0.000234919" calcext:value-type="float">
            <text:p>0.000234919</text:p>
          </table:table-cell>
          <table:table-cell table:formula="of:= 341659 / 1000000000" office:value-type="float" office:value="0.000341659" calcext:value-type="float">
            <text:p>0.000341659</text:p>
          </table:table-cell>
          <table:table-cell table:formula="of:= 484456 / 1000000000" office:value-type="float" office:value="0.000484456" calcext:value-type="float">
            <text:p>0.000484456</text:p>
          </table:table-cell>
          <table:table-cell table:formula="of:= 670761 / 1000000000" office:value-type="float" office:value="0.000670761" calcext:value-type="float">
            <text:p>0.000670761</text:p>
          </table:table-cell>
          <table:table-cell table:formula="of:= 912645 / 1000000000" office:value-type="float" office:value="0.000912645" calcext:value-type="float">
            <text:p>0.000912645</text:p>
          </table:table-cell>
          <table:table-cell table:formula="of:= 1212875 / 1000000000" office:value-type="float" office:value="0.001212875" calcext:value-type="float">
            <text:p>0.001212875</text:p>
          </table:table-cell>
          <table:table-cell table:formula="of:= 1590025 / 1000000000" office:value-type="float" office:value="0.001590025" calcext:value-type="float">
            <text:p>0.001590025</text:p>
          </table:table-cell>
          <table:table-cell table:formula="of:= 2045551 / 1000000000" office:value-type="float" office:value="0.002045551" calcext:value-type="float">
            <text:p>0.002045551</text:p>
          </table:table-cell>
          <table:table-cell table:formula="of:= 2595350 / 1000000000" office:value-type="float" office:value="0.00259535" calcext:value-type="float">
            <text:p>0.00259535</text:p>
          </table:table-cell>
          <table:table-cell table:formula="of:= 3240152 / 1000000000" office:value-type="float" office:value="0.003240152" calcext:value-type="float">
            <text:p>0.003240152</text:p>
          </table:table-cell>
          <table:table-cell table:formula="of:= 3998397 / 1000000000" office:value-type="float" office:value="0.003998397" calcext:value-type="float">
            <text:p>0.003998397</text:p>
          </table:table-cell>
          <table:table-cell table:formula="of:= 4870688 / 1000000000" office:value-type="float" office:value="0.004870688" calcext:value-type="float">
            <text:p>0.004870688</text:p>
          </table:table-cell>
          <table:table-cell table:formula="of:= 5867919 / 1000000000" office:value-type="float" office:value="0.005867919" calcext:value-type="float">
            <text:p>0.005867919</text:p>
          </table:table-cell>
          <table:table-cell table:formula="of:= 6991744 / 1000000000" office:value-type="float" office:value="0.006991744" calcext:value-type="float">
            <text:p>0.006991744</text:p>
          </table:table-cell>
          <table:table-cell table:formula="of:= 8235504 / 1000000000" office:value-type="float" office:value="0.008235504" calcext:value-type="float">
            <text:p>0.008235504</text:p>
          </table:table-cell>
          <table:table-cell table:formula="of:= 9610627 / 1000000000" office:value-type="float" office:value="0.009610627" calcext:value-type="float">
            <text:p>0.009610627</text:p>
          </table:table-cell>
          <table:table-cell table:formula="of:= 11103279 / 1000000000" office:value-type="float" office:value="0.011103279" calcext:value-type="float">
            <text:p>0.011103279</text:p>
          </table:table-cell>
          <table:table-cell table:formula="of:= 12706613 / 1000000000" office:value-type="float" office:value="0.012706613" calcext:value-type="float">
            <text:p>0.012706613</text:p>
          </table:table-cell>
          <table:table-cell table:formula="of:= 14425539 / 1000000000" office:value-type="float" office:value="0.014425539" calcext:value-type="float">
            <text:p>0.014425539</text:p>
          </table:table-cell>
          <table:table-cell table:formula="of:= 16230756 / 1000000000" office:value-type="float" office:value="0.016230756" calcext:value-type="float">
            <text:p>0.016230756</text:p>
          </table:table-cell>
          <table:table-cell table:formula="of:= 18100669 / 1000000000" office:value-type="float" office:value="0.018100669" calcext:value-type="float">
            <text:p>0.018100669</text:p>
          </table:table-cell>
          <table:table-cell table:formula="of:= 20039207 / 1000000000" office:value-type="float" office:value="0.020039207" calcext:value-type="float">
            <text:p>0.020039207</text:p>
          </table:table-cell>
          <table:table-cell table:formula="of:= 21991023 / 1000000000" office:value-type="float" office:value="0.021991023" calcext:value-type="float">
            <text:p>0.021991023</text:p>
          </table:table-cell>
          <table:table-cell table:formula="of:= 23954759 / 1000000000" office:value-type="float" office:value="0.023954759" calcext:value-type="float">
            <text:p>0.023954759</text:p>
          </table:table-cell>
          <table:table-cell table:formula="of:= 25902264 / 1000000000" office:value-type="float" office:value="0.025902264" calcext:value-type="float">
            <text:p>0.025902264</text:p>
          </table:table-cell>
          <table:table-cell table:formula="of:= 27790211 / 1000000000" office:value-type="float" office:value="0.027790211" calcext:value-type="float">
            <text:p>0.027790211</text:p>
          </table:table-cell>
          <table:table-cell table:formula="of:= 29596563 / 1000000000" office:value-type="float" office:value="0.029596563" calcext:value-type="float">
            <text:p>0.029596563</text:p>
          </table:table-cell>
          <table:table-cell table:formula="of:= 31282463 / 1000000000" office:value-type="float" office:value="0.031282463" calcext:value-type="float">
            <text:p>0.031282463</text:p>
          </table:table-cell>
          <table:table-cell table:formula="of:= 32826393 / 1000000000" office:value-type="float" office:value="0.032826393" calcext:value-type="float">
            <text:p>0.032826393</text:p>
          </table:table-cell>
          <table:table-cell table:formula="of:= 34203980 / 1000000000" office:value-type="float" office:value="0.03420398" calcext:value-type="float">
            <text:p>0.03420398</text:p>
          </table:table-cell>
          <table:table-cell table:formula="of:= 35373348 / 1000000000" office:value-type="float" office:value="0.035373348" calcext:value-type="float">
            <text:p>0.035373348</text:p>
          </table:table-cell>
          <table:table-cell table:formula="of:= 36289838 / 1000000000" office:value-type="float" office:value="0.036289838" calcext:value-type="float">
            <text:p>0.036289838</text:p>
          </table:table-cell>
          <table:table-cell table:formula="of:= 36973430 / 1000000000" office:value-type="float" office:value="0.03697343" calcext:value-type="float">
            <text:p>0.03697343</text:p>
          </table:table-cell>
          <table:table-cell table:formula="of:= 37365585 / 1000000000" office:value-type="float" office:value="0.037365585" calcext:value-type="float">
            <text:p>0.037365585</text:p>
          </table:table-cell>
          <table:table-cell table:formula="of:= 37477063 / 1000000000" office:value-type="float" office:value="0.037477063" calcext:value-type="float">
            <text:p>0.037477063</text:p>
          </table:table-cell>
          <table:table-cell table:formula="of:= 37299991 / 1000000000" office:value-type="float" office:value="0.037299991" calcext:value-type="float">
            <text:p>0.037299991</text:p>
          </table:table-cell>
          <table:table-cell table:formula="of:= 36801836 / 1000000000" office:value-type="float" office:value="0.036801836" calcext:value-type="float">
            <text:p>0.036801836</text:p>
          </table:table-cell>
          <table:table-cell table:formula="of:= 36037222 / 1000000000" office:value-type="float" office:value="0.036037222" calcext:value-type="float">
            <text:p>0.036037222</text:p>
          </table:table-cell>
          <table:table-cell table:formula="of:= 34956519 / 1000000000" office:value-type="float" office:value="0.034956519" calcext:value-type="float">
            <text:p>0.034956519</text:p>
          </table:table-cell>
          <table:table-cell table:formula="of:= 33612174 / 1000000000" office:value-type="float" office:value="0.033612174" calcext:value-type="float">
            <text:p>0.033612174</text:p>
          </table:table-cell>
          <table:table-cell table:formula="of:= 32024215 / 1000000000" office:value-type="float" office:value="0.032024215" calcext:value-type="float">
            <text:p>0.032024215</text:p>
          </table:table-cell>
          <table:table-cell table:formula="of:= 30197182 / 1000000000" office:value-type="float" office:value="0.030197182" calcext:value-type="float">
            <text:p>0.030197182</text:p>
          </table:table-cell>
          <table:table-cell table:formula="of:= 28178762 / 1000000000" office:value-type="float" office:value="0.028178762" calcext:value-type="float">
            <text:p>0.028178762</text:p>
          </table:table-cell>
          <table:table-cell table:formula="of:= 26025338 / 1000000000" office:value-type="float" office:value="0.026025338" calcext:value-type="float">
            <text:p>0.026025338</text:p>
          </table:table-cell>
          <table:table-cell table:formula="of:= 23730925 / 1000000000" office:value-type="float" office:value="0.023730925" calcext:value-type="float">
            <text:p>0.023730925</text:p>
          </table:table-cell>
        </table:table-row>
        <table:table-row table:style-name="ro1">
          <table:table-cell table:style-name="ce2" office:value-type="string" calcext:value-type="string">
            <text:p>9/15</text:p>
          </table:table-cell>
          <table:table-cell table:style-name="ce3" table:formula="of:= [.D21] / [.C21]" office:value-type="float" office:value="0.0981018981018981" calcext:value-type="float">
            <text:p>0.10</text:p>
          </table:table-cell>
          <table:table-cell table:formula="of:=COMBIN(15;9)" office:value-type="float" office:value="5005" calcext:value-type="float">
            <text:p>5005</text:p>
          </table:table-cell>
          <table:table-cell office:value-type="float" office:value="491" calcext:value-type="float">
            <text:p>491</text:p>
          </table:table-cell>
          <table:table-cell table:formula="of:= 1 - [.G21]" office:value-type="float" office:value="0.941070276" calcext:value-type="float">
            <text:p>0.941070276</text:p>
          </table:table-cell>
          <table:table-cell office:value-type="string" calcext:value-type="string">
            <text:p>Вероятност</text:p>
          </table:table-cell>
          <table:table-cell table:formula="of:= 58929724 / 1000000000" office:value-type="float" office:value="0.058929724" calcext:value-type="float">
            <text:p>0.058929724</text:p>
          </table:table-cell>
          <table:table-cell table:formula="of:= 8 / 1000000000" office:value-type="float" office:value="0.000000008" calcext:value-type="float">
            <text:p>0.000000008</text:p>
          </table:table-cell>
          <table:table-cell table:formula="of:= 53 / 1000000000" office:value-type="float" office:value="0.000000053" calcext:value-type="float">
            <text:p>0.000000053</text:p>
          </table:table-cell>
          <table:table-cell table:formula="of:= 245 / 1000000000" office:value-type="float" office:value="0.000000245" calcext:value-type="float">
            <text:p>0.000000245</text:p>
          </table:table-cell>
          <table:table-cell table:formula="of:= 925 / 1000000000" office:value-type="float" office:value="0.000000925" calcext:value-type="float">
            <text:p>0.000000925</text:p>
          </table:table-cell>
          <table:table-cell table:formula="of:= 2593 / 1000000000" office:value-type="float" office:value="0.000002593" calcext:value-type="float">
            <text:p>0.000002593</text:p>
          </table:table-cell>
          <table:table-cell table:formula="of:= 6132 / 1000000000" office:value-type="float" office:value="0.000006132" calcext:value-type="float">
            <text:p>0.000006132</text:p>
          </table:table-cell>
          <table:table-cell table:formula="of:= 13245 / 1000000000" office:value-type="float" office:value="0.000013245" calcext:value-type="float">
            <text:p>0.000013245</text:p>
          </table:table-cell>
          <table:table-cell table:formula="of:= 26215 / 1000000000" office:value-type="float" office:value="0.000026215" calcext:value-type="float">
            <text:p>0.000026215</text:p>
          </table:table-cell>
          <table:table-cell table:formula="of:= 47972 / 1000000000" office:value-type="float" office:value="0.000047972" calcext:value-type="float">
            <text:p>0.000047972</text:p>
          </table:table-cell>
          <table:table-cell table:formula="of:= 83121 / 1000000000" office:value-type="float" office:value="0.000083121" calcext:value-type="float">
            <text:p>0.000083121</text:p>
          </table:table-cell>
          <table:table-cell table:formula="of:= 136764 / 1000000000" office:value-type="float" office:value="0.000136764" calcext:value-type="float">
            <text:p>0.000136764</text:p>
          </table:table-cell>
          <table:table-cell table:formula="of:= 216303 / 1000000000" office:value-type="float" office:value="0.000216303" calcext:value-type="float">
            <text:p>0.000216303</text:p>
          </table:table-cell>
          <table:table-cell table:formula="of:= 329617 / 1000000000" office:value-type="float" office:value="0.000329617" calcext:value-type="float">
            <text:p>0.000329617</text:p>
          </table:table-cell>
          <table:table-cell table:formula="of:= 486228 / 1000000000" office:value-type="float" office:value="0.000486228" calcext:value-type="float">
            <text:p>0.000486228</text:p>
          </table:table-cell>
          <table:table-cell table:formula="of:= 696702 / 1000000000" office:value-type="float" office:value="0.000696702" calcext:value-type="float">
            <text:p>0.000696702</text:p>
          </table:table-cell>
          <table:table-cell table:formula="of:= 972648 / 1000000000" office:value-type="float" office:value="0.000972648" calcext:value-type="float">
            <text:p>0.000972648</text:p>
          </table:table-cell>
          <table:table-cell table:formula="of:= 1325304 / 1000000000" office:value-type="float" office:value="0.001325304" calcext:value-type="float">
            <text:p>0.001325304</text:p>
          </table:table-cell>
          <table:table-cell table:formula="of:= 1769660 / 1000000000" office:value-type="float" office:value="0.00176966" calcext:value-type="float">
            <text:p>0.00176966</text:p>
          </table:table-cell>
          <table:table-cell table:formula="of:= 2317102 / 1000000000" office:value-type="float" office:value="0.002317102" calcext:value-type="float">
            <text:p>0.002317102</text:p>
          </table:table-cell>
          <table:table-cell table:formula="of:= 2980065 / 1000000000" office:value-type="float" office:value="0.002980065" calcext:value-type="float">
            <text:p>0.002980065</text:p>
          </table:table-cell>
          <table:table-cell table:formula="of:= 3767901 / 1000000000" office:value-type="float" office:value="0.003767901" calcext:value-type="float">
            <text:p>0.003767901</text:p>
          </table:table-cell>
          <table:table-cell table:formula="of:= 4690094 / 1000000000" office:value-type="float" office:value="0.004690094" calcext:value-type="float">
            <text:p>0.004690094</text:p>
          </table:table-cell>
          <table:table-cell table:formula="of:= 5758052 / 1000000000" office:value-type="float" office:value="0.005758052" calcext:value-type="float">
            <text:p>0.005758052</text:p>
          </table:table-cell>
          <table:table-cell table:formula="of:= 6971859 / 1000000000" office:value-type="float" office:value="0.006971859" calcext:value-type="float">
            <text:p>0.006971859</text:p>
          </table:table-cell>
          <table:table-cell table:formula="of:= 8329946 / 1000000000" office:value-type="float" office:value="0.008329946" calcext:value-type="float">
            <text:p>0.008329946</text:p>
          </table:table-cell>
          <table:table-cell table:formula="of:= 9841341 / 1000000000" office:value-type="float" office:value="0.009841341" calcext:value-type="float">
            <text:p>0.009841341</text:p>
          </table:table-cell>
          <table:table-cell table:formula="of:= 11491986 / 1000000000" office:value-type="float" office:value="0.011491986" calcext:value-type="float">
            <text:p>0.011491986</text:p>
          </table:table-cell>
          <table:table-cell table:formula="of:= 13274414 / 1000000000" office:value-type="float" office:value="0.013274414" calcext:value-type="float">
            <text:p>0.013274414</text:p>
          </table:table-cell>
          <table:table-cell table:formula="of:= 15173117 / 1000000000" office:value-type="float" office:value="0.015173117" calcext:value-type="float">
            <text:p>0.015173117</text:p>
          </table:table-cell>
          <table:table-cell table:formula="of:= 17163630 / 1000000000" office:value-type="float" office:value="0.01716363" calcext:value-type="float">
            <text:p>0.01716363</text:p>
          </table:table-cell>
          <table:table-cell table:formula="of:= 19231777 / 1000000000" office:value-type="float" office:value="0.019231777" calcext:value-type="float">
            <text:p>0.019231777</text:p>
          </table:table-cell>
          <table:table-cell table:formula="of:= 21349261 / 1000000000" office:value-type="float" office:value="0.021349261" calcext:value-type="float">
            <text:p>0.021349261</text:p>
          </table:table-cell>
          <table:table-cell table:formula="of:= 23489646 / 1000000000" office:value-type="float" office:value="0.023489646" calcext:value-type="float">
            <text:p>0.023489646</text:p>
          </table:table-cell>
          <table:table-cell table:formula="of:= 25600145 / 1000000000" office:value-type="float" office:value="0.025600145" calcext:value-type="float">
            <text:p>0.025600145</text:p>
          </table:table-cell>
          <table:table-cell table:formula="of:= 27673983 / 1000000000" office:value-type="float" office:value="0.027673983" calcext:value-type="float">
            <text:p>0.027673983</text:p>
          </table:table-cell>
          <table:table-cell table:formula="of:= 29656233 / 1000000000" office:value-type="float" office:value="0.029656233" calcext:value-type="float">
            <text:p>0.029656233</text:p>
          </table:table-cell>
          <table:table-cell table:formula="of:= 31522051 / 1000000000" office:value-type="float" office:value="0.031522051" calcext:value-type="float">
            <text:p>0.031522051</text:p>
          </table:table-cell>
          <table:table-cell table:formula="of:= 33227145 / 1000000000" office:value-type="float" office:value="0.033227145" calcext:value-type="float">
            <text:p>0.033227145</text:p>
          </table:table-cell>
          <table:table-cell table:formula="of:= 34738732 / 1000000000" office:value-type="float" office:value="0.034738732" calcext:value-type="float">
            <text:p>0.034738732</text:p>
          </table:table-cell>
          <table:table-cell table:formula="of:= 36019698 / 1000000000" office:value-type="float" office:value="0.036019698" calcext:value-type="float">
            <text:p>0.036019698</text:p>
          </table:table-cell>
          <table:table-cell table:formula="of:= 37056309 / 1000000000" office:value-type="float" office:value="0.037056309" calcext:value-type="float">
            <text:p>0.037056309</text:p>
          </table:table-cell>
          <table:table-cell table:formula="of:= 37799255 / 1000000000" office:value-type="float" office:value="0.037799255" calcext:value-type="float">
            <text:p>0.037799255</text:p>
          </table:table-cell>
          <table:table-cell table:formula="of:= 38250337 / 1000000000" office:value-type="float" office:value="0.038250337" calcext:value-type="float">
            <text:p>0.038250337</text:p>
          </table:table-cell>
          <table:table-cell table:formula="of:= 38391597 / 1000000000" office:value-type="float" office:value="0.038391597" calcext:value-type="float">
            <text:p>0.038391597</text:p>
          </table:table-cell>
          <table:table-cell table:formula="of:= 38205330 / 1000000000" office:value-type="float" office:value="0.03820533" calcext:value-type="float">
            <text:p>0.03820533</text:p>
          </table:table-cell>
          <table:table-cell table:formula="of:= 37697909 / 1000000000" office:value-type="float" office:value="0.037697909" calcext:value-type="float">
            <text:p>0.037697909</text:p>
          </table:table-cell>
          <table:table-cell table:formula="of:= 36870360 / 1000000000" office:value-type="float" office:value="0.03687036" calcext:value-type="float">
            <text:p>0.03687036</text:p>
          </table:table-cell>
          <table:table-cell table:formula="of:= 35761931 / 1000000000" office:value-type="float" office:value="0.035761931" calcext:value-type="float">
            <text:p>0.035761931</text:p>
          </table:table-cell>
          <table:table-cell table:formula="of:= 34353416 / 1000000000" office:value-type="float" office:value="0.034353416" calcext:value-type="float">
            <text:p>0.034353416</text:p>
          </table:table-cell>
          <table:table-cell table:formula="of:= 32691415 / 1000000000" office:value-type="float" office:value="0.032691415" calcext:value-type="float">
            <text:p>0.032691415</text:p>
          </table:table-cell>
          <table:table-cell table:formula="of:= 30828098 / 1000000000" office:value-type="float" office:value="0.030828098" calcext:value-type="float">
            <text:p>0.030828098</text:p>
          </table:table-cell>
          <table:table-cell table:formula="of:= 28757830 / 1000000000" office:value-type="float" office:value="0.02875783" calcext:value-type="float">
            <text:p>0.02875783</text:p>
          </table:table-cell>
          <table:table-cell table:formula="of:= 26531627 / 1000000000" office:value-type="float" office:value="0.026531627" calcext:value-type="float">
            <text:p>0.026531627</text:p>
          </table:table-cell>
          <table:table-cell table:formula="of:= 24219464 / 1000000000" office:value-type="float" office:value="0.024219464" calcext:value-type="float">
            <text:p>0.024219464</text:p>
          </table:table-cell>
          <table:table-cell table:formula="of:= 21853159 / 1000000000" office:value-type="float" office:value="0.021853159" calcext:value-type="float">
            <text:p>0.021853159</text:p>
          </table:table-cell>
          <table:table-cell table:formula="of:= 19468386 / 1000000000" office:value-type="float" office:value="0.019468386" calcext:value-type="float">
            <text:p>0.019468386</text:p>
          </table:table-cell>
          <table:table-cell table:formula="of:= 17117120 / 1000000000" office:value-type="float" office:value="0.01711712" calcext:value-type="float">
            <text:p>0.01711712</text:p>
          </table:table-cell>
          <table:table-cell table:formula="of:= 14834820 / 1000000000" office:value-type="float" office:value="0.01483482" calcext:value-type="float">
            <text:p>0.0148348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9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number-columns-repeated="4"/>
          <table:table-cell table:style-name="ce4" table:formula="of:=SUM([.G33:.BP33])" office:value-type="float" office:value="80.8738559" calcext:value-type="float">
            <text:p>80.87</text:p>
          </table:table-cell>
          <table:table-cell office:value-type="string" calcext:value-type="string">
            <text:p>RTP%</text:p>
          </table:table-cell>
          <table:table-cell table:formula="of:= 100 * [.G15] * [.G24] / [.$D15]" office:value-type="float" office:value="0" calcext:value-type="float">
            <text:p>0</text:p>
          </table:table-cell>
          <table:table-cell table:formula="of:= 100 * [.H15] * [.H24] / [.$D15]" office:value-type="float" office:value="0.00000045" calcext:value-type="float">
            <text:p>0.00000045</text:p>
          </table:table-cell>
          <table:table-cell table:formula="of:= 100 * [.I15] * [.I24] / [.$D15]" office:value-type="float" office:value="0.0000004" calcext:value-type="float">
            <text:p>0.0000004</text:p>
          </table:table-cell>
          <table:table-cell table:formula="of:= 100 * [.J15] * [.J24] / [.$D15]" office:value-type="float" office:value="0.00000035" calcext:value-type="float">
            <text:p>0.00000035</text:p>
          </table:table-cell>
          <table:table-cell table:formula="of:= 100 * [.K15] * [.K24] / [.$D15]" office:value-type="float" office:value="0.03" calcext:value-type="float">
            <text:p>0.03</text:p>
          </table:table-cell>
          <table:table-cell table:formula="of:= 100 * [.L15] * [.L24] / [.$D15]" office:value-type="float" office:value="0.025" calcext:value-type="float">
            <text:p>0.025</text:p>
          </table:table-cell>
          <table:table-cell table:formula="of:= 100 * [.M15] * [.M24] / [.$D15]" office:value-type="float" office:value="0.06" calcext:value-type="float">
            <text:p>0.06</text:p>
          </table:table-cell>
          <table:table-cell table:formula="of:= 100 * [.N15] * [.N24] / [.$D15]" office:value-type="float" office:value="0.045" calcext:value-type="float">
            <text:p>0.045</text:p>
          </table:table-cell>
          <table:table-cell table:formula="of:= 100 * [.O15] * [.O24] / [.$D15]" office:value-type="float" office:value="0.13" calcext:value-type="float">
            <text:p>0.13</text:p>
          </table:table-cell>
          <table:table-cell table:formula="of:= 100 * [.P15] * [.P24] / [.$D15]" office:value-type="float" office:value="0.18" calcext:value-type="float">
            <text:p>0.18</text:p>
          </table:table-cell>
          <table:table-cell table:formula="of:= 100 * [.Q15] * [.Q24] / [.$D15]" office:value-type="float" office:value="0.296" calcext:value-type="float">
            <text:p>0.296</text:p>
          </table:table-cell>
          <table:table-cell table:formula="of:= 100 * [.R15] * [.R24] / [.$D15]" office:value-type="float" office:value="0.385" calcext:value-type="float">
            <text:p>0.385</text:p>
          </table:table-cell>
          <table:table-cell table:formula="of:= 100 * [.S15] * [.S24] / [.$D15]" office:value-type="float" office:value="0.612" calcext:value-type="float">
            <text:p>0.612</text:p>
          </table:table-cell>
          <table:table-cell table:formula="of:= 100 * [.T15] * [.T24] / [.$D15]" office:value-type="float" office:value="0.845" calcext:value-type="float">
            <text:p>0.845</text:p>
          </table:table-cell>
          <table:table-cell table:formula="of:= 100 * [.U15] * [.U24] / [.$D15]" office:value-type="float" office:value="1.372" calcext:value-type="float">
            <text:p>1.372</text:p>
          </table:table-cell>
          <table:table-cell table:formula="of:= 100 * [.V15] * [.V24] / [.$D15]" office:value-type="float" office:value="1.452" calcext:value-type="float">
            <text:p>1.452</text:p>
          </table:table-cell>
          <table:table-cell table:formula="of:= 100 * [.W15] * [.W24] / [.$D15]" office:value-type="float" office:value="1.362" calcext:value-type="float">
            <text:p>1.362</text:p>
          </table:table-cell>
          <table:table-cell table:formula="of:= 100 * [.X15] * [.X24] / [.$D15]" office:value-type="float" office:value="1.059" calcext:value-type="float">
            <text:p>1.059</text:p>
          </table:table-cell>
          <table:table-cell table:formula="of:= 100 * [.Y15] * [.Y24] / [.$D15]" office:value-type="float" office:value="1.3005" calcext:value-type="float">
            <text:p>1.3005</text:p>
          </table:table-cell>
          <table:table-cell table:formula="of:= 100 * [.Z15] * [.Z24] / [.$D15]" office:value-type="float" office:value="1.7192" calcext:value-type="float">
            <text:p>1.7192</text:p>
          </table:table-cell>
          <table:table-cell table:formula="of:= 100 * [.AA15] * [.AA24] / [.$D15]" office:value-type="float" office:value="2.2652" calcext:value-type="float">
            <text:p>2.2652</text:p>
          </table:table-cell>
          <table:table-cell table:formula="of:= 100 * [.AB15] * [.AB24] / [.$D15]" office:value-type="float" office:value="2.6124" calcext:value-type="float">
            <text:p>2.6124</text:p>
          </table:table-cell>
          <table:table-cell table:formula="of:= 100 * [.AC15] * [.AC24] / [.$D15]" office:value-type="float" office:value="3.0605" calcext:value-type="float">
            <text:p>3.0605</text:p>
          </table:table-cell>
          <table:table-cell table:formula="of:= 100 * [.AD15] * [.AD24] / [.$D15]" office:value-type="float" office:value="3.2716" calcext:value-type="float">
            <text:p>3.2716</text:p>
          </table:table-cell>
          <table:table-cell table:formula="of:= 100 * [.AE15] * [.AE24] / [.$D15]" office:value-type="float" office:value="3.2991" calcext:value-type="float">
            <text:p>3.2991</text:p>
          </table:table-cell>
          <table:table-cell table:formula="of:= 100 * [.AF15] * [.AF24] / [.$D15]" office:value-type="float" office:value="2.9982" calcext:value-type="float">
            <text:p>2.9982</text:p>
          </table:table-cell>
          <table:table-cell table:formula="of:= 100 * [.AG15] * [.AG24] / [.$D15]" office:value-type="float" office:value="1.9691" calcext:value-type="float">
            <text:p>1.9691</text:p>
          </table:table-cell>
          <table:table-cell table:formula="of:= 100 * [.AH15] * [.AH24] / [.$D15]" office:value-type="float" office:value="2.313" calcext:value-type="float">
            <text:p>2.313</text:p>
          </table:table-cell>
          <table:table-cell table:formula="of:= 100 * [.AI15] * [.AI24] / [.$D15]" office:value-type="float" office:value="2.69168" calcext:value-type="float">
            <text:p>2.69168</text:p>
          </table:table-cell>
          <table:table-cell table:formula="of:= 100 * [.AJ15] * [.AJ24] / [.$D15]" office:value-type="float" office:value="2.99096" calcext:value-type="float">
            <text:p>2.99096</text:p>
          </table:table-cell>
          <table:table-cell table:formula="of:= 100 * [.AK15] * [.AK24] / [.$D15]" office:value-type="float" office:value="3.288" calcext:value-type="float">
            <text:p>3.288</text:p>
          </table:table-cell>
          <table:table-cell table:formula="of:= 100 * [.AL15] * [.AL24] / [.$D15]" office:value-type="float" office:value="3.4493" calcext:value-type="float">
            <text:p>3.4493</text:p>
          </table:table-cell>
          <table:table-cell table:formula="of:= 100 * [.AM15] * [.AM24] / [.$D15]" office:value-type="float" office:value="3.4702" calcext:value-type="float">
            <text:p>3.4702</text:p>
          </table:table-cell>
          <table:table-cell table:formula="of:= 100 * [.AN15] * [.AN24] / [.$D15]" office:value-type="float" office:value="3.24717" calcext:value-type="float">
            <text:p>3.24717</text:p>
          </table:table-cell>
          <table:table-cell table:formula="of:= 100 * [.AO15] * [.AO24] / [.$D15]" office:value-type="float" office:value="2.7112" calcext:value-type="float">
            <text:p>2.7112</text:p>
          </table:table-cell>
          <table:table-cell table:formula="of:= 100 * [.AP15] * [.AP24] / [.$D15]" office:value-type="float" office:value="1.67465" calcext:value-type="float">
            <text:p>1.67465</text:p>
          </table:table-cell>
          <table:table-cell table:formula="of:= 100 * [.AQ15] * [.AQ24] / [.$D15]" office:value-type="float" office:value="1.846737" calcext:value-type="float">
            <text:p>1.846737</text:p>
          </table:table-cell>
          <table:table-cell table:formula="of:= 100 * [.AR15] * [.AR24] / [.$D15]" office:value-type="float" office:value="2.011648" calcext:value-type="float">
            <text:p>2.011648</text:p>
          </table:table-cell>
          <table:table-cell table:formula="of:= 100 * [.AS15] * [.AS24] / [.$D15]" office:value-type="float" office:value="2.137485" calcext:value-type="float">
            <text:p>2.137485</text:p>
          </table:table-cell>
          <table:table-cell table:formula="of:= 100 * [.AT15] * [.AT24] / [.$D15]" office:value-type="float" office:value="2.21775" calcext:value-type="float">
            <text:p>2.21775</text:p>
          </table:table-cell>
          <table:table-cell table:formula="of:= 100 * [.AU15] * [.AU24] / [.$D15]" office:value-type="float" office:value="2.22484" calcext:value-type="float">
            <text:p>2.22484</text:p>
          </table:table-cell>
          <table:table-cell table:formula="of:= 100 * [.AV15] * [.AV24] / [.$D15]" office:value-type="float" office:value="2.142928" calcext:value-type="float">
            <text:p>2.142928</text:p>
          </table:table-cell>
          <table:table-cell table:formula="of:= 100 * [.AW15] * [.AW24] / [.$D15]" office:value-type="float" office:value="1.912776" calcext:value-type="float">
            <text:p>1.912776</text:p>
          </table:table-cell>
          <table:table-cell table:formula="of:= 100 * [.AX15] * [.AX24] / [.$D15]" office:value-type="float" office:value="1.518892" calcext:value-type="float">
            <text:p>1.518892</text:p>
          </table:table-cell>
          <table:table-cell table:formula="of:= 100 * [.AY15] * [.AY24] / [.$D15]" office:value-type="float" office:value="0.902288" calcext:value-type="float">
            <text:p>0.902288</text:p>
          </table:table-cell>
          <table:table-cell table:formula="of:= 100 * [.AZ15] * [.AZ24] / [.$D15]" office:value-type="float" office:value="0.957834" calcext:value-type="float">
            <text:p>0.957834</text:p>
          </table:table-cell>
          <table:table-cell table:formula="of:= 100 * [.BA15] * [.BA24] / [.$D15]" office:value-type="float" office:value="1.003288" calcext:value-type="float">
            <text:p>1.003288</text:p>
          </table:table-cell>
          <table:table-cell table:formula="of:= 100 * [.BB15] * [.BB24] / [.$D15]" office:value-type="float" office:value="1.0314668" calcext:value-type="float">
            <text:p>1.0314668</text:p>
          </table:table-cell>
          <table:table-cell table:formula="of:= 100 * [.BC15] * [.BC24] / [.$D15]" office:value-type="float" office:value="1.0333848" calcext:value-type="float">
            <text:p>1.0333848</text:p>
          </table:table-cell>
          <table:table-cell table:formula="of:= 100 * [.BD15] * [.BD24] / [.$D15]" office:value-type="float" office:value="1.006977" calcext:value-type="float">
            <text:p>1.006977</text:p>
          </table:table-cell>
          <table:table-cell table:formula="of:= 100 * [.BE15] * [.BE24] / [.$D15]" office:value-type="float" office:value="0.9359312" calcext:value-type="float">
            <text:p>0.9359312</text:p>
          </table:table-cell>
          <table:table-cell table:formula="of:= 100 * [.BF15] * [.BF24] / [.$D15]" office:value-type="float" office:value="0.8147844" calcext:value-type="float">
            <text:p>0.8147844</text:p>
          </table:table-cell>
          <table:table-cell table:formula="of:= 100 * [.BG15] * [.BG24] / [.$D15]" office:value-type="float" office:value="0.627804" calcext:value-type="float">
            <text:p>0.627804</text:p>
          </table:table-cell>
          <table:table-cell table:formula="of:= 100 * [.BH15] * [.BH24] / [.$D15]" office:value-type="float" office:value="0.3620805" calcext:value-type="float">
            <text:p>0.3620805</text:p>
          </table:table-cell>
          <table:table-cell table:formula="of:= 100 * [.BI15] * [.BI24] / [.$D15]" office:value-type="float" office:value="0" calcext:value-type="float">
            <text:p>0</text:p>
          </table:table-cell>
          <table:table-cell table:formula="of:= 100 * [.BJ15] * [.BJ24] / [.$D15]" office:value-type="float" office:value="0" calcext:value-type="float">
            <text:p>0</text:p>
          </table:table-cell>
          <table:table-cell table:formula="of:= 100 * [.BK15] * [.BK24] / [.$D15]" office:value-type="float" office:value="0" calcext:value-type="float">
            <text:p>0</text:p>
          </table:table-cell>
          <table:table-cell table:formula="of:= 100 * [.BL15] * [.BL24] / [.$D15]" office:value-type="float" office:value="0" calcext:value-type="float">
            <text:p>0</text:p>
          </table:table-cell>
          <table:table-cell table:formula="of:= 100 * [.BM15] * [.BM24] / [.$D1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4:.BP34])" office:value-type="float" office:value="81.4432648412699" calcext:value-type="float">
            <text:p>81.44</text:p>
          </table:table-cell>
          <table:table-cell office:value-type="string" calcext:value-type="string">
            <text:p>RTP%</text:p>
          </table:table-cell>
          <table:table-cell table:formula="of:= 100 * [.G16] * [.G25] / [.$D16]" office:value-type="float" office:value="0" calcext:value-type="float">
            <text:p>0</text:p>
          </table:table-cell>
          <table:table-cell table:formula="of:= 100 * [.H16] * [.H25] / [.$D16]" office:value-type="float" office:value="0.0000000714285714285714" calcext:value-type="float">
            <text:p>7.14285714285714E-08</text:p>
          </table:table-cell>
          <table:table-cell table:formula="of:= 100 * [.I16] * [.I25] / [.$D16]" office:value-type="float" office:value="0.0000000634920634920635" calcext:value-type="float">
            <text:p>6.34920634920635E-08</text:p>
          </table:table-cell>
          <table:table-cell table:formula="of:= 100 * [.J16] * [.J25] / [.$D16]" office:value-type="float" office:value="0.0000000555555555555556" calcext:value-type="float">
            <text:p>5.55555555555556E-08</text:p>
          </table:table-cell>
          <table:table-cell table:formula="of:= 100 * [.K16] * [.K25] / [.$D16]" office:value-type="float" office:value="0.0190476190476191" calcext:value-type="float">
            <text:p>0.019047619</text:p>
          </table:table-cell>
          <table:table-cell table:formula="of:= 100 * [.L16] * [.L25] / [.$D16]" office:value-type="float" office:value="0.0436507936507936" calcext:value-type="float">
            <text:p>0.0436507937</text:p>
          </table:table-cell>
          <table:table-cell table:formula="of:= 100 * [.M16] * [.M25] / [.$D16]" office:value-type="float" office:value="0.0444444444444444" calcext:value-type="float">
            <text:p>0.0444444444</text:p>
          </table:table-cell>
          <table:table-cell table:formula="of:= 100 * [.N16] * [.N25] / [.$D16]" office:value-type="float" office:value="0.104761904761905" calcext:value-type="float">
            <text:p>0.1047619048</text:p>
          </table:table-cell>
          <table:table-cell table:formula="of:= 100 * [.O16] * [.O25] / [.$D16]" office:value-type="float" office:value="0.13015873015873" calcext:value-type="float">
            <text:p>0.1301587302</text:p>
          </table:table-cell>
          <table:table-cell table:formula="of:= 100 * [.P16] * [.P25] / [.$D16]" office:value-type="float" office:value="0.265714285714286" calcext:value-type="float">
            <text:p>0.2657142857</text:p>
          </table:table-cell>
          <table:table-cell table:formula="of:= 100 * [.Q16] * [.Q25] / [.$D16]" office:value-type="float" office:value="0.384761904761905" calcext:value-type="float">
            <text:p>0.3847619048</text:p>
          </table:table-cell>
          <table:table-cell table:formula="of:= 100 * [.R16] * [.R25] / [.$D16]" office:value-type="float" office:value="0.632222222222222" calcext:value-type="float">
            <text:p>0.6322222222</text:p>
          </table:table-cell>
          <table:table-cell table:formula="of:= 100 * [.S16] * [.S25] / [.$D16]" office:value-type="float" office:value="0.853333333333333" calcext:value-type="float">
            <text:p>0.8533333333</text:p>
          </table:table-cell>
          <table:table-cell table:formula="of:= 100 * [.T16] * [.T25] / [.$D16]" office:value-type="float" office:value="1.17460317460317" calcext:value-type="float">
            <text:p>1.1746031746</text:p>
          </table:table-cell>
          <table:table-cell table:formula="of:= 100 * [.U16] * [.U25] / [.$D16]" office:value-type="float" office:value="1.46730158730159" calcext:value-type="float">
            <text:p>1.4673015873</text:p>
          </table:table-cell>
          <table:table-cell table:formula="of:= 100 * [.V16] * [.V25] / [.$D16]" office:value-type="float" office:value="1.76333333333333" calcext:value-type="float">
            <text:p>1.7633333333</text:p>
          </table:table-cell>
          <table:table-cell table:formula="of:= 100 * [.W16] * [.W25] / [.$D16]" office:value-type="float" office:value="1.79396825396825" calcext:value-type="float">
            <text:p>1.793968254</text:p>
          </table:table-cell>
          <table:table-cell table:formula="of:= 100 * [.X16] * [.X25] / [.$D16]" office:value-type="float" office:value="1.31984126984127" calcext:value-type="float">
            <text:p>1.3198412698</text:p>
          </table:table-cell>
          <table:table-cell table:formula="of:= 100 * [.Y16] * [.Y25] / [.$D16]" office:value-type="float" office:value="1.73571428571429" calcext:value-type="float">
            <text:p>1.7357142857</text:p>
          </table:table-cell>
          <table:table-cell table:formula="of:= 100 * [.Z16] * [.Z25] / [.$D16]" office:value-type="float" office:value="2.21269841269841" calcext:value-type="float">
            <text:p>2.2126984127</text:p>
          </table:table-cell>
          <table:table-cell table:formula="of:= 100 * [.AA16] * [.AA25] / [.$D16]" office:value-type="float" office:value="2.69311111111111" calcext:value-type="float">
            <text:p>2.6931111111</text:p>
          </table:table-cell>
          <table:table-cell table:formula="of:= 100 * [.AB16] * [.AB25] / [.$D16]" office:value-type="float" office:value="3.10514285714286" calcext:value-type="float">
            <text:p>3.1051428571</text:p>
          </table:table-cell>
          <table:table-cell table:formula="of:= 100 * [.AC16] * [.AC25] / [.$D16]" office:value-type="float" office:value="3.58134920634921" calcext:value-type="float">
            <text:p>3.5813492063</text:p>
          </table:table-cell>
          <table:table-cell table:formula="of:= 100 * [.AD16] * [.AD25] / [.$D16]" office:value-type="float" office:value="3.83447619047619" calcext:value-type="float">
            <text:p>3.8344761905</text:p>
          </table:table-cell>
          <table:table-cell table:formula="of:= 100 * [.AE16] * [.AE25] / [.$D16]" office:value-type="float" office:value="3.78195238095238" calcext:value-type="float">
            <text:p>3.781952381</text:p>
          </table:table-cell>
          <table:table-cell table:formula="of:= 100 * [.AF16] * [.AF25] / [.$D16]" office:value-type="float" office:value="3.33333333333333" calcext:value-type="float">
            <text:p>3.3333333333</text:p>
          </table:table-cell>
          <table:table-cell table:formula="of:= 100 * [.AG16] * [.AG25] / [.$D16]" office:value-type="float" office:value="2.15607936507936" calcext:value-type="float">
            <text:p>2.1560793651</text:p>
          </table:table-cell>
          <table:table-cell table:formula="of:= 100 * [.AH16] * [.AH25] / [.$D16]" office:value-type="float" office:value="2.49632857142857" calcext:value-type="float">
            <text:p>2.4963285714</text:p>
          </table:table-cell>
          <table:table-cell table:formula="of:= 100 * [.AI16] * [.AI25] / [.$D16]" office:value-type="float" office:value="2.83224126984127" calcext:value-type="float">
            <text:p>2.8322412698</text:p>
          </table:table-cell>
          <table:table-cell table:formula="of:= 100 * [.AJ16] * [.AJ25] / [.$D16]" office:value-type="float" office:value="3.10851111111111" calcext:value-type="float">
            <text:p>3.1085111111</text:p>
          </table:table-cell>
          <table:table-cell table:formula="of:= 100 * [.AK16] * [.AK25] / [.$D16]" office:value-type="float" office:value="3.348" calcext:value-type="float">
            <text:p>3.348</text:p>
          </table:table-cell>
          <table:table-cell table:formula="of:= 100 * [.AL16] * [.AL25] / [.$D16]" office:value-type="float" office:value="3.45661904761905" calcext:value-type="float">
            <text:p>3.4566190476</text:p>
          </table:table-cell>
          <table:table-cell table:formula="of:= 100 * [.AM16] * [.AM25] / [.$D16]" office:value-type="float" office:value="3.4111873015873" calcext:value-type="float">
            <text:p>3.4111873016</text:p>
          </table:table-cell>
          <table:table-cell table:formula="of:= 100 * [.AN16] * [.AN25] / [.$D16]" office:value-type="float" office:value="3.13551904761905" calcext:value-type="float">
            <text:p>3.1355190476</text:p>
          </table:table-cell>
          <table:table-cell table:formula="of:= 100 * [.AO16] * [.AO25] / [.$D16]" office:value-type="float" office:value="2.54449841269841" calcext:value-type="float">
            <text:p>2.5444984127</text:p>
          </table:table-cell>
          <table:table-cell table:formula="of:= 100 * [.AP16] * [.AP25] / [.$D16]" office:value-type="float" office:value="1.53921904761905" calcext:value-type="float">
            <text:p>1.5392190476</text:p>
          </table:table-cell>
          <table:table-cell table:formula="of:= 100 * [.AQ16] * [.AQ25] / [.$D16]" office:value-type="float" office:value="1.66624285714286" calcext:value-type="float">
            <text:p>1.6662428571</text:p>
          </table:table-cell>
          <table:table-cell table:formula="of:= 100 * [.AR16] * [.AR25] / [.$D16]" office:value-type="float" office:value="1.77136634920635" calcext:value-type="float">
            <text:p>1.7713663492</text:p>
          </table:table-cell>
          <table:table-cell table:formula="of:= 100 * [.AS16] * [.AS25] / [.$D16]" office:value-type="float" office:value="1.84142444444444" calcext:value-type="float">
            <text:p>1.8414244444</text:p>
          </table:table-cell>
          <table:table-cell table:formula="of:= 100 * [.AT16] * [.AT25] / [.$D16]" office:value-type="float" office:value="1.86982095238095" calcext:value-type="float">
            <text:p>1.8698209524</text:p>
          </table:table-cell>
          <table:table-cell table:formula="of:= 100 * [.AU16] * [.AU25] / [.$D16]" office:value-type="float" office:value="1.83349841269841" calcext:value-type="float">
            <text:p>1.8334984127</text:p>
          </table:table-cell>
          <table:table-cell table:formula="of:= 100 * [.AV16] * [.AV25] / [.$D16]" office:value-type="float" office:value="1.71545650793651" calcext:value-type="float">
            <text:p>1.7154565079</text:p>
          </table:table-cell>
          <table:table-cell table:formula="of:= 100 * [.AW16] * [.AW25] / [.$D16]" office:value-type="float" office:value="1.50209523809524" calcext:value-type="float">
            <text:p>1.5020952381</text:p>
          </table:table-cell>
          <table:table-cell table:formula="of:= 100 * [.AX16] * [.AX25] / [.$D16]" office:value-type="float" office:value="1.16162634920635" calcext:value-type="float">
            <text:p>1.1616263492</text:p>
          </table:table-cell>
          <table:table-cell table:formula="of:= 100 * [.AY16] * [.AY25] / [.$D16]" office:value-type="float" office:value="0.671230476190476" calcext:value-type="float">
            <text:p>0.6712304762</text:p>
          </table:table-cell>
          <table:table-cell table:formula="of:= 100 * [.AZ16] * [.AZ25] / [.$D16]" office:value-type="float" office:value="0.695157857142857" calcext:value-type="float">
            <text:p>0.6951578571</text:p>
          </table:table-cell>
          <table:table-cell table:formula="of:= 100 * [.BA16] * [.BA25] / [.$D16]" office:value-type="float" office:value="0.708068952380952" calcext:value-type="float">
            <text:p>0.7080689524</text:p>
          </table:table-cell>
          <table:table-cell table:formula="of:= 100 * [.BB16] * [.BB25] / [.$D16]" office:value-type="float" office:value="0.707723555555555" calcext:value-type="float">
            <text:p>0.7077235556</text:p>
          </table:table-cell>
          <table:table-cell table:formula="of:= 100 * [.BC16] * [.BC25] / [.$D16]" office:value-type="float" office:value="0.689348" calcext:value-type="float">
            <text:p>0.689348</text:p>
          </table:table-cell>
          <table:table-cell table:formula="of:= 100 * [.BD16] * [.BD25] / [.$D16]" office:value-type="float" office:value="0.650310317460318" calcext:value-type="float">
            <text:p>0.6503103175</text:p>
          </table:table-cell>
          <table:table-cell table:formula="of:= 100 * [.BE16] * [.BE25] / [.$D16]" office:value-type="float" office:value="0.586974285714286" calcext:value-type="float">
            <text:p>0.5869742857</text:p>
          </table:table-cell>
          <table:table-cell table:formula="of:= 100 * [.BF16] * [.BF25] / [.$D16]" office:value-type="float" office:value="0.494733333333333" calcext:value-type="float">
            <text:p>0.4947333333</text:p>
          </table:table-cell>
          <table:table-cell table:formula="of:= 100 * [.BG16] * [.BG25] / [.$D16]" office:value-type="float" office:value="0.369214349206349" calcext:value-type="float">
            <text:p>0.3692143492</text:p>
          </table:table-cell>
          <table:table-cell table:formula="of:= 100 * [.BH16] * [.BH25] / [.$D16]" office:value-type="float" office:value="0.205848603174603" calcext:value-type="float">
            <text:p>0.2058486032</text:p>
          </table:table-cell>
          <table:table-cell table:formula="of:= 100 * [.BI16] * [.BI25] / [.$D16]" office:value-type="float" office:value="0" calcext:value-type="float">
            <text:p>0</text:p>
          </table:table-cell>
          <table:table-cell table:formula="of:= 100 * [.BJ16] * [.BJ25] / [.$D16]" office:value-type="float" office:value="0" calcext:value-type="float">
            <text:p>0</text:p>
          </table:table-cell>
          <table:table-cell table:formula="of:= 100 * [.BK16] * [.BK25] / [.$D16]" office:value-type="float" office:value="0" calcext:value-type="float">
            <text:p>0</text:p>
          </table:table-cell>
          <table:table-cell table:formula="of:= 100 * [.BL16] * [.BL25] / [.$D16]" office:value-type="float" office:value="0" calcext:value-type="float">
            <text:p>0</text:p>
          </table:table-cell>
          <table:table-cell table:formula="of:= 100 * [.BM16] * [.BM25] / [.$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5:.BP35])" office:value-type="float" office:value="80.5266164065217" calcext:value-type="float">
            <text:p>80.53</text:p>
          </table:table-cell>
          <table:table-cell office:value-type="string" calcext:value-type="string">
            <text:p>RTP%</text:p>
          </table:table-cell>
          <table:table-cell table:formula="of:= 100 * [.G17] * [.G26] / [.$D17]" office:value-type="float" office:value="0" calcext:value-type="float">
            <text:p>0</text:p>
          </table:table-cell>
          <table:table-cell table:formula="of:= 100 * [.H17] * [.H26] / [.$D17]" office:value-type="float" office:value="0.0000000195652173913043" calcext:value-type="float">
            <text:p>1.95652173913043E-08</text:p>
          </table:table-cell>
          <table:table-cell table:formula="of:= 100 * [.I17] * [.I26] / [.$D17]" office:value-type="float" office:value="0.0000000173913043478261" calcext:value-type="float">
            <text:p>1.73913043478261E-08</text:p>
          </table:table-cell>
          <table:table-cell table:formula="of:= 100 * [.J17] * [.J26] / [.$D17]" office:value-type="float" office:value="0.00152173913043478" calcext:value-type="float">
            <text:p>0.0015217391</text:p>
          </table:table-cell>
          <table:table-cell table:formula="of:= 100 * [.K17] * [.K26] / [.$D17]" office:value-type="float" office:value="0.0208695652173913" calcext:value-type="float">
            <text:p>0.0208695652</text:p>
          </table:table-cell>
          <table:table-cell table:formula="of:= 100 * [.L17] * [.L26] / [.$D17]" office:value-type="float" office:value="0.0380434782608696" calcext:value-type="float">
            <text:p>0.0380434783</text:p>
          </table:table-cell>
          <table:table-cell table:formula="of:= 100 * [.M17] * [.M26] / [.$D17]" office:value-type="float" office:value="0.0765217391304348" calcext:value-type="float">
            <text:p>0.0765217391</text:p>
          </table:table-cell>
          <table:table-cell table:formula="of:= 100 * [.N17] * [.N26] / [.$D17]" office:value-type="float" office:value="0.125869565217391" calcext:value-type="float">
            <text:p>0.1258695652</text:p>
          </table:table-cell>
          <table:table-cell table:formula="of:= 100 * [.O17] * [.O26] / [.$D17]" office:value-type="float" office:value="0.192608695652174" calcext:value-type="float">
            <text:p>0.1926086957</text:p>
          </table:table-cell>
          <table:table-cell table:formula="of:= 100 * [.P17] * [.P26] / [.$D17]" office:value-type="float" office:value="0.330652173913043" calcext:value-type="float">
            <text:p>0.3306521739</text:p>
          </table:table-cell>
          <table:table-cell table:formula="of:= 100 * [.Q17] * [.Q26] / [.$D17]" office:value-type="float" office:value="0.484869565217391" calcext:value-type="float">
            <text:p>0.4848695652</text:p>
          </table:table-cell>
          <table:table-cell table:formula="of:= 100 * [.R17] * [.R26] / [.$D17]" office:value-type="float" office:value="0.811086956521739" calcext:value-type="float">
            <text:p>0.8110869565</text:p>
          </table:table-cell>
          <table:table-cell table:formula="of:= 100 * [.S17] * [.S26] / [.$D17]" office:value-type="float" office:value="1.14" calcext:value-type="float">
            <text:p>1.14</text:p>
          </table:table-cell>
          <table:table-cell table:formula="of:= 100 * [.T17] * [.T26] / [.$D17]" office:value-type="float" office:value="1.53195652173913" calcext:value-type="float">
            <text:p>1.5319565217</text:p>
          </table:table-cell>
          <table:table-cell table:formula="of:= 100 * [.U17] * [.U26] / [.$D17]" office:value-type="float" office:value="1.96939130434783" calcext:value-type="float">
            <text:p>1.9693913043</text:p>
          </table:table-cell>
          <table:table-cell table:formula="of:= 100 * [.V17] * [.V26] / [.$D17]" office:value-type="float" office:value="2.23291304347826" calcext:value-type="float">
            <text:p>2.2329130435</text:p>
          </table:table-cell>
          <table:table-cell table:formula="of:= 100 * [.W17] * [.W26] / [.$D17]" office:value-type="float" office:value="2.21295652173913" calcext:value-type="float">
            <text:p>2.2129565217</text:p>
          </table:table-cell>
          <table:table-cell table:formula="of:= 100 * [.X17] * [.X26] / [.$D17]" office:value-type="float" office:value="1.59565217391304" calcext:value-type="float">
            <text:p>1.5956521739</text:p>
          </table:table-cell>
          <table:table-cell table:formula="of:= 100 * [.Y17] * [.Y26] / [.$D17]" office:value-type="float" office:value="2.0574" calcext:value-type="float">
            <text:p>2.0574</text:p>
          </table:table-cell>
          <table:table-cell table:formula="of:= 100 * [.Z17] * [.Z26] / [.$D17]" office:value-type="float" office:value="2.54486956521739" calcext:value-type="float">
            <text:p>2.5448695652</text:p>
          </table:table-cell>
          <table:table-cell table:formula="of:= 100 * [.AA17] * [.AA26] / [.$D17]" office:value-type="float" office:value="3.07312173913043" calcext:value-type="float">
            <text:p>3.0731217391</text:p>
          </table:table-cell>
          <table:table-cell table:formula="of:= 100 * [.AB17] * [.AB26] / [.$D17]" office:value-type="float" office:value="3.54665217391304" calcext:value-type="float">
            <text:p>3.5466521739</text:p>
          </table:table-cell>
          <table:table-cell table:formula="of:= 100 * [.AC17] * [.AC26] / [.$D17]" office:value-type="float" office:value="3.96469565217391" calcext:value-type="float">
            <text:p>3.9646956522</text:p>
          </table:table-cell>
          <table:table-cell table:formula="of:= 100 * [.AD17] * [.AD26] / [.$D17]" office:value-type="float" office:value="4.18951304347826" calcext:value-type="float">
            <text:p>4.1895130435</text:p>
          </table:table-cell>
          <table:table-cell table:formula="of:= 100 * [.AE17] * [.AE26] / [.$D17]" office:value-type="float" office:value="4.09655217391304" calcext:value-type="float">
            <text:p>4.0965521739</text:p>
          </table:table-cell>
          <table:table-cell table:formula="of:= 100 * [.AF17] * [.AF26] / [.$D17]" office:value-type="float" office:value="3.50851304347826" calcext:value-type="float">
            <text:p>3.5085130435</text:p>
          </table:table-cell>
          <table:table-cell table:formula="of:= 100 * [.AG17] * [.AG26] / [.$D17]" office:value-type="float" office:value="2.23362608695652" calcext:value-type="float">
            <text:p>2.233626087</text:p>
          </table:table-cell>
          <table:table-cell table:formula="of:= 100 * [.AH17] * [.AH26] / [.$D17]" office:value-type="float" office:value="2.53626652173913" calcext:value-type="float">
            <text:p>2.5362665217</text:p>
          </table:table-cell>
          <table:table-cell table:formula="of:= 100 * [.AI17] * [.AI26] / [.$D17]" office:value-type="float" office:value="2.81580173913043" calcext:value-type="float">
            <text:p>2.8158017391</text:p>
          </table:table-cell>
          <table:table-cell table:formula="of:= 100 * [.AJ17] * [.AJ26] / [.$D17]" office:value-type="float" office:value="3.05352782608696" calcext:value-type="float">
            <text:p>3.0535278261</text:p>
          </table:table-cell>
          <table:table-cell table:formula="of:= 100 * [.AK17] * [.AK26] / [.$D17]" office:value-type="float" office:value="3.20983565217391" calcext:value-type="float">
            <text:p>3.2098356522</text:p>
          </table:table-cell>
          <table:table-cell table:formula="of:= 100 * [.AL17] * [.AL26] / [.$D17]" office:value-type="float" office:value="3.25423260869565" calcext:value-type="float">
            <text:p>3.2542326087</text:p>
          </table:table-cell>
          <table:table-cell table:formula="of:= 100 * [.AM17] * [.AM26] / [.$D17]" office:value-type="float" office:value="3.15192347826087" calcext:value-type="float">
            <text:p>3.1519234783</text:p>
          </table:table-cell>
          <table:table-cell table:formula="of:= 100 * [.AN17] * [.AN26] / [.$D17]" office:value-type="float" office:value="2.83779913043478" calcext:value-type="float">
            <text:p>2.8377991304</text:p>
          </table:table-cell>
          <table:table-cell table:formula="of:= 100 * [.AO17] * [.AO26] / [.$D17]" office:value-type="float" office:value="2.25406" calcext:value-type="float">
            <text:p>2.25406</text:p>
          </table:table-cell>
          <table:table-cell table:formula="of:= 100 * [.AP17] * [.AP26] / [.$D17]" office:value-type="float" office:value="1.33209260869565" calcext:value-type="float">
            <text:p>1.3320926087</text:p>
          </table:table-cell>
          <table:table-cell table:formula="of:= 100 * [.AQ17] * [.AQ26] / [.$D17]" office:value-type="float" office:value="1.41166056521739" calcext:value-type="float">
            <text:p>1.4116605652</text:p>
          </table:table-cell>
          <table:table-cell table:formula="of:= 100 * [.AR17] * [.AR26] / [.$D17]" office:value-type="float" office:value="1.46643756521739" calcext:value-type="float">
            <text:p>1.4664375652</text:p>
          </table:table-cell>
          <table:table-cell table:formula="of:= 100 * [.AS17] * [.AS26] / [.$D17]" office:value-type="float" office:value="1.49121182608696" calcext:value-type="float">
            <text:p>1.4912118261</text:p>
          </table:table-cell>
          <table:table-cell table:formula="of:= 100 * [.AT17] * [.AT26] / [.$D17]" office:value-type="float" office:value="1.4782267826087" calcext:value-type="float">
            <text:p>1.4782267826</text:p>
          </table:table-cell>
          <table:table-cell table:formula="of:= 100 * [.AU17] * [.AU26] / [.$D17]" office:value-type="float" office:value="1.4144" calcext:value-type="float">
            <text:p>1.4144</text:p>
          </table:table-cell>
          <table:table-cell table:formula="of:= 100 * [.AV17] * [.AV26] / [.$D17]" office:value-type="float" office:value="1.29370434782609" calcext:value-type="float">
            <text:p>1.2937043478</text:p>
          </table:table-cell>
          <table:table-cell table:formula="of:= 100 * [.AW17] * [.AW26] / [.$D17]" office:value-type="float" office:value="1.10318060869565" calcext:value-type="float">
            <text:p>1.1031806087</text:p>
          </table:table-cell>
          <table:table-cell table:formula="of:= 100 * [.AX17] * [.AX26] / [.$D17]" office:value-type="float" office:value="0.831367130434783" calcext:value-type="float">
            <text:p>0.8313671304</text:p>
          </table:table-cell>
          <table:table-cell table:formula="of:= 100 * [.AY17] * [.AY26] / [.$D17]" office:value-type="float" office:value="0.46782347826087" calcext:value-type="float">
            <text:p>0.4678234783</text:p>
          </table:table-cell>
          <table:table-cell table:formula="of:= 100 * [.AZ17] * [.AZ26] / [.$D17]" office:value-type="float" office:value="0.471173008695652" calcext:value-type="float">
            <text:p>0.4711730087</text:p>
          </table:table-cell>
          <table:table-cell table:formula="of:= 100 * [.BA17] * [.BA26] / [.$D17]" office:value-type="float" office:value="0.466892486956522" calcext:value-type="float">
            <text:p>0.466892487</text:p>
          </table:table-cell>
          <table:table-cell table:formula="of:= 100 * [.BB17] * [.BB26] / [.$D17]" office:value-type="float" office:value="0.452754856521739" calcext:value-type="float">
            <text:p>0.4527548565</text:p>
          </table:table-cell>
          <table:table-cell table:formula="of:= 100 * [.BC17] * [.BC26] / [.$D17]" office:value-type="float" office:value="0.428347356521739" calcext:value-type="float">
            <text:p>0.4283473565</text:p>
          </table:table-cell>
          <table:table-cell table:formula="of:= 100 * [.BD17] * [.BD26] / [.$D17]" office:value-type="float" office:value="0.392007065217391" calcext:value-type="float">
            <text:p>0.3920070652</text:p>
          </table:table-cell>
          <table:table-cell table:formula="of:= 100 * [.BE17] * [.BE26] / [.$D17]" office:value-type="float" office:value="0.342488365217391" calcext:value-type="float">
            <text:p>0.3424883652</text:p>
          </table:table-cell>
          <table:table-cell table:formula="of:= 100 * [.BF17] * [.BF26] / [.$D17]" office:value-type="float" office:value="0.27933802173913" calcext:value-type="float">
            <text:p>0.2793380217</text:p>
          </table:table-cell>
          <table:table-cell table:formula="of:= 100 * [.BG17] * [.BG26] / [.$D17]" office:value-type="float" office:value="0.201624243478261" calcext:value-type="float">
            <text:p>0.2016242435</text:p>
          </table:table-cell>
          <table:table-cell table:formula="of:= 100 * [.BH17] * [.BH26] / [.$D17]" office:value-type="float" office:value="0.108582573913044" calcext:value-type="float">
            <text:p>0.1085825739</text:p>
          </table:table-cell>
          <table:table-cell table:formula="of:= 100 * [.BI17] * [.BI26] / [.$D17]" office:value-type="float" office:value="0" calcext:value-type="float">
            <text:p>0</text:p>
          </table:table-cell>
          <table:table-cell table:formula="of:= 100 * [.BJ17] * [.BJ26] / [.$D17]" office:value-type="float" office:value="0" calcext:value-type="float">
            <text:p>0</text:p>
          </table:table-cell>
          <table:table-cell table:formula="of:= 100 * [.BK17] * [.BK26] / [.$D17]" office:value-type="float" office:value="0" calcext:value-type="float">
            <text:p>0</text:p>
          </table:table-cell>
          <table:table-cell table:formula="of:= 100 * [.BL17] * [.BL26] / [.$D17]" office:value-type="float" office:value="0" calcext:value-type="float">
            <text:p>0</text:p>
          </table:table-cell>
          <table:table-cell table:formula="of:= 100 * [.BM17] * [.BM26] / [.$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6:.BP36])" office:value-type="float" office:value="81.7108989811475" calcext:value-type="float">
            <text:p>81.71</text:p>
          </table:table-cell>
          <table:table-cell office:value-type="string" calcext:value-type="string">
            <text:p>RTP%</text:p>
          </table:table-cell>
          <table:table-cell table:formula="of:= 100 * [.G18] * [.G27] / [.$D18]" office:value-type="float" office:value="0" calcext:value-type="float">
            <text:p>0</text:p>
          </table:table-cell>
          <table:table-cell table:formula="of:= 100 * [.H18] * [.H27] / [.$D18]" office:value-type="float" office:value="0.00000000737704918032787" calcext:value-type="float">
            <text:p>7.37704918032787E-09</text:p>
          </table:table-cell>
          <table:table-cell table:formula="of:= 100 * [.I18] * [.I27] / [.$D18]" office:value-type="float" office:value="0.000655737704918033" calcext:value-type="float">
            <text:p>0.0006557377</text:p>
          </table:table-cell>
          <table:table-cell table:formula="of:= 100 * [.J18] * [.J27] / [.$D18]" office:value-type="float" office:value="0.00631147540983606" calcext:value-type="float">
            <text:p>0.0063114754</text:p>
          </table:table-cell>
          <table:table-cell table:formula="of:= 100 * [.K18] * [.K27] / [.$D18]" office:value-type="float" office:value="0.0201639344262295" calcext:value-type="float">
            <text:p>0.0201639344</text:p>
          </table:table-cell>
          <table:table-cell table:formula="of:= 100 * [.L18] * [.L27] / [.$D18]" office:value-type="float" office:value="0.0561475409836066" calcext:value-type="float">
            <text:p>0.056147541</text:p>
          </table:table-cell>
          <table:table-cell table:formula="of:= 100 * [.M18] * [.M27] / [.$D18]" office:value-type="float" office:value="0.104262295081967" calcext:value-type="float">
            <text:p>0.1042622951</text:p>
          </table:table-cell>
          <table:table-cell table:formula="of:= 100 * [.N18] * [.N27] / [.$D18]" office:value-type="float" office:value="0.187868852459016" calcext:value-type="float">
            <text:p>0.1878688525</text:p>
          </table:table-cell>
          <table:table-cell table:formula="of:= 100 * [.O18] * [.O27] / [.$D18]" office:value-type="float" office:value="0.257049180327869" calcext:value-type="float">
            <text:p>0.2570491803</text:p>
          </table:table-cell>
          <table:table-cell table:formula="of:= 100 * [.P18] * [.P27] / [.$D18]" office:value-type="float" office:value="0.433475409836066" calcext:value-type="float">
            <text:p>0.4334754098</text:p>
          </table:table-cell>
          <table:table-cell table:formula="of:= 100 * [.Q18] * [.Q27] / [.$D18]" office:value-type="float" office:value="0.700065573770492" calcext:value-type="float">
            <text:p>0.7000655738</text:p>
          </table:table-cell>
          <table:table-cell table:formula="of:= 100 * [.R18] * [.R27] / [.$D18]" office:value-type="float" office:value="1.06262295081967" calcext:value-type="float">
            <text:p>1.0626229508</text:p>
          </table:table-cell>
          <table:table-cell table:formula="of:= 100 * [.S18] * [.S27] / [.$D18]" office:value-type="float" office:value="1.48140983606557" calcext:value-type="float">
            <text:p>1.4814098361</text:p>
          </table:table-cell>
          <table:table-cell table:formula="of:= 100 * [.T18] * [.T27] / [.$D18]" office:value-type="float" office:value="1.99327868852459" calcext:value-type="float">
            <text:p>1.9932786885</text:p>
          </table:table-cell>
          <table:table-cell table:formula="of:= 100 * [.U18] * [.U27] / [.$D18]" office:value-type="float" office:value="2.43049180327869" calcext:value-type="float">
            <text:p>2.4304918033</text:p>
          </table:table-cell>
          <table:table-cell table:formula="of:= 100 * [.V18] * [.V27] / [.$D18]" office:value-type="float" office:value="2.74072131147541" calcext:value-type="float">
            <text:p>2.7407213115</text:p>
          </table:table-cell>
          <table:table-cell table:formula="of:= 100 * [.W18] * [.W27] / [.$D18]" office:value-type="float" office:value="2.69140983606557" calcext:value-type="float">
            <text:p>2.6914098361</text:p>
          </table:table-cell>
          <table:table-cell table:formula="of:= 100 * [.X18] * [.X27] / [.$D18]" office:value-type="float" office:value="1.92924590163934" calcext:value-type="float">
            <text:p>1.9292459016</text:p>
          </table:table-cell>
          <table:table-cell table:formula="of:= 100 * [.Y18] * [.Y27] / [.$D18]" office:value-type="float" office:value="2.42064590163934" calcext:value-type="float">
            <text:p>2.4206459016</text:p>
          </table:table-cell>
          <table:table-cell table:formula="of:= 100 * [.Z18] * [.Z27] / [.$D18]" office:value-type="float" office:value="2.96786885245902" calcext:value-type="float">
            <text:p>2.9678688525</text:p>
          </table:table-cell>
          <table:table-cell table:formula="of:= 100 * [.AA18] * [.AA27] / [.$D18]" office:value-type="float" office:value="3.5149868852459" calcext:value-type="float">
            <text:p>3.5149868852</text:p>
          </table:table-cell>
          <table:table-cell table:formula="of:= 100 * [.AB18] * [.AB27] / [.$D18]" office:value-type="float" office:value="4.01281967213115" calcext:value-type="float">
            <text:p>4.0128196721</text:p>
          </table:table-cell>
          <table:table-cell table:formula="of:= 100 * [.AC18] * [.AC27] / [.$D18]" office:value-type="float" office:value="4.3865" calcext:value-type="float">
            <text:p>4.3865</text:p>
          </table:table-cell>
          <table:table-cell table:formula="of:= 100 * [.AD18] * [.AD27] / [.$D18]" office:value-type="float" office:value="4.55353442622951" calcext:value-type="float">
            <text:p>4.5535344262</text:p>
          </table:table-cell>
          <table:table-cell table:formula="of:= 100 * [.AE18] * [.AE27] / [.$D18]" office:value-type="float" office:value="4.3684131147541" calcext:value-type="float">
            <text:p>4.3684131148</text:p>
          </table:table-cell>
          <table:table-cell table:formula="of:= 100 * [.AF18] * [.AF27] / [.$D18]" office:value-type="float" office:value="3.68445901639344" calcext:value-type="float">
            <text:p>3.6844590164</text:p>
          </table:table-cell>
          <table:table-cell table:formula="of:= 100 * [.AG18] * [.AG27] / [.$D18]" office:value-type="float" office:value="2.30421475409836" calcext:value-type="float">
            <text:p>2.3042147541</text:p>
          </table:table-cell>
          <table:table-cell table:formula="of:= 100 * [.AH18] * [.AH27] / [.$D18]" office:value-type="float" office:value="2.56623344262295" calcext:value-type="float">
            <text:p>2.5662334426</text:p>
          </table:table-cell>
          <table:table-cell table:formula="of:= 100 * [.AI18] * [.AI27] / [.$D18]" office:value-type="float" office:value="2.79508459016393" calcext:value-type="float">
            <text:p>2.7950845902</text:p>
          </table:table-cell>
          <table:table-cell table:formula="of:= 100 * [.AJ18] * [.AJ27] / [.$D18]" office:value-type="float" office:value="2.96924852459016" calcext:value-type="float">
            <text:p>2.9692485246</text:p>
          </table:table-cell>
          <table:table-cell table:formula="of:= 100 * [.AK18] * [.AK27] / [.$D18]" office:value-type="float" office:value="3.06290655737705" calcext:value-type="float">
            <text:p>3.0629065574</text:p>
          </table:table-cell>
          <table:table-cell table:formula="of:= 100 * [.AL18] * [.AL27] / [.$D18]" office:value-type="float" office:value="3.04937213114754" calcext:value-type="float">
            <text:p>3.0493721311</text:p>
          </table:table-cell>
          <table:table-cell table:formula="of:= 100 * [.AM18] * [.AM27] / [.$D18]" office:value-type="float" office:value="2.88809180327869" calcext:value-type="float">
            <text:p>2.8880918033</text:p>
          </table:table-cell>
          <table:table-cell table:formula="of:= 100 * [.AN18] * [.AN27] / [.$D18]" office:value-type="float" office:value="2.54388639344262" calcext:value-type="float">
            <text:p>2.5438863934</text:p>
          </table:table-cell>
          <table:table-cell table:formula="of:= 100 * [.AO18] * [.AO27] / [.$D18]" office:value-type="float" office:value="1.97759737704918" calcext:value-type="float">
            <text:p>1.977597377</text:p>
          </table:table-cell>
          <table:table-cell table:formula="of:= 100 * [.AP18] * [.AP27] / [.$D18]" office:value-type="float" office:value="1.14500606557377" calcext:value-type="float">
            <text:p>1.1450060656</text:p>
          </table:table-cell>
          <table:table-cell table:formula="of:= 100 * [.AQ18] * [.AQ27] / [.$D18]" office:value-type="float" office:value="1.18543927868852" calcext:value-type="float">
            <text:p>1.1854392787</text:p>
          </table:table-cell>
          <table:table-cell table:formula="of:= 100 * [.AR18] * [.AR27] / [.$D18]" office:value-type="float" office:value="1.20387278688525" calcext:value-type="float">
            <text:p>1.2038727869</text:p>
          </table:table-cell>
          <table:table-cell table:formula="of:= 100 * [.AS18] * [.AS27] / [.$D18]" office:value-type="float" office:value="1.19584683606557" calcext:value-type="float">
            <text:p>1.1958468361</text:p>
          </table:table-cell>
          <table:table-cell table:formula="of:= 100 * [.AT18] * [.AT27] / [.$D18]" office:value-type="float" office:value="1.15651062295082" calcext:value-type="float">
            <text:p>1.156510623</text:p>
          </table:table-cell>
          <table:table-cell table:formula="of:= 100 * [.AU18] * [.AU27] / [.$D18]" office:value-type="float" office:value="1.08016557377049" calcext:value-type="float">
            <text:p>1.0801655738</text:p>
          </table:table-cell>
          <table:table-cell table:formula="of:= 100 * [.AV18] * [.AV27] / [.$D18]" office:value-type="float" office:value="0.962627672131148" calcext:value-type="float">
            <text:p>0.9626276721</text:p>
          </table:table-cell>
          <table:table-cell table:formula="of:= 100 * [.AW18] * [.AW27] / [.$D18]" office:value-type="float" office:value="0.800162409836065" calcext:value-type="float">
            <text:p>0.8001624098</text:p>
          </table:table-cell>
          <table:table-cell table:formula="of:= 100 * [.AX18] * [.AX27] / [.$D18]" office:value-type="float" office:value="0.587354950819672" calcext:value-type="float">
            <text:p>0.5873549508</text:p>
          </table:table-cell>
          <table:table-cell table:formula="of:= 100 * [.AY18] * [.AY27] / [.$D18]" office:value-type="float" office:value="0.321513508196721" calcext:value-type="float">
            <text:p>0.3215135082</text:p>
          </table:table-cell>
          <table:table-cell table:formula="of:= 100 * [.AZ18] * [.AZ27] / [.$D18]" office:value-type="float" office:value="0.314884534426229" calcext:value-type="float">
            <text:p>0.3148845344</text:p>
          </table:table-cell>
          <table:table-cell table:formula="of:= 100 * [.BA18] * [.BA27] / [.$D18]" office:value-type="float" office:value="0.303050347540984" calcext:value-type="float">
            <text:p>0.3030503475</text:p>
          </table:table-cell>
          <table:table-cell table:formula="of:= 100 * [.BB18] * [.BB27] / [.$D18]" office:value-type="float" office:value="0.285215183606557" calcext:value-type="float">
            <text:p>0.2852151836</text:p>
          </table:table-cell>
          <table:table-cell table:formula="of:= 100 * [.BC18] * [.BC27] / [.$D18]" office:value-type="float" office:value="0.261686459016393" calcext:value-type="float">
            <text:p>0.261686459</text:p>
          </table:table-cell>
          <table:table-cell table:formula="of:= 100 * [.BD18] * [.BD27] / [.$D18]" office:value-type="float" office:value="0.231960868852459" calcext:value-type="float">
            <text:p>0.2319608689</text:p>
          </table:table-cell>
          <table:table-cell table:formula="of:= 100 * [.BE18] * [.BE27] / [.$D18]" office:value-type="float" office:value="0.196161973770492" calcext:value-type="float">
            <text:p>0.1961619738</text:p>
          </table:table-cell>
          <table:table-cell table:formula="of:= 100 * [.BF18] * [.BF27] / [.$D18]" office:value-type="float" office:value="0.15466127704918" calcext:value-type="float">
            <text:p>0.154661277</text:p>
          </table:table-cell>
          <table:table-cell table:formula="of:= 100 * [.BG18] * [.BG27] / [.$D18]" office:value-type="float" office:value="0.107786980327869" calcext:value-type="float">
            <text:p>0.1077869803</text:p>
          </table:table-cell>
          <table:table-cell table:formula="of:= 100 * [.BH18] * [.BH27] / [.$D18]" office:value-type="float" office:value="0.0559478737704918" calcext:value-type="float">
            <text:p>0.0559478738</text:p>
          </table:table-cell>
          <table:table-cell table:formula="of:= 100 * [.BI18] * [.BI27] / [.$D18]" office:value-type="float" office:value="0" calcext:value-type="float">
            <text:p>0</text:p>
          </table:table-cell>
          <table:table-cell table:formula="of:= 100 * [.BJ18] * [.BJ27] / [.$D18]" office:value-type="float" office:value="0" calcext:value-type="float">
            <text:p>0</text:p>
          </table:table-cell>
          <table:table-cell table:formula="of:= 100 * [.BK18] * [.BK27] / [.$D18]" office:value-type="float" office:value="0" calcext:value-type="float">
            <text:p>0</text:p>
          </table:table-cell>
          <table:table-cell table:formula="of:= 100 * [.BL18] * [.BL27] / [.$D18]" office:value-type="float" office:value="0" calcext:value-type="float">
            <text:p>0</text:p>
          </table:table-cell>
          <table:table-cell table:formula="of:= 100 * [.BM18] * [.BM27] / [.$D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7:.BP37])" office:value-type="float" office:value="80.3233818381295" calcext:value-type="float">
            <text:p>80.32</text:p>
          </table:table-cell>
          <table:table-cell office:value-type="string" calcext:value-type="string">
            <text:p>RTP%</text:p>
          </table:table-cell>
          <table:table-cell table:formula="of:= 100 * [.G19] * [.G28] / [.$D19]" office:value-type="float" office:value="0" calcext:value-type="float">
            <text:p>0</text:p>
          </table:table-cell>
          <table:table-cell table:formula="of:= 100 * [.H19] * [.H28] / [.$D19]" office:value-type="float" office:value="0.000323741007194245" calcext:value-type="float">
            <text:p>0.000323741</text:p>
          </table:table-cell>
          <table:table-cell table:formula="of:= 100 * [.I19] * [.I28] / [.$D19]" office:value-type="float" office:value="0.00258992805755396" calcext:value-type="float">
            <text:p>0.0025899281</text:p>
          </table:table-cell>
          <table:table-cell table:formula="of:= 100 * [.J19] * [.J28] / [.$D19]" office:value-type="float" office:value="0.00856115107913669" calcext:value-type="float">
            <text:p>0.0085611511</text:p>
          </table:table-cell>
          <table:table-cell table:formula="of:= 100 * [.K19] * [.K28] / [.$D19]" office:value-type="float" office:value="0.0293525179856115" calcext:value-type="float">
            <text:p>0.029352518</text:p>
          </table:table-cell>
          <table:table-cell table:formula="of:= 100 * [.L19] * [.L28] / [.$D19]" office:value-type="float" office:value="0.0705035971223022" calcext:value-type="float">
            <text:p>0.0705035971</text:p>
          </table:table-cell>
          <table:table-cell table:formula="of:= 100 * [.M19] * [.M28] / [.$D19]" office:value-type="float" office:value="0.145611510791367" calcext:value-type="float">
            <text:p>0.1456115108</text:p>
          </table:table-cell>
          <table:table-cell table:formula="of:= 100 * [.N19] * [.N28] / [.$D19]" office:value-type="float" office:value="0.243992805755396" calcext:value-type="float">
            <text:p>0.2439928058</text:p>
          </table:table-cell>
          <table:table-cell table:formula="of:= 100 * [.O19] * [.O28] / [.$D19]" office:value-type="float" office:value="0.323956834532374" calcext:value-type="float">
            <text:p>0.3239568345</text:p>
          </table:table-cell>
          <table:table-cell table:formula="of:= 100 * [.P19] * [.P28] / [.$D19]" office:value-type="float" office:value="0.547834532374101" calcext:value-type="float">
            <text:p>0.5478345324</text:p>
          </table:table-cell>
          <table:table-cell table:formula="of:= 100 * [.Q19] * [.Q28] / [.$D19]" office:value-type="float" office:value="0.861812949640288" calcext:value-type="float">
            <text:p>0.8618129496</text:p>
          </table:table-cell>
          <table:table-cell table:formula="of:= 100 * [.R19] * [.R28] / [.$D19]" office:value-type="float" office:value="1.30723741007194" calcext:value-type="float">
            <text:p>1.3072374101</text:p>
          </table:table-cell>
          <table:table-cell table:formula="of:= 100 * [.S19] * [.S28] / [.$D19]" office:value-type="float" office:value="1.83397122302158" calcext:value-type="float">
            <text:p>1.833971223</text:p>
          </table:table-cell>
          <table:table-cell table:formula="of:= 100 * [.T19] * [.T28] / [.$D19]" office:value-type="float" office:value="2.38014388489209" calcext:value-type="float">
            <text:p>2.3801438849</text:p>
          </table:table-cell>
          <table:table-cell table:formula="of:= 100 * [.U19] * [.U28] / [.$D19]" office:value-type="float" office:value="2.89574100719424" calcext:value-type="float">
            <text:p>2.8957410072</text:p>
          </table:table-cell>
          <table:table-cell table:formula="of:= 100 * [.V19] * [.V28] / [.$D19]" office:value-type="float" office:value="3.22795683453237" calcext:value-type="float">
            <text:p>3.2279568345</text:p>
          </table:table-cell>
          <table:table-cell table:formula="of:= 100 * [.W19] * [.W28] / [.$D19]" office:value-type="float" office:value="3.10269064748201" calcext:value-type="float">
            <text:p>3.1026906475</text:p>
          </table:table-cell>
          <table:table-cell table:formula="of:= 100 * [.X19] * [.X28] / [.$D19]" office:value-type="float" office:value="2.17421582733813" calcext:value-type="float">
            <text:p>2.1742158273</text:p>
          </table:table-cell>
          <table:table-cell table:formula="of:= 100 * [.Y19] * [.Y28] / [.$D19]" office:value-type="float" office:value="2.71613525179856" calcext:value-type="float">
            <text:p>2.7161352518</text:p>
          </table:table-cell>
          <table:table-cell table:formula="of:= 100 * [.Z19] * [.Z28] / [.$D19]" office:value-type="float" office:value="3.26089208633094" calcext:value-type="float">
            <text:p>3.2608920863</text:p>
          </table:table-cell>
          <table:table-cell table:formula="of:= 100 * [.AA19] * [.AA28] / [.$D19]" office:value-type="float" office:value="3.80100503597122" calcext:value-type="float">
            <text:p>3.801005036</text:p>
          </table:table-cell>
          <table:table-cell table:formula="of:= 100 * [.AB19] * [.AB28] / [.$D19]" office:value-type="float" office:value="4.25196690647482" calcext:value-type="float">
            <text:p>4.2519669065</text:p>
          </table:table-cell>
          <table:table-cell table:formula="of:= 100 * [.AC19] * [.AC28] / [.$D19]" office:value-type="float" office:value="4.59468705035971" calcext:value-type="float">
            <text:p>4.5946870504</text:p>
          </table:table-cell>
          <table:table-cell table:formula="of:= 100 * [.AD19] * [.AD28] / [.$D19]" office:value-type="float" office:value="4.6703654676259" calcext:value-type="float">
            <text:p>4.6703654676</text:p>
          </table:table-cell>
          <table:table-cell table:formula="of:= 100 * [.AE19] * [.AE28] / [.$D19]" office:value-type="float" office:value="4.3932690647482" calcext:value-type="float">
            <text:p>4.3932690647</text:p>
          </table:table-cell>
          <table:table-cell table:formula="of:= 100 * [.AF19] * [.AF28] / [.$D19]" office:value-type="float" office:value="3.63457985611511" calcext:value-type="float">
            <text:p>3.6345798561</text:p>
          </table:table-cell>
          <table:table-cell table:formula="of:= 100 * [.AG19] * [.AG28] / [.$D19]" office:value-type="float" office:value="2.23429064748201" calcext:value-type="float">
            <text:p>2.2342906475</text:p>
          </table:table-cell>
          <table:table-cell table:formula="of:= 100 * [.AH19] * [.AH28] / [.$D19]" office:value-type="float" office:value="2.43914115107914" calcext:value-type="float">
            <text:p>2.4391411511</text:p>
          </table:table-cell>
          <table:table-cell table:formula="of:= 100 * [.AI19] * [.AI28] / [.$D19]" office:value-type="float" office:value="2.60677294964029" calcext:value-type="float">
            <text:p>2.6067729496</text:p>
          </table:table-cell>
          <table:table-cell table:formula="of:= 100 * [.AJ19] * [.AJ28] / [.$D19]" office:value-type="float" office:value="2.71481553956835" calcext:value-type="float">
            <text:p>2.7148155396</text:p>
          </table:table-cell>
          <table:table-cell table:formula="of:= 100 * [.AK19] * [.AK28] / [.$D19]" office:value-type="float" office:value="2.74608" calcext:value-type="float">
            <text:p>2.74608</text:p>
          </table:table-cell>
          <table:table-cell table:formula="of:= 100 * [.AL19] * [.AL28] / [.$D19]" office:value-type="float" office:value="2.67615431654676" calcext:value-type="float">
            <text:p>2.6761543165</text:p>
          </table:table-cell>
          <table:table-cell table:formula="of:= 100 * [.AM19] * [.AM28] / [.$D19]" office:value-type="float" office:value="2.48058100719424" calcext:value-type="float">
            <text:p>2.4805810072</text:p>
          </table:table-cell>
          <table:table-cell table:formula="of:= 100 * [.AN19] * [.AN28] / [.$D19]" office:value-type="float" office:value="2.13953762589928" calcext:value-type="float">
            <text:p>2.1395376259</text:p>
          </table:table-cell>
          <table:table-cell table:formula="of:= 100 * [.AO19] * [.AO28] / [.$D19]" office:value-type="float" office:value="1.62808215827338" calcext:value-type="float">
            <text:p>1.6280821583</text:p>
          </table:table-cell>
          <table:table-cell table:formula="of:= 100 * [.AP19] * [.AP28] / [.$D19]" office:value-type="float" office:value="0.921868992805755" calcext:value-type="float">
            <text:p>0.9218689928</text:p>
          </table:table-cell>
          <table:table-cell table:formula="of:= 100 * [.AQ19] * [.AQ28] / [.$D19]" office:value-type="float" office:value="0.932236251798561" calcext:value-type="float">
            <text:p>0.9322362518</text:p>
          </table:table-cell>
          <table:table-cell table:formula="of:= 100 * [.AR19] * [.AR28] / [.$D19]" office:value-type="float" office:value="0.924975539568345" calcext:value-type="float">
            <text:p>0.9249755396</text:p>
          </table:table-cell>
          <table:table-cell table:formula="of:= 100 * [.AS19] * [.AS28] / [.$D19]" office:value-type="float" office:value="0.896296215827338" calcext:value-type="float">
            <text:p>0.8962962158</text:p>
          </table:table-cell>
          <table:table-cell table:formula="of:= 100 * [.AT19] * [.AT28] / [.$D19]" office:value-type="float" office:value="0.845806100719424" calcext:value-type="float">
            <text:p>0.8458061007</text:p>
          </table:table-cell>
          <table:table-cell table:formula="of:= 100 * [.AU19] * [.AU28] / [.$D19]" office:value-type="float" office:value="0.770214028776978" calcext:value-type="float">
            <text:p>0.7702140288</text:p>
          </table:table-cell>
          <table:table-cell table:formula="of:= 100 * [.AV19] * [.AV28] / [.$D19]" office:value-type="float" office:value="0.669228863309352" calcext:value-type="float">
            <text:p>0.6692288633</text:p>
          </table:table-cell>
          <table:table-cell table:formula="of:= 100 * [.AW19] * [.AW28] / [.$D19]" office:value-type="float" office:value="0.541224884892086" calcext:value-type="float">
            <text:p>0.5412248849</text:p>
          </table:table-cell>
          <table:table-cell table:formula="of:= 100 * [.AX19] * [.AX28] / [.$D19]" office:value-type="float" office:value="0.386640834532374" calcext:value-type="float">
            <text:p>0.3866408345</text:p>
          </table:table-cell>
          <table:table-cell table:formula="of:= 100 * [.AY19] * [.AY28] / [.$D19]" office:value-type="float" office:value="0.205766014388489" calcext:value-type="float">
            <text:p>0.2057660144</text:p>
          </table:table-cell>
          <table:table-cell table:formula="of:= 100 * [.AZ19] * [.AZ28] / [.$D19]" office:value-type="float" office:value="0.195832508633094" calcext:value-type="float">
            <text:p>0.1958325086</text:p>
          </table:table-cell>
          <table:table-cell table:formula="of:= 100 * [.BA19] * [.BA28] / [.$D19]" office:value-type="float" office:value="0.182826077697842" calcext:value-type="float">
            <text:p>0.1828260777</text:p>
          </table:table-cell>
          <table:table-cell table:formula="of:= 100 * [.BB19] * [.BB28] / [.$D19]" office:value-type="float" office:value="0.166936795683453" calcext:value-type="float">
            <text:p>0.1669367957</text:p>
          </table:table-cell>
          <table:table-cell table:formula="of:= 100 * [.BC19] * [.BC28] / [.$D19]" office:value-type="float" office:value="0.148359971223022" calcext:value-type="float">
            <text:p>0.1483599712</text:p>
          </table:table-cell>
          <table:table-cell table:formula="of:= 100 * [.BD19] * [.BD28] / [.$D19]" office:value-type="float" office:value="0.12725123381295" calcext:value-type="float">
            <text:p>0.1272512338</text:p>
          </table:table-cell>
          <table:table-cell table:formula="of:= 100 * [.BE19] * [.BE28] / [.$D19]" office:value-type="float" office:value="0.104032471942446" calcext:value-type="float">
            <text:p>0.1040324719</text:p>
          </table:table-cell>
          <table:table-cell table:formula="of:= 100 * [.BF19] * [.BF28] / [.$D19]" office:value-type="float" office:value="0.0792170870503597" calcext:value-type="float">
            <text:p>0.0792170871</text:p>
          </table:table-cell>
          <table:table-cell table:formula="of:= 100 * [.BG19] * [.BG28] / [.$D19]" office:value-type="float" office:value="0.0532132820143885" calcext:value-type="float">
            <text:p>0.053213282</text:p>
          </table:table-cell>
          <table:table-cell table:formula="of:= 100 * [.BH19] * [.BH28] / [.$D19]" office:value-type="float" office:value="0.0266021654676259" calcext:value-type="float">
            <text:p>0.0266021655</text:p>
          </table:table-cell>
          <table:table-cell table:formula="of:= 100 * [.BI19] * [.BI28] / [.$D19]" office:value-type="float" office:value="0" calcext:value-type="float">
            <text:p>0</text:p>
          </table:table-cell>
          <table:table-cell table:formula="of:= 100 * [.BJ19] * [.BJ28] / [.$D19]" office:value-type="float" office:value="0" calcext:value-type="float">
            <text:p>0</text:p>
          </table:table-cell>
          <table:table-cell table:formula="of:= 100 * [.BK19] * [.BK28] / [.$D19]" office:value-type="float" office:value="0" calcext:value-type="float">
            <text:p>0</text:p>
          </table:table-cell>
          <table:table-cell table:formula="of:= 100 * [.BL19] * [.BL28] / [.$D19]" office:value-type="float" office:value="0" calcext:value-type="float">
            <text:p>0</text:p>
          </table:table-cell>
          <table:table-cell table:formula="of:= 100 * [.BM19] * [.BM28] / [.$D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8:.BP38])" office:value-type="float" office:value="80.5368460080586" calcext:value-type="float">
            <text:p>80.54</text:p>
          </table:table-cell>
          <table:table-cell office:value-type="string" calcext:value-type="string">
            <text:p>RTP%</text:p>
          </table:table-cell>
          <table:table-cell table:formula="of:= 100 * [.G20] * [.G29] / [.$D20]" office:value-type="float" office:value="0" calcext:value-type="float">
            <text:p>0</text:p>
          </table:table-cell>
          <table:table-cell table:formula="of:= 100 * [.H20] * [.H29] / [.$D20]" office:value-type="float" office:value="0.000659340659340659" calcext:value-type="float">
            <text:p>0.0006593407</text:p>
          </table:table-cell>
          <table:table-cell table:formula="of:= 100 * [.I20] * [.I29] / [.$D20]" office:value-type="float" office:value="0.00322344322344322" calcext:value-type="float">
            <text:p>0.0032234432</text:p>
          </table:table-cell>
          <table:table-cell table:formula="of:= 100 * [.J20] * [.J29] / [.$D20]" office:value-type="float" office:value="0.012948717948718" calcext:value-type="float">
            <text:p>0.0129487179</text:p>
          </table:table-cell>
          <table:table-cell table:formula="of:= 100 * [.K20] * [.K29] / [.$D20]" office:value-type="float" office:value="0.042967032967033" calcext:value-type="float">
            <text:p>0.042967033</text:p>
          </table:table-cell>
          <table:table-cell table:formula="of:= 100 * [.L20] * [.L29] / [.$D20]" office:value-type="float" office:value="0.0965201465201465" calcext:value-type="float">
            <text:p>0.0965201465</text:p>
          </table:table-cell>
          <table:table-cell table:formula="of:= 100 * [.M20] * [.M29] / [.$D20]" office:value-type="float" office:value="0.187472527472527" calcext:value-type="float">
            <text:p>0.1874725275</text:p>
          </table:table-cell>
          <table:table-cell table:formula="of:= 100 * [.N20] * [.N29] / [.$D20]" office:value-type="float" office:value="0.314395604395604" calcext:value-type="float">
            <text:p>0.3143956044</text:p>
          </table:table-cell>
          <table:table-cell table:formula="of:= 100 * [.O20] * [.O29] / [.$D20]" office:value-type="float" office:value="0.422747252747253" calcext:value-type="float">
            <text:p>0.4227472527</text:p>
          </table:table-cell>
          <table:table-cell table:formula="of:= 100 * [.P20] * [.P29] / [.$D20]" office:value-type="float" office:value="0.701934065934066" calcext:value-type="float">
            <text:p>0.7019340659</text:p>
          </table:table-cell>
          <table:table-cell table:formula="of:= 100 * [.Q20] * [.Q29] / [.$D20]" office:value-type="float" office:value="1.10142124542125" calcext:value-type="float">
            <text:p>1.1014212454</text:p>
          </table:table-cell>
          <table:table-cell table:formula="of:= 100 * [.R20] * [.R29] / [.$D20]" office:value-type="float" office:value="1.61982051282051" calcext:value-type="float">
            <text:p>1.6198205128</text:p>
          </table:table-cell>
          <table:table-cell table:formula="of:= 100 * [.S20] * [.S29] / [.$D20]" office:value-type="float" office:value="2.24408791208791" calcext:value-type="float">
            <text:p>2.2440879121</text:p>
          </table:table-cell>
          <table:table-cell table:formula="of:= 100 * [.T20] * [.T29] / [.$D20]" office:value-type="float" office:value="2.8814652014652" calcext:value-type="float">
            <text:p>2.8814652015</text:p>
          </table:table-cell>
          <table:table-cell table:formula="of:= 100 * [.U20] * [.U29] / [.$D20]" office:value-type="float" office:value="3.44203663003663" calcext:value-type="float">
            <text:p>3.44203663</text:p>
          </table:table-cell>
          <table:table-cell table:formula="of:= 100 * [.V20] * [.V29] / [.$D20]" office:value-type="float" office:value="3.75449450549451" calcext:value-type="float">
            <text:p>3.7544945055</text:p>
          </table:table-cell>
          <table:table-cell table:formula="of:= 100 * [.W20] * [.W29] / [.$D20]" office:value-type="float" office:value="3.54912820512821" calcext:value-type="float">
            <text:p>3.5491282051</text:p>
          </table:table-cell>
          <table:table-cell table:formula="of:= 100 * [.X20] * [.X29] / [.$D20]" office:value-type="float" office:value="2.457" calcext:value-type="float">
            <text:p>2.457</text:p>
          </table:table-cell>
          <table:table-cell table:formula="of:= 100 * [.Y20] * [.Y29] / [.$D20]" office:value-type="float" office:value="3.00871978021978" calcext:value-type="float">
            <text:p>3.0087197802</text:p>
          </table:table-cell>
          <table:table-cell table:formula="of:= 100 * [.Z20] * [.Z29] / [.$D20]" office:value-type="float" office:value="3.55421245421245" calcext:value-type="float">
            <text:p>3.5542124542</text:p>
          </table:table-cell>
          <table:table-cell table:formula="of:= 100 * [.AA20] * [.AA29] / [.$D20]" office:value-type="float" office:value="4.07698717948718" calcext:value-type="float">
            <text:p>4.0769871795</text:p>
          </table:table-cell>
          <table:table-cell table:formula="of:= 100 * [.AB20] * [.AB29] / [.$D20]" office:value-type="float" office:value="4.49571648351648" calcext:value-type="float">
            <text:p>4.4957164835</text:p>
          </table:table-cell>
          <table:table-cell table:formula="of:= 100 * [.AC20] * [.AC29] / [.$D20]" office:value-type="float" office:value="4.75338827838828" calcext:value-type="float">
            <text:p>4.7533882784</text:p>
          </table:table-cell>
          <table:table-cell table:formula="of:= 100 * [.AD20] * [.AD29] / [.$D20]" office:value-type="float" office:value="4.74747545787546" calcext:value-type="float">
            <text:p>4.7474754579</text:p>
          </table:table-cell>
          <table:table-cell table:formula="of:= 100 * [.AE20] * [.AE29] / [.$D20]" office:value-type="float" office:value="4.39384285714286" calcext:value-type="float">
            <text:p>4.3938428571</text:p>
          </table:table-cell>
          <table:table-cell table:formula="of:= 100 * [.AF20] * [.AF29] / [.$D20]" office:value-type="float" office:value="3.5682695970696" calcext:value-type="float">
            <text:p>3.5682695971</text:p>
          </table:table-cell>
          <table:table-cell table:formula="of:= 100 * [.AG20] * [.AG29] / [.$D20]" office:value-type="float" office:value="2.14942087912088" calcext:value-type="float">
            <text:p>2.1494208791</text:p>
          </table:table-cell>
          <table:table-cell table:formula="of:= 100 * [.AH20] * [.AH29] / [.$D20]" office:value-type="float" office:value="2.30497054945055" calcext:value-type="float">
            <text:p>2.3049705495</text:p>
          </table:table-cell>
          <table:table-cell table:formula="of:= 100 * [.AI20] * [.AI29] / [.$D20]" office:value-type="float" office:value="2.41333450549451" calcext:value-type="float">
            <text:p>2.4133345055</text:p>
          </table:table-cell>
          <table:table-cell table:formula="of:= 100 * [.AJ20] * [.AJ29] / [.$D20]" office:value-type="float" office:value="2.46426333333333" calcext:value-type="float">
            <text:p>2.4642633333</text:p>
          </table:table-cell>
          <table:table-cell table:formula="of:= 100 * [.AK20] * [.AK29] / [.$D20]" office:value-type="float" office:value="2.4402810989011" calcext:value-type="float">
            <text:p>2.4402810989</text:p>
          </table:table-cell>
          <table:table-cell table:formula="of:= 100 * [.AL20] * [.AL29] / [.$D20]" office:value-type="float" office:value="2.3272184981685" calcext:value-type="float">
            <text:p>2.3272184982</text:p>
          </table:table-cell>
          <table:table-cell table:formula="of:= 100 * [.AM20] * [.AM29] / [.$D20]" office:value-type="float" office:value="2.11363208791209" calcext:value-type="float">
            <text:p>2.1136320879</text:p>
          </table:table-cell>
          <table:table-cell table:formula="of:= 100 * [.AN20] * [.AN29] / [.$D20]" office:value-type="float" office:value="1.78359956043956" calcext:value-type="float">
            <text:p>1.7835995604</text:p>
          </table:table-cell>
          <table:table-cell table:formula="of:= 100 * [.AO20] * [.AO29] / [.$D20]" office:value-type="float" office:value="1.32605633699634" calcext:value-type="float">
            <text:p>1.326056337</text:p>
          </table:table-cell>
          <table:table-cell table:formula="of:= 100 * [.AP20] * [.AP29] / [.$D20]" office:value-type="float" office:value="0.734036886446886" calcext:value-type="float">
            <text:p>0.7340368864</text:p>
          </table:table-cell>
          <table:table-cell table:formula="of:= 100 * [.AQ20] * [.AQ29] / [.$D20]" office:value-type="float" office:value="0.72497878021978" calcext:value-type="float">
            <text:p>0.7249787802</text:p>
          </table:table-cell>
          <table:table-cell table:formula="of:= 100 * [.AR20] * [.AR29] / [.$D20]" office:value-type="float" office:value="0.70197095970696" calcext:value-type="float">
            <text:p>0.7019709597</text:p>
          </table:table-cell>
          <table:table-cell table:formula="of:= 100 * [.AS20] * [.AS29] / [.$D20]" office:value-type="float" office:value="0.664160615384615" calcext:value-type="float">
            <text:p>0.6641606154</text:p>
          </table:table-cell>
          <table:table-cell table:formula="of:= 100 * [.AT20] * [.AT29] / [.$D20]" office:value-type="float" office:value="0.610773868131868" calcext:value-type="float">
            <text:p>0.6107738681</text:p>
          </table:table-cell>
          <table:table-cell table:formula="of:= 100 * [.AU20] * [.AU29] / [.$D20]" office:value-type="float" office:value="0.542061593406593" calcext:value-type="float">
            <text:p>0.5420615934</text:p>
          </table:table-cell>
          <table:table-cell table:formula="of:= 100 * [.AV20] * [.AV29] / [.$D20]" office:value-type="float" office:value="0.458351106227106" calcext:value-type="float">
            <text:p>0.4583511062</text:p>
          </table:table-cell>
          <table:table-cell table:formula="of:= 100 * [.AW20] * [.AW29] / [.$D20]" office:value-type="float" office:value="0.360729593406593" calcext:value-type="float">
            <text:p>0.3607295934</text:p>
          </table:table-cell>
          <table:table-cell table:formula="of:= 100 * [.AX20] * [.AX29] / [.$D20]" office:value-type="float" office:value="0.250578608058608" calcext:value-type="float">
            <text:p>0.2505786081</text:p>
          </table:table-cell>
          <table:table-cell table:formula="of:= 100 * [.AY20] * [.AY29] / [.$D20]" office:value-type="float" office:value="0.129572703296703" calcext:value-type="float">
            <text:p>0.1295727033</text:p>
          </table:table-cell>
          <table:table-cell table:formula="of:= 100 * [.AZ20] * [.AZ29] / [.$D20]" office:value-type="float" office:value="0.119636828571429" calcext:value-type="float">
            <text:p>0.1196368286</text:p>
          </table:table-cell>
          <table:table-cell table:formula="of:= 100 * [.BA20] * [.BA29] / [.$D20]" office:value-type="float" office:value="0.108347047619048" calcext:value-type="float">
            <text:p>0.1083470476</text:p>
          </table:table-cell>
          <table:table-cell table:formula="of:= 100 * [.BB20] * [.BB29] / [.$D20]" office:value-type="float" office:value="0.0958091923076923" calcext:value-type="float">
            <text:p>0.0958091923</text:p>
          </table:table-cell>
          <table:table-cell table:formula="of:= 100 * [.BC20] * [.BC29] / [.$D20]" office:value-type="float" office:value="0.0823671714285714" calcext:value-type="float">
            <text:p>0.0823671714</text:p>
          </table:table-cell>
          <table:table-cell table:formula="of:= 100 * [.BD20] * [.BD29] / [.$D20]" office:value-type="float" office:value="0.0683150018315018" calcext:value-type="float">
            <text:p>0.0683150018</text:p>
          </table:table-cell>
          <table:table-cell table:formula="of:= 100 * [.BE20] * [.BE29] / [.$D20]" office:value-type="float" office:value="0.053922104029304" calcext:value-type="float">
            <text:p>0.053922104</text:p>
          </table:table-cell>
          <table:table-cell table:formula="of:= 100 * [.BF20] * [.BF29] / [.$D20]" office:value-type="float" office:value="0.0396013428571428" calcext:value-type="float">
            <text:p>0.0396013429</text:p>
          </table:table-cell>
          <table:table-cell table:formula="of:= 100 * [.BG20] * [.BG29] / [.$D20]" office:value-type="float" office:value="0.0256091714285714" calcext:value-type="float">
            <text:p>0.0256091714</text:p>
          </table:table-cell>
          <table:table-cell table:formula="of:= 100 * [.BH20] * [.BH29] / [.$D20]" office:value-type="float" office:value="0.0123121516483516" calcext:value-type="float">
            <text:p>0.0123121516</text:p>
          </table:table-cell>
          <table:table-cell table:formula="of:= 100 * [.BI20] * [.BI29] / [.$D20]" office:value-type="float" office:value="0" calcext:value-type="float">
            <text:p>0</text:p>
          </table:table-cell>
          <table:table-cell table:formula="of:= 100 * [.BJ20] * [.BJ29] / [.$D20]" office:value-type="float" office:value="0" calcext:value-type="float">
            <text:p>0</text:p>
          </table:table-cell>
          <table:table-cell table:formula="of:= 100 * [.BK20] * [.BK29] / [.$D20]" office:value-type="float" office:value="0" calcext:value-type="float">
            <text:p>0</text:p>
          </table:table-cell>
          <table:table-cell table:formula="of:= 100 * [.BL20] * [.BL29] / [.$D20]" office:value-type="float" office:value="0" calcext:value-type="float">
            <text:p>0</text:p>
          </table:table-cell>
          <table:table-cell table:formula="of:= 100 * [.BM20] * [.BM29] / [.$D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table:formula="of:=SUM([.G39:.BP39])" office:value-type="float" office:value="80.1413124050917" calcext:value-type="float">
            <text:p>80.14</text:p>
          </table:table-cell>
          <table:table-cell office:value-type="string" calcext:value-type="string">
            <text:p>RTP%</text:p>
          </table:table-cell>
          <table:table-cell table:formula="of:= 100 * [.G21] * [.G30] / [.$D21]" office:value-type="float" office:value="0" calcext:value-type="float">
            <text:p>0</text:p>
          </table:table-cell>
          <table:table-cell table:formula="of:= 100 * [.H21] * [.H30] / [.$D21]" office:value-type="float" office:value="0.000733197556008147" calcext:value-type="float">
            <text:p>0.0007331976</text:p>
          </table:table-cell>
          <table:table-cell table:formula="of:= 100 * [.I21] * [.I30] / [.$D21]" office:value-type="float" office:value="0.00431771894093686" calcext:value-type="float">
            <text:p>0.0043177189</text:p>
          </table:table-cell>
          <table:table-cell table:formula="of:= 100 * [.J21] * [.J30] / [.$D21]" office:value-type="float" office:value="0.0174643584521385" calcext:value-type="float">
            <text:p>0.0174643585</text:p>
          </table:table-cell>
          <table:table-cell table:formula="of:= 100 * [.K21] * [.K30] / [.$D21]" office:value-type="float" office:value="0.0565173116089613" calcext:value-type="float">
            <text:p>0.0565173116</text:p>
          </table:table-cell>
          <table:table-cell table:formula="of:= 100 * [.L21] * [.L30] / [.$D21]" office:value-type="float" office:value="0.132026476578411" calcext:value-type="float">
            <text:p>0.1320264766</text:p>
          </table:table-cell>
          <table:table-cell table:formula="of:= 100 * [.M21] * [.M30] / [.$D21]" office:value-type="float" office:value="0.249775967413442" calcext:value-type="float">
            <text:p>0.2497759674</text:p>
          </table:table-cell>
          <table:table-cell table:formula="of:= 100 * [.N21] * [.N30] / [.$D21]" office:value-type="float" office:value="0.404633401221996" calcext:value-type="float">
            <text:p>0.4046334012</text:p>
          </table:table-cell>
          <table:table-cell table:formula="of:= 100 * [.O21] * [.O30] / [.$D21]" office:value-type="float" office:value="0.533910386965377" calcext:value-type="float">
            <text:p>0.533910387</text:p>
          </table:table-cell>
          <table:table-cell table:formula="of:= 100 * [.P21] * [.P30] / [.$D21]" office:value-type="float" office:value="0.87932382892057" calcext:value-type="float">
            <text:p>0.8793238289</text:p>
          </table:table-cell>
          <table:table-cell table:formula="of:= 100 * [.Q21] * [.Q30] / [.$D21]" office:value-type="float" office:value="1.35431364562118" calcext:value-type="float">
            <text:p>1.3543136456</text:p>
          </table:table-cell>
          <table:table-cell table:formula="of:= 100 * [.R21] * [.R30] / [.$D21]" office:value-type="float" office:value="1.94979226069246" calcext:value-type="float">
            <text:p>1.9497922607</text:p>
          </table:table-cell>
          <table:table-cell table:formula="of:= 100 * [.S21] * [.S30] / [.$D21]" office:value-type="float" office:value="2.64321384928717" calcext:value-type="float">
            <text:p>2.6432138493</text:p>
          </table:table-cell>
          <table:table-cell table:formula="of:= 100 * [.T21] * [.T30] / [.$D21]" office:value-type="float" office:value="3.35658859470468" calcext:value-type="float">
            <text:p>3.3565885947</text:p>
          </table:table-cell>
          <table:table-cell table:formula="of:= 100 * [.U21] * [.U30] / [.$D21]" office:value-type="float" office:value="3.96112423625255" calcext:value-type="float">
            <text:p>3.9611242363</text:p>
          </table:table-cell>
          <table:table-cell table:formula="of:= 100 * [.V21] * [.V30] / [.$D21]" office:value-type="float" office:value="4.2568350305499" calcext:value-type="float">
            <text:p>4.2568350305</text:p>
          </table:table-cell>
          <table:table-cell table:formula="of:= 100 * [.W21] * [.W30] / [.$D21]" office:value-type="float" office:value="3.96190631364562" calcext:value-type="float">
            <text:p>3.9619063136</text:p>
          </table:table-cell>
          <table:table-cell table:formula="of:= 100 * [.X21] * [.X30] / [.$D21]" office:value-type="float" office:value="2.69919348268839" calcext:value-type="float">
            <text:p>2.6991934827</text:p>
          </table:table-cell>
          <table:table-cell table:formula="of:= 100 * [.Y21] * [.Y30] / [.$D21]" office:value-type="float" office:value="3.24377596741344" calcext:value-type="float">
            <text:p>3.2437759674</text:p>
          </table:table-cell>
          <table:table-cell table:formula="of:= 100 * [.Z21] * [.Z30] / [.$D21]" office:value-type="float" office:value="3.77531894093686" calcext:value-type="float">
            <text:p>3.7753189409</text:p>
          </table:table-cell>
          <table:table-cell table:formula="of:= 100 * [.AA21] * [.AA30] / [.$D21]" office:value-type="float" office:value="4.24856517311609" calcext:value-type="float">
            <text:p>4.2485651731</text:p>
          </table:table-cell>
          <table:table-cell table:formula="of:= 100 * [.AB21] * [.AB30] / [.$D21]" office:value-type="float" office:value="4.60435967413442" calcext:value-type="float">
            <text:p>4.6043596741</text:p>
          </table:table-cell>
          <table:table-cell table:formula="of:= 100 * [.AC21] * [.AC30] / [.$D21]" office:value-type="float" office:value="4.77606313645621" calcext:value-type="float">
            <text:p>4.7760631365</text:p>
          </table:table-cell>
          <table:table-cell table:formula="of:= 100 * [.AD21] * [.AD30] / [.$D21]" office:value-type="float" office:value="4.69087739307536" calcext:value-type="float">
            <text:p>4.6908773931</text:p>
          </table:table-cell>
          <table:table-cell table:formula="of:= 100 * [.AE21] * [.AE30] / [.$D21]" office:value-type="float" office:value="4.2597916496945" calcext:value-type="float">
            <text:p>4.2597916497</text:p>
          </table:table-cell>
          <table:table-cell table:formula="of:= 100 * [.AF21] * [.AF30] / [.$D21]" office:value-type="float" office:value="3.3930533604888" calcext:value-type="float">
            <text:p>3.3930533605</text:p>
          </table:table-cell>
          <table:table-cell table:formula="of:= 100 * [.AG21] * [.AG30] / [.$D21]" office:value-type="float" office:value="2.00434643584521" calcext:value-type="float">
            <text:p>2.0043464358</text:p>
          </table:table-cell>
          <table:table-cell table:formula="of:= 100 * [.AH21] * [.AH30] / [.$D21]" office:value-type="float" office:value="2.10647401221996" calcext:value-type="float">
            <text:p>2.1064740122</text:p>
          </table:table-cell>
          <table:table-cell table:formula="of:= 100 * [.AI21] * [.AI30] / [.$D21]" office:value-type="float" office:value="2.16283731160896" calcext:value-type="float">
            <text:p>2.1628373116</text:p>
          </table:table-cell>
          <table:table-cell table:formula="of:= 100 * [.AJ21] * [.AJ30] / [.$D21]" office:value-type="float" office:value="2.16317350305499" calcext:value-type="float">
            <text:p>2.1631735031</text:p>
          </table:table-cell>
          <table:table-cell table:formula="of:= 100 * [.AK21] * [.AK30] / [.$D21]" office:value-type="float" office:value="2.09738859470468" calcext:value-type="float">
            <text:p>2.0973885947</text:p>
          </table:table-cell>
          <table:table-cell table:formula="of:= 100 * [.AL21] * [.AL30] / [.$D21]" office:value-type="float" office:value="1.95842942973523" calcext:value-type="float">
            <text:p>1.9584294297</text:p>
          </table:table-cell>
          <table:table-cell table:formula="of:= 100 * [.AM21] * [.AM30] / [.$D21]" office:value-type="float" office:value="1.73924733197556" calcext:value-type="float">
            <text:p>1.739247332</text:p>
          </table:table-cell>
          <table:table-cell table:formula="of:= 100 * [.AN21] * [.AN30] / [.$D21]" office:value-type="float" office:value="1.43521258655805" calcext:value-type="float">
            <text:p>1.4352125866</text:p>
          </table:table-cell>
          <table:table-cell table:formula="of:= 100 * [.AO21] * [.AO30] / [.$D21]" office:value-type="float" office:value="1.04277576374745" calcext:value-type="float">
            <text:p>1.0427757637</text:p>
          </table:table-cell>
          <table:table-cell table:formula="of:= 100 * [.AP21] * [.AP30] / [.$D21]" office:value-type="float" office:value="0.563624908350305" calcext:value-type="float">
            <text:p>0.5636249084</text:p>
          </table:table-cell>
          <table:table-cell table:formula="of:= 100 * [.AQ21] * [.AQ30] / [.$D21]" office:value-type="float" office:value="0.543596938900204" calcext:value-type="float">
            <text:p>0.5435969389</text:p>
          </table:table-cell>
          <table:table-cell table:formula="of:= 100 * [.AR21] * [.AR30] / [.$D21]" office:value-type="float" office:value="0.513597572301426" calcext:value-type="float">
            <text:p>0.5135975723</text:p>
          </table:table-cell>
          <table:table-cell table:formula="of:= 100 * [.AS21] * [.AS30] / [.$D21]" office:value-type="float" office:value="0.473706751527495" calcext:value-type="float">
            <text:p>0.4737067515</text:p>
          </table:table-cell>
          <table:table-cell table:formula="of:= 100 * [.AT21] * [.AT30] / [.$D21]" office:value-type="float" office:value="0.424505890020367" calcext:value-type="float">
            <text:p>0.42450589</text:p>
          </table:table-cell>
          <table:table-cell table:formula="of:= 100 * [.AU21] * [.AU30] / [.$D21]" office:value-type="float" office:value="0.366799368635438" calcext:value-type="float">
            <text:p>0.3667993686</text:p>
          </table:table-cell>
          <table:table-cell table:formula="of:= 100 * [.AV21] * [.AV30] / [.$D21]" office:value-type="float" office:value="0.301884391038696" calcext:value-type="float">
            <text:p>0.301884391</text:p>
          </table:table-cell>
          <table:table-cell table:formula="of:= 100 * [.AW21] * [.AW30] / [.$D21]" office:value-type="float" office:value="0.230952678207739" calcext:value-type="float">
            <text:p>0.2309526782</text:p>
          </table:table-cell>
          <table:table-cell table:formula="of:= 100 * [.AX21] * [.AX30] / [.$D21]" office:value-type="float" office:value="0.155805853360489" calcext:value-type="float">
            <text:p>0.1558058534</text:p>
          </table:table-cell>
          <table:table-cell table:formula="of:= 100 * [.AY21] * [.AY30] / [.$D21]" office:value-type="float" office:value="0.0781906252545825" calcext:value-type="float">
            <text:p>0.0781906253</text:p>
          </table:table-cell>
          <table:table-cell table:formula="of:= 100 * [.AZ21] * [.AZ30] / [.$D21]" office:value-type="float" office:value="0.0700301364562118" calcext:value-type="float">
            <text:p>0.0700301365</text:p>
          </table:table-cell>
          <table:table-cell table:formula="of:= 100 * [.BA21] * [.BA30] / [.$D21]" office:value-type="float" office:value="0.0614222549898167" calcext:value-type="float">
            <text:p>0.061422255</text:p>
          </table:table-cell>
          <table:table-cell table:formula="of:= 100 * [.BB21] * [.BB30] / [.$D21]" office:value-type="float" office:value="0.0525646680244399" calcext:value-type="float">
            <text:p>0.052564668</text:p>
          </table:table-cell>
          <table:table-cell table:formula="of:= 100 * [.BC21] * [.BC30] / [.$D21]" office:value-type="float" office:value="0.04370093401222" calcext:value-type="float">
            <text:p>0.043700934</text:p>
          </table:table-cell>
          <table:table-cell table:formula="of:= 100 * [.BD21] * [.BD30] / [.$D21]" office:value-type="float" office:value="0.0349831120162933" calcext:value-type="float">
            <text:p>0.034983112</text:p>
          </table:table-cell>
          <table:table-cell table:formula="of:= 100 * [.BE21] * [.BE30] / [.$D21]" office:value-type="float" office:value="0.026632517311609" calcext:value-type="float">
            <text:p>0.0266325173</text:p>
          </table:table-cell>
          <table:table-cell table:formula="of:= 100 * [.BF21] * [.BF30] / [.$D21]" office:value-type="float" office:value="0.0188359050916497" calcext:value-type="float">
            <text:p>0.0188359051</text:p>
          </table:table-cell>
          <table:table-cell table:formula="of:= 100 * [.BG21] * [.BG30] / [.$D21]" office:value-type="float" office:value="0.011713983706721" calcext:value-type="float">
            <text:p>0.0117139837</text:p>
          </table:table-cell>
          <table:table-cell table:formula="of:= 100 * [.BH21] * [.BH30] / [.$D21]" office:value-type="float" office:value="0.0054035900203666" calcext:value-type="float">
            <text:p>0.00540359</text:p>
          </table:table-cell>
          <table:table-cell table:formula="of:= 100 * [.BI21] * [.BI30] / [.$D21]" office:value-type="float" office:value="0" calcext:value-type="float">
            <text:p>0</text:p>
          </table:table-cell>
          <table:table-cell table:formula="of:= 100 * [.BJ21] * [.BJ30] / [.$D21]" office:value-type="float" office:value="0" calcext:value-type="float">
            <text:p>0</text:p>
          </table:table-cell>
          <table:table-cell table:formula="of:= 100 * [.BK21] * [.BK30] / [.$D21]" office:value-type="float" office:value="0" calcext:value-type="float">
            <text:p>0</text:p>
          </table:table-cell>
          <table:table-cell table:formula="of:= 100 * [.BL21] * [.BL30] / [.$D21]" office:value-type="float" office:value="0" calcext:value-type="float">
            <text:p>0</text:p>
          </table:table-cell>
          <table:table-cell table:formula="of:= 100 * [.BM21] * [.BM30] / [.$D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02:02:17.308724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Linux_X86_64 LibreOffice_project/10m0$Build-2</meta:generator>
    <dc:date>2017-08-02T03:34:29.894803602</dc:date>
    <meta:editing-duration>PT7H1M23S</meta:editing-duration>
    <meta:editing-cycles>119</meta:editing-cycles>
    <meta:document-statistic meta:table-count="3" meta:cell-count="3384" meta:object-count="0"/>
  </office:meta>
</office:document-meta>
</file>